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8547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239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2.8661in"/>
    </style:style>
    <style:style style:name="co16" style:family="table-column">
      <style:table-column-properties fo:break-before="auto" style:column-width="2.748in"/>
    </style:style>
    <style:style style:name="co17" style:family="table-column">
      <style:table-column-properties fo:break-before="auto" style:column-width="0.8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  <style:style style:name="ce15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wrap" fo:border-left="0.74pt solid #009353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wrap" fo:border-left="none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61">
      <style:table-cell-properties style:diagonal-bl-tr="none" style:diagonal-tl-br="none" style:text-align-source="fix" style:repeat-content="false" fo:background-color="transparent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61">
      <style:table-cell-properties fo:background-color="#dddddd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61">
      <style:table-cell-properties fo:border-bottom="0.74pt solid #009353" fo:background-color="#bee3d3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wrap" fo:border-left="none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none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9353" fo:background-color="#bee3d3" style:diagonal-bl-tr="none" style:diagonal-tl-br="none" style:text-align-source="fix" style:repeat-content="false" fo:wrap-option="wrap" fo:border-left="none" fo:padding="0.0138in" fo:border-right="none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wrap" fo:border-left="none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wrap" fo:border-left="none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wrap" fo:border-left="none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wrap" fo:border-left="none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6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5ce"/>
    </style:style>
    <style:style style:name="ce7" style:family="table-cell" style:parent-style-name="Default">
      <style:table-cell-properties fo:background-color="#dee6ef"/>
    </style:style>
    <style:style style:name="ce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fff5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transparent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9353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 style:data-style-name="N0">
      <style:table-cell-properties fo:background-color="#ff0000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61">
      <style:table-cell-properties fo:background-color="#fff5ce"/>
    </style:style>
    <style:style style:name="ce87" style:family="table-cell" style:parent-style-name="Default" style:data-style-name="N61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ummary MIP Runs" table:style-name="ta1">
        <table:table-column table:style-name="co1" table:default-cell-style-name="ce8"/>
        <table:table-column table:style-name="co2" table:default-cell-style-name="ce16"/>
        <table:table-column table:style-name="co3" table:number-columns-repeated="2" table:default-cell-style-name="ce21"/>
        <table:table-column table:style-name="co4" table:default-cell-style-name="ce22"/>
        <table:table-column table:style-name="co5" table:default-cell-style-name="ce24"/>
        <table:table-column table:style-name="co6" table:default-cell-style-name="ce24"/>
        <table:table-column table:style-name="co7" table:default-cell-style-name="ce28"/>
        <table:table-column table:style-name="co7" table:number-columns-repeated="5" table:default-cell-style-name="ce31"/>
        <table:table-column table:style-name="co7" table:visibility="collapse" table:default-cell-style-name="ce31"/>
        <table:table-column table:style-name="co7" table:visibility="collapse" table:default-cell-style-name="ce63"/>
        <table:table-row table:style-name="ro1">
          <table:table-cell table:style-name="Default" table:number-columns-repeated="15"/>
        </table:table-row>
        <table:table-row table:style-name="ro2">
          <table:table-cell table:style-name="ce1" office:value-type="string" calcext:value-type="string" table:number-columns-spanned="1" table:number-rows-spanned="23">
            <text:p>MIP program</text:p>
          </table:table-cell>
          <table:table-cell table:style-name="ce15" office:value-type="string" calcext:value-type="string">
            <text:p>name</text:p>
          </table:table-cell>
          <table:table-cell table:style-name="ce19" office:value-type="string" calcext:value-type="string">
            <text:p>first good run</text:p>
          </table:table-cell>
          <table:table-cell table:style-name="ce19" office:value-type="string" calcext:value-type="string">
            <text:p>last good run</text:p>
          </table:table-cell>
          <table:table-cell table:style-name="ce19" office:value-type="string" calcext:value-type="string">
            <text:p>ngood runs</text:p>
          </table:table-cell>
          <table:table-cell table:style-name="ce19" office:value-type="string" calcext:value-type="string">
            <text:p>Total cycles</text:p>
          </table:table-cell>
          <table:table-cell table:style-name="ce19" office:value-type="string" calcext:value-type="string">
            <text:p>Total events (average per layer)</text:p>
          </table:table-cell>
          <table:table-cell table:style-name="ce51" office:value-type="string" calcext:value-type="string" table:number-columns-spanned="8" table:number-rows-spanned="1">
            <text:p>comments</text:p>
          </table:table-cell>
          <table:covered-table-cell table:number-columns-repeated="6" table:style-name="ce51"/>
          <table:covered-table-cell table:style-name="ce34"/>
        </table:table-row>
        <table:table-row table:style-name="ro3">
          <table:covered-table-cell/>
          <table:table-cell office:value-type="string" calcext:value-type="string">
            <text:p>holdscan</text:p>
          </table:table-cell>
          <table:table-cell table:style-name="ce20" table:number-columns-repeated="2"/>
          <table:table-cell table:number-columns-repeated="3"/>
          <table:table-cell office:value-type="string" calcext:value-type="string" table:number-columns-spanned="8" table:number-rows-spanned="1">
            <text:p>Analyzed during the beam test. Results in <text:a xlink:href="https://llrelog.in2p3.fr/calice/2178" xlink:type="simple">https://llrelog.in2p3.fr/calice/2178</text:a></text:p>
          </table:table-cell>
          <table:covered-table-cell table:number-columns-repeated="7"/>
        </table:table-row>
        <table:table-row table:style-name="ro3">
          <table:covered-table-cell/>
          <table:table-cell table:style-name="ce17" office:value-type="string" calcext:value-type="string">
            <text:p>3GeVMIPscan</text:p>
          </table:table-cell>
          <table:table-cell office:value-type="string" calcext:value-type="string">
            <text:p>3GeVMIPscan_run_050043</text:p>
          </table:table-cell>
          <table:table-cell office:value-type="string" calcext:value-type="string">
            <text:p>3GeVMIPscan_run_050124</text:p>
          </table:table-cell>
          <table:table-cell table:style-name="ce21" office:value-type="float" office:value="82" calcext:value-type="float">
            <text:p>82</text:p>
          </table:table-cell>
          <table:table-cell table:style-name="ce25" table:formula="of:=[$3GeVMIPscan.D160]" office:value-type="float" office:value="6384051" calcext:value-type="float">
            <text:p>6.38E+06</text:p>
          </table:table-cell>
          <table:table-cell table:style-name="ce25" table:formula="of:=[$3GeVMIPscan.E160]" office:value-type="float" office:value="6985791.66666667" calcext:value-type="float">
            <text:p>6.99E+06</text:p>
          </table:table-cell>
          <table:table-cell table:style-name="ce29" office:value-type="string" calcext:value-type="string" table:number-columns-spanned="7" table:number-rows-spanned="1">
            <text:p>81 positions with no tungsten. Beam perpendicular to the detector. 3GeV beam. Last run is without beam.</text:p>
          </table:table-cell>
          <table:covered-table-cell table:number-columns-repeated="6" table:style-name="ce32"/>
          <table:table-cell/>
        </table:table-row>
        <table:table-row table:style-name="ro3">
          <table:covered-table-cell/>
          <table:table-cell office:value-type="string" calcext:value-type="string">
            <text:p>3GeV_22degrees</text:p>
          </table:table-cell>
          <table:table-cell table:style-name="ce22" office:value-type="string" calcext:value-type="string">
            <text:p>3GeV_22degrees_run_050126</text:p>
          </table:table-cell>
          <table:table-cell table:style-name="ce22" office:value-type="string" calcext:value-type="string">
            <text:p>3GeV_22degrees_run_050150</text:p>
          </table:table-cell>
          <table:table-cell office:value-type="float" office:value="25" calcext:value-type="float">
            <text:p>25</text:p>
          </table:table-cell>
          <table:table-cell table:formula="of:=[$3GeV_22degrees.C54]" office:value-type="float" office:value="2144729" calcext:value-type="float">
            <text:p>2.14E+06</text:p>
          </table:table-cell>
          <table:table-cell table:formula="of:=[$3GeV_22degrees.D54]" office:value-type="float" office:value="1139378" calcext:value-type="float">
            <text:p>1.14E+06</text:p>
          </table:table-cell>
          <table:table-cell office:value-type="string" calcext:value-type="string" table:number-columns-spanned="8" table:number-rows-spanned="1">
            <text:p>Detector tilted 22 degrees. Last run 050150 is a dry run without beam. Wrong naming for the last run.</text:p>
          </table:table-cell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7"/>
          <table:table-cell table:number-columns-repeated="2"/>
          <table:table-cell table:style-name="ce21"/>
          <table:table-cell table:style-name="ce25" table:number-columns-repeated="2"/>
          <table:table-cell table:style-name="ce29"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/>
          <table:table-cell table:style-name="ce22" table:number-columns-repeated="2"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8"/>
          <table:table-cell table:style-name="ce23" table:number-columns-repeated="3"/>
          <table:table-cell table:style-name="ce26" table:formula="of:=SUM([.F3:.F23])" office:value-type="float" office:value="8528780" calcext:value-type="float">
            <text:p>8.53E+06</text:p>
          </table:table-cell>
          <table:table-cell table:style-name="ce26" table:formula="of:=SUM([.G3:.G23])" office:value-type="float" office:value="8125169.66666666" calcext:value-type="float">
            <text:p>8.13E+06</text:p>
          </table:table-cell>
          <table:table-cell table:style-name="ce30" table:number-columns-spanned="7" table:number-rows-spanned="1"/>
          <table:covered-table-cell table:number-columns-repeated="6" table:style-name="ce33"/>
          <table:table-cell table:style-name="ce37"/>
        </table:table-row>
      </table:table>
      <table:table table:name="3GeVMIPscan" table:style-name="ta1"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9"/>
        <table:table-column table:style-name="co9" table:default-cell-style-name="ce6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4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row table:style-name="ro1">
          <table:table-cell table:style-name="ce66" office:value-type="string" calcext:value-type="string">
            <text:p>Run name</text:p>
          </table:table-cell>
          <table:table-cell table:style-name="ce66" table:number-columns-repeated="2"/>
          <table:table-cell table:style-name="ce66" office:value-type="string" calcext:value-type="string">
            <text:p>Ncycles</text:p>
          </table:table-cell>
          <table:table-cell table:style-name="ce73" office:value-type="string" calcext:value-type="string">
            <text:p>&lt;events&gt;</text:p>
          </table:table-cell>
          <table:table-cell table:style-name="ce73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66"/>
          <table:table-cell table:style-name="Default" table:number-columns-repeated="26"/>
        </table:table-row>
        <table:table-row table:style-name="ro1">
          <table:table-cell office:value-type="string" calcext:value-type="string">
            <text:p>3GeVMIPscan_run_05004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4700" calcext:value-type="float">
            <text:p>54700</text:p>
          </table:table-cell>
          <table:table-cell table:formula="of:=([.D3]+[.H3]+[.L3]+[.P3]+[.T3]+[.X3]+[.AB3]+[.AF3]+[.AJ3]+[.AN3]+[.AR3]+[.AV3]+[.AZ3]+[.BD3]+[.BH3])/15" office:value-type="float" office:value="53909.5333333333" calcext:value-type="float">
            <text:p>5.4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9979" calcext:value-type="float">
            <text:p>49979</text:p>
          </table:table-cell>
          <table:table-cell table:style-name="ce6" office:value-type="string" calcext:value-type="string">
            <text:p>n:</text:p>
          </table:table-cell>
          <table:table-cell office:value-type="float" office:value="92454" calcext:value-type="float">
            <text:p>92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056" calcext:value-type="float">
            <text:p>570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59" calcext:value-type="float">
            <text:p>84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46" calcext:value-type="float">
            <text:p>117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45" calcext:value-type="float">
            <text:p>130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23" calcext:value-type="float">
            <text:p>16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423" calcext:value-type="float">
            <text:p>744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40" calcext:value-type="float">
            <text:p>63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81" calcext:value-type="float">
            <text:p>89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179" calcext:value-type="float">
            <text:p>601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626" calcext:value-type="float">
            <text:p>76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476" calcext:value-type="float">
            <text:p>64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638" calcext:value-type="float">
            <text:p>816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603" calcext:value-type="float">
            <text:p>86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368" calcext:value-type="float">
            <text:p>743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83" calcext:value-type="float">
            <text:p>78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31" calcext:value-type="float">
            <text:p>378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699" calcext:value-type="float">
            <text:p>7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965" calcext:value-type="float">
            <text:p>729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42" calcext:value-type="float">
            <text:p>137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997" calcext:value-type="float">
            <text:p>379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27" calcext:value-type="float">
            <text:p>146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191" calcext:value-type="float">
            <text:p>651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720" calcext:value-type="float">
            <text:p>177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037" calcext:value-type="float">
            <text:p>510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68" calcext:value-type="float">
            <text:p>140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317" calcext:value-type="float">
            <text:p>643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80" calcext:value-type="float">
            <text:p>19180</text:p>
          </table:table-cell>
        </table:table-row>
        <table:table-row table:style-name="ro1">
          <table:table-cell table:style-name="ce4" office:value-type="string" calcext:value-type="string">
            <text:p>3GeVMIPscan_run_05004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3737" calcext:value-type="float">
            <text:p>43737</text:p>
          </table:table-cell>
          <table:table-cell table:style-name="ce10" table:formula="of:=([.D5]+[.H5]+[.L5]+[.P5]+[.T5]+[.X5]+[.AB5]+[.AF5]+[.AJ5]+[.AN5]+[.AR5]+[.AV5]+[.AZ5]+[.BD5]+[.BH5])/15" office:value-type="float" office:value="54304.4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0781" calcext:value-type="float">
            <text:p>507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117" calcext:value-type="float">
            <text:p>741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901" calcext:value-type="float">
            <text:p>529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35" calcext:value-type="float">
            <text:p>83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70" calcext:value-type="float">
            <text:p>111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348" calcext:value-type="float">
            <text:p>753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97" calcext:value-type="float">
            <text:p>139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75" calcext:value-type="float">
            <text:p>517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225" calcext:value-type="float">
            <text:p>552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56" calcext:value-type="float">
            <text:p>6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278" calcext:value-type="float">
            <text:p>62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33" calcext:value-type="float">
            <text:p>47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07" calcext:value-type="float">
            <text:p>631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518" calcext:value-type="float">
            <text:p>65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30" calcext:value-type="float">
            <text:p>78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37" calcext:value-type="float">
            <text:p>74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687" calcext:value-type="float">
            <text:p>776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372" calcext:value-type="float">
            <text:p>433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96" calcext:value-type="float">
            <text:p>83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95" calcext:value-type="float">
            <text:p>76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55" calcext:value-type="float">
            <text:p>103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43" calcext:value-type="float">
            <text:p>437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41" calcext:value-type="float">
            <text:p>132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404" calcext:value-type="float">
            <text:p>634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70" calcext:value-type="float">
            <text:p>142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692" calcext:value-type="float">
            <text:p>606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12" calcext:value-type="float">
            <text:p>133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984" calcext:value-type="float">
            <text:p>609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92" calcext:value-type="float">
            <text:p>15892</text:p>
          </table:table-cell>
        </table:table-row>
        <table:table-row table:style-name="ro1">
          <table:table-cell office:value-type="string" calcext:value-type="string">
            <text:p>3GeVMIPscan_run_05004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639" calcext:value-type="float">
            <text:p>47639</text:p>
          </table:table-cell>
          <table:table-cell table:formula="of:=([.D7]+[.H7]+[.L7]+[.P7]+[.T7]+[.X7]+[.AB7]+[.AF7]+[.AJ7]+[.AN7]+[.AR7]+[.AV7]+[.AZ7]+[.BD7]+[.BH7])/15" office:value-type="float" office:value="60271.6" calcext:value-type="float">
            <text:p>6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0933" calcext:value-type="float">
            <text:p>60933</text:p>
          </table:table-cell>
          <table:table-cell table:style-name="ce6" office:value-type="string" calcext:value-type="string">
            <text:p>n:</text:p>
          </table:table-cell>
          <table:table-cell office:value-type="float" office:value="80981" calcext:value-type="float">
            <text:p>809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423" calcext:value-type="float">
            <text:p>344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82" calcext:value-type="float">
            <text:p>6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159" calcext:value-type="float">
            <text:p>111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19" calcext:value-type="float">
            <text:p>119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41" calcext:value-type="float">
            <text:p>136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690" calcext:value-type="float">
            <text:p>56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846" calcext:value-type="float">
            <text:p>488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57" calcext:value-type="float">
            <text:p>78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355" calcext:value-type="float">
            <text:p>713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35" calcext:value-type="float">
            <text:p>5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028" calcext:value-type="float">
            <text:p>71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57" calcext:value-type="float">
            <text:p>92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8974" calcext:value-type="float">
            <text:p>889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148" calcext:value-type="float">
            <text:p>9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8692" calcext:value-type="float">
            <text:p>886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96" calcext:value-type="float">
            <text:p>92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685" calcext:value-type="float">
            <text:p>776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914" calcext:value-type="float">
            <text:p>99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769" calcext:value-type="float">
            <text:p>847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13" calcext:value-type="float">
            <text:p>142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593" calcext:value-type="float">
            <text:p>435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43" calcext:value-type="float">
            <text:p>155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723" calcext:value-type="float">
            <text:p>727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77" calcext:value-type="float">
            <text:p>162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392" calcext:value-type="float">
            <text:p>703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871" calcext:value-type="float">
            <text:p>178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861" calcext:value-type="float">
            <text:p>658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938" calcext:value-type="float">
            <text:p>17938</text:p>
          </table:table-cell>
        </table:table-row>
        <table:table-row table:style-name="ro1">
          <table:table-cell table:style-name="ce4" office:value-type="string" calcext:value-type="string">
            <text:p>3GeVMIPscan_run_05004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736" calcext:value-type="float">
            <text:p>46736</text:p>
          </table:table-cell>
          <table:table-cell table:style-name="ce10" table:formula="of:=([.D9]+[.H9]+[.L9]+[.P9]+[.T9]+[.X9]+[.AB9]+[.AF9]+[.AJ9]+[.AN9]+[.AR9]+[.AV9]+[.AZ9]+[.BD9]+[.BH9])/15" office:value-type="float" office:value="54013.3333333333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4061" calcext:value-type="float">
            <text:p>54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445" calcext:value-type="float">
            <text:p>844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822" calcext:value-type="float">
            <text:p>168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9" calcext:value-type="float">
            <text:p>69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84" calcext:value-type="float">
            <text:p>176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83" calcext:value-type="float">
            <text:p>103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244" calcext:value-type="float">
            <text:p>222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839" calcext:value-type="float">
            <text:p>838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140" calcext:value-type="float">
            <text:p>471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54" calcext:value-type="float">
            <text:p>80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840" calcext:value-type="float">
            <text:p>528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100" calcext:value-type="float">
            <text:p>591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99" calcext:value-type="float">
            <text:p>63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02" calcext:value-type="float">
            <text:p>854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860" calcext:value-type="float">
            <text:p>88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249" calcext:value-type="float">
            <text:p>852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26" calcext:value-type="float">
            <text:p>111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653" calcext:value-type="float">
            <text:p>826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278" calcext:value-type="float">
            <text:p>122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400" calcext:value-type="float">
            <text:p>664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19" calcext:value-type="float">
            <text:p>185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578" calcext:value-type="float">
            <text:p>345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36" calcext:value-type="float">
            <text:p>175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201" calcext:value-type="float">
            <text:p>652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30" calcext:value-type="float">
            <text:p>161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760" calcext:value-type="float">
            <text:p>63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34" calcext:value-type="float">
            <text:p>14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066" calcext:value-type="float">
            <text:p>570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63" calcext:value-type="float">
            <text:p>14963</text:p>
          </table:table-cell>
        </table:table-row>
        <table:table-row table:style-name="ro1">
          <table:table-cell office:value-type="string" calcext:value-type="string">
            <text:p>3GeVMIPscan_run_05004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202069" calcext:value-type="float">
            <text:p>202069</text:p>
          </table:table-cell>
          <table:table-cell table:formula="of:=([.D11]+[.H11]+[.L11]+[.P11]+[.T11]+[.X11]+[.AB11]+[.AF11]+[.AJ11]+[.AN11]+[.AR11]+[.AV11]+[.AZ11]+[.BD11]+[.BH11])/15" office:value-type="float" office:value="207621.866666667" calcext:value-type="float">
            <text:p>2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41031" calcext:value-type="float">
            <text:p>141031</text:p>
          </table:table-cell>
          <table:table-cell table:style-name="ce6" office:value-type="string" calcext:value-type="string">
            <text:p>n:</text:p>
          </table:table-cell>
          <table:table-cell office:value-type="float" office:value="333562" calcext:value-type="float">
            <text:p>3335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953" calcext:value-type="float">
            <text:p>419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761" calcext:value-type="float">
            <text:p>357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186" calcext:value-type="float">
            <text:p>681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098" calcext:value-type="float">
            <text:p>380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773" calcext:value-type="float">
            <text:p>1037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8820" calcext:value-type="float">
            <text:p>4588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1722" calcext:value-type="float">
            <text:p>1417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013" calcext:value-type="float">
            <text:p>320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414" calcext:value-type="float">
            <text:p>1994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78" calcext:value-type="float">
            <text:p>292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325" calcext:value-type="float">
            <text:p>18132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636" calcext:value-type="float">
            <text:p>296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208" calcext:value-type="float">
            <text:p>3782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389" calcext:value-type="float">
            <text:p>1063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6559" calcext:value-type="float">
            <text:p>3765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302" calcext:value-type="float">
            <text:p>1043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806" calcext:value-type="float">
            <text:p>3698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203" calcext:value-type="float">
            <text:p>110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4885" calcext:value-type="float">
            <text:p>2848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973" calcext:value-type="float">
            <text:p>799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5981" calcext:value-type="float">
            <text:p>235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5666" calcext:value-type="float">
            <text:p>956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9568" calcext:value-type="float">
            <text:p>2095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752" calcext:value-type="float">
            <text:p>1367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4454" calcext:value-type="float">
            <text:p>2244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233" calcext:value-type="float">
            <text:p>792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463" calcext:value-type="float">
            <text:p>1574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817" calcext:value-type="float">
            <text:p>64817</text:p>
          </table:table-cell>
        </table:table-row>
        <table:table-row table:style-name="ro1">
          <table:table-cell table:style-name="ce4" office:value-type="string" calcext:value-type="string">
            <text:p>3GeVMIPscan_run_05004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8920" calcext:value-type="float">
            <text:p>48920</text:p>
          </table:table-cell>
          <table:table-cell table:style-name="ce10" table:formula="of:=([.D13]+[.H13]+[.L13]+[.P13]+[.T13]+[.X13]+[.AB13]+[.AF13]+[.AJ13]+[.AN13]+[.AR13]+[.AV13]+[.AZ13]+[.BD13]+[.BH13])/15" office:value-type="float" office:value="53385.3333333333" calcext:value-type="float">
            <text:p>5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5889" calcext:value-type="float">
            <text:p>358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358" calcext:value-type="float">
            <text:p>873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858" calcext:value-type="float">
            <text:p>158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0" calcext:value-type="float">
            <text:p>79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376" calcext:value-type="float">
            <text:p>27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976" calcext:value-type="float">
            <text:p>99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03" calcext:value-type="float">
            <text:p>165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281" calcext:value-type="float">
            <text:p>972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460" calcext:value-type="float">
            <text:p>454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53" calcext:value-type="float">
            <text:p>116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662" calcext:value-type="float">
            <text:p>466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623" calcext:value-type="float">
            <text:p>66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408" calcext:value-type="float">
            <text:p>50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281" calcext:value-type="float">
            <text:p>82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549" calcext:value-type="float">
            <text:p>885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23" calcext:value-type="float">
            <text:p>138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765" calcext:value-type="float">
            <text:p>877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38" calcext:value-type="float">
            <text:p>139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477" calcext:value-type="float">
            <text:p>864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59" calcext:value-type="float">
            <text:p>185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599" calcext:value-type="float">
            <text:p>845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039" calcext:value-type="float">
            <text:p>230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420" calcext:value-type="float">
            <text:p>644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947" calcext:value-type="float">
            <text:p>249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576" calcext:value-type="float">
            <text:p>585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33" calcext:value-type="float">
            <text:p>157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047" calcext:value-type="float">
            <text:p>610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654" calcext:value-type="float">
            <text:p>186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191" calcext:value-type="float">
            <text:p>311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42" calcext:value-type="float">
            <text:p>15542</text:p>
          </table:table-cell>
        </table:table-row>
        <table:table-row table:style-name="ro1">
          <table:table-cell office:value-type="string" calcext:value-type="string">
            <text:p>3GeVMIPscan_run_05004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105" calcext:value-type="float">
            <text:p>47105</text:p>
          </table:table-cell>
          <table:table-cell table:formula="of:=([.D15]+[.H15]+[.L15]+[.P15]+[.T15]+[.X15]+[.AB15]+[.AF15]+[.AJ15]+[.AN15]+[.AR15]+[.AV15]+[.AZ15]+[.BD15]+[.BH15])/15" office:value-type="float" office:value="60894.2666666667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7338" calcext:value-type="float">
            <text:p>47338</text:p>
          </table:table-cell>
          <table:table-cell table:style-name="ce6" office:value-type="string" calcext:value-type="string">
            <text:p>n:</text:p>
          </table:table-cell>
          <table:table-cell office:value-type="float" office:value="78835" calcext:value-type="float">
            <text:p>78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45" calcext:value-type="float">
            <text:p>188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627" calcext:value-type="float">
            <text:p>66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360" calcext:value-type="float">
            <text:p>243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42" calcext:value-type="float">
            <text:p>150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058" calcext:value-type="float">
            <text:p>200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521" calcext:value-type="float">
            <text:p>525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000" calcext:value-type="float">
            <text:p>490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39" calcext:value-type="float">
            <text:p>72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738" calcext:value-type="float">
            <text:p>547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3" calcext:value-type="float">
            <text:p>68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647" calcext:value-type="float">
            <text:p>736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376" calcext:value-type="float">
            <text:p>83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495" calcext:value-type="float">
            <text:p>964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48" calcext:value-type="float">
            <text:p>113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158" calcext:value-type="float">
            <text:p>961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89" calcext:value-type="float">
            <text:p>113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5129" calcext:value-type="float">
            <text:p>951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20" calcext:value-type="float">
            <text:p>137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706" calcext:value-type="float">
            <text:p>937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98" calcext:value-type="float">
            <text:p>174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694" calcext:value-type="float">
            <text:p>626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338" calcext:value-type="float">
            <text:p>21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76" calcext:value-type="float">
            <text:p>680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686" calcext:value-type="float">
            <text:p>266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783" calcext:value-type="float">
            <text:p>727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39" calcext:value-type="float">
            <text:p>203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387" calcext:value-type="float">
            <text:p>403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52" calcext:value-type="float">
            <text:p>15452</text:p>
          </table:table-cell>
        </table:table-row>
        <table:table-row table:style-name="ro1">
          <table:table-cell table:style-name="ce4" office:value-type="string" calcext:value-type="string">
            <text:p>3GeVMIPscan_run_05005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357" calcext:value-type="float">
            <text:p>51357</text:p>
          </table:table-cell>
          <table:table-cell table:style-name="ce10" table:formula="of:=([.D17]+[.H17]+[.L17]+[.P17]+[.T17]+[.X17]+[.AB17]+[.AF17]+[.AJ17]+[.AN17]+[.AR17]+[.AV17]+[.AZ17]+[.BD17]+[.BH17])/15" office:value-type="float" office:value="58586.0666666667" calcext:value-type="float">
            <text:p>5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3209" calcext:value-type="float">
            <text:p>232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8095" calcext:value-type="float">
            <text:p>880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307" calcext:value-type="float">
            <text:p>143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97" calcext:value-type="float">
            <text:p>56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314" calcext:value-type="float">
            <text:p>213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04" calcext:value-type="float">
            <text:p>114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278" calcext:value-type="float">
            <text:p>24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837" calcext:value-type="float">
            <text:p>56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408" calcext:value-type="float">
            <text:p>49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41" calcext:value-type="float">
            <text:p>84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915" calcext:value-type="float">
            <text:p>439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47" calcext:value-type="float">
            <text:p>76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102" calcext:value-type="float">
            <text:p>761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92" calcext:value-type="float">
            <text:p>74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33" calcext:value-type="float">
            <text:p>97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21" calcext:value-type="float">
            <text:p>108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22" calcext:value-type="float">
            <text:p>976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64" calcext:value-type="float">
            <text:p>116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808" calcext:value-type="float">
            <text:p>958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104" calcext:value-type="float">
            <text:p>121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004" calcext:value-type="float">
            <text:p>950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972" calcext:value-type="float">
            <text:p>189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286" calcext:value-type="float">
            <text:p>30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74" calcext:value-type="float">
            <text:p>194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927" calcext:value-type="float">
            <text:p>719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72" calcext:value-type="float">
            <text:p>137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288" calcext:value-type="float">
            <text:p>722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11" calcext:value-type="float">
            <text:p>161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690" calcext:value-type="float">
            <text:p>656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3GeVMIPscan_run_05005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5910" calcext:value-type="float">
            <text:p>55910</text:p>
          </table:table-cell>
          <table:table-cell table:formula="of:=([.D19]+[.H19]+[.L19]+[.P19]+[.T19]+[.X19]+[.AB19]+[.AF19]+[.AJ19]+[.AN19]+[.AR19]+[.AV19]+[.AZ19]+[.BD19]+[.BH19])/15" office:value-type="float" office:value="53766.8666666667" calcext:value-type="float">
            <text:p>5.4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5653" calcext:value-type="float">
            <text:p>15653</text:p>
          </table:table-cell>
          <table:table-cell table:style-name="ce6" office:value-type="string" calcext:value-type="string">
            <text:p>n:</text:p>
          </table:table-cell>
          <table:table-cell office:value-type="float" office:value="104232" calcext:value-type="float">
            <text:p>1042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336" calcext:value-type="float">
            <text:p>113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03" calcext:value-type="float">
            <text:p>87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41" calcext:value-type="float">
            <text:p>143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60" calcext:value-type="float">
            <text:p>155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628" calcext:value-type="float">
            <text:p>316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27" calcext:value-type="float">
            <text:p>684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993" calcext:value-type="float">
            <text:p>449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90" calcext:value-type="float">
            <text:p>9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181" calcext:value-type="float">
            <text:p>461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69" calcext:value-type="float">
            <text:p>64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031" calcext:value-type="float">
            <text:p>640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19" calcext:value-type="float">
            <text:p>94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718" calcext:value-type="float">
            <text:p>967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27" calcext:value-type="float">
            <text:p>203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147" calcext:value-type="float">
            <text:p>961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27" calcext:value-type="float">
            <text:p>16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948" calcext:value-type="float">
            <text:p>819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64" calcext:value-type="float">
            <text:p>172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340" calcext:value-type="float">
            <text:p>913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927" calcext:value-type="float">
            <text:p>219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62" calcext:value-type="float">
            <text:p>188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27" calcext:value-type="float">
            <text:p>172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254" calcext:value-type="float">
            <text:p>74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93" calcext:value-type="float">
            <text:p>192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010" calcext:value-type="float">
            <text:p>490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72" calcext:value-type="float">
            <text:p>131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061" calcext:value-type="float">
            <text:p>700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42" calcext:value-type="float">
            <text:p>14742</text:p>
          </table:table-cell>
        </table:table-row>
        <table:table-row table:style-name="ro1">
          <table:table-cell table:style-name="ce4" office:value-type="string" calcext:value-type="string">
            <text:p>3GeVMIPscan_run_05005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4373" calcext:value-type="float">
            <text:p>94373</text:p>
          </table:table-cell>
          <table:table-cell table:style-name="ce10" table:formula="of:=([.D21]+[.H21]+[.L21]+[.P21]+[.T21]+[.X21]+[.AB21]+[.AF21]+[.AJ21]+[.AN21]+[.AR21]+[.AV21]+[.AZ21]+[.BD21]+[.BH21])/15" office:value-type="float" office:value="115422.266666667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21990" calcext:value-type="float">
            <text:p>1219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7709" calcext:value-type="float">
            <text:p>1677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827" calcext:value-type="float">
            <text:p>1008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93" calcext:value-type="float">
            <text:p>148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010" calcext:value-type="float">
            <text:p>32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33" calcext:value-type="float">
            <text:p>182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677" calcext:value-type="float">
            <text:p>48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095" calcext:value-type="float">
            <text:p>1230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745" calcext:value-type="float">
            <text:p>1287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03" calcext:value-type="float">
            <text:p>138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608" calcext:value-type="float">
            <text:p>1186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95" calcext:value-type="float">
            <text:p>101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320" calcext:value-type="float">
            <text:p>1303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3" calcext:value-type="float">
            <text:p>108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4764" calcext:value-type="float">
            <text:p>1647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169" calcext:value-type="float">
            <text:p>151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7025" calcext:value-type="float">
            <text:p>1570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89" calcext:value-type="float">
            <text:p>155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266" calcext:value-type="float">
            <text:p>93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892" calcext:value-type="float">
            <text:p>288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049" calcext:value-type="float">
            <text:p>1590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79" calcext:value-type="float">
            <text:p>209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437" calcext:value-type="float">
            <text:p>924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200" calcext:value-type="float">
            <text:p>352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202" calcext:value-type="float">
            <text:p>1302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531" calcext:value-type="float">
            <text:p>435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735" calcext:value-type="float">
            <text:p>1247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631" calcext:value-type="float">
            <text:p>256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679" calcext:value-type="float">
            <text:p>128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226" calcext:value-type="float">
            <text:p>34226</text:p>
          </table:table-cell>
        </table:table-row>
        <table:table-row table:style-name="ro1">
          <table:table-cell office:value-type="string" calcext:value-type="string">
            <text:p>3GeVMIPscan_run_05005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1833" calcext:value-type="float">
            <text:p>91833</text:p>
          </table:table-cell>
          <table:table-cell table:formula="of:=([.D23]+[.H23]+[.L23]+[.P23]+[.T23]+[.X23]+[.AB23]+[.AF23]+[.AJ23]+[.AN23]+[.AR23]+[.AV23]+[.AZ23]+[.BD23]+[.BH23])/15" office:value-type="float" office:value="120078.1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00470" calcext:value-type="float">
            <text:p>100470</text:p>
          </table:table-cell>
          <table:table-cell table:style-name="ce6" office:value-type="string" calcext:value-type="string">
            <text:p>n:</text:p>
          </table:table-cell>
          <table:table-cell office:value-type="float" office:value="169756" calcext:value-type="float">
            <text:p>1697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483" calcext:value-type="float">
            <text:p>1034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460" calcext:value-type="float">
            <text:p>144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567" calcext:value-type="float">
            <text:p>775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64" calcext:value-type="float">
            <text:p>270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645" calcext:value-type="float">
            <text:p>416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264" calcext:value-type="float">
            <text:p>972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3552" calcext:value-type="float">
            <text:p>1235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42" calcext:value-type="float">
            <text:p>13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959" calcext:value-type="float">
            <text:p>1209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94" calcext:value-type="float">
            <text:p>132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611" calcext:value-type="float">
            <text:p>1256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966" calcext:value-type="float">
            <text:p>129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6476" calcext:value-type="float">
            <text:p>156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629" calcext:value-type="float">
            <text:p>176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983" calcext:value-type="float">
            <text:p>1559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182" calcext:value-type="float">
            <text:p>18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301" calcext:value-type="float">
            <text:p>1323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476" calcext:value-type="float">
            <text:p>214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185" calcext:value-type="float">
            <text:p>1551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45" calcext:value-type="float">
            <text:p>256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981" calcext:value-type="float">
            <text:p>124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812" calcext:value-type="float">
            <text:p>408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065" calcext:value-type="float">
            <text:p>1300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640" calcext:value-type="float">
            <text:p>356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514" calcext:value-type="float">
            <text:p>126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599" calcext:value-type="float">
            <text:p>375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380" calcext:value-type="float">
            <text:p>1263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240" calcext:value-type="float">
            <text:p>46240</text:p>
          </table:table-cell>
        </table:table-row>
        <table:table-row table:style-name="ro1">
          <table:table-cell table:style-name="ce4" office:value-type="string" calcext:value-type="string">
            <text:p>3GeVMIPscan_run_05005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8794" calcext:value-type="float">
            <text:p>88794</text:p>
          </table:table-cell>
          <table:table-cell table:style-name="ce10" table:formula="of:=([.D25]+[.H25]+[.L25]+[.P25]+[.T25]+[.X25]+[.AB25]+[.AF25]+[.AJ25]+[.AN25]+[.AR25]+[.AV25]+[.AZ25]+[.BD25]+[.BH25])/15" office:value-type="float" office:value="128660.333333333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8861" calcext:value-type="float">
            <text:p>988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792" calcext:value-type="float">
            <text:p>1467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794" calcext:value-type="float">
            <text:p>109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10" calcext:value-type="float">
            <text:p>128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917" calcext:value-type="float">
            <text:p>889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707" calcext:value-type="float">
            <text:p>317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08" calcext:value-type="float">
            <text:p>317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534" calcext:value-type="float">
            <text:p>93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495" calcext:value-type="float">
            <text:p>1364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88" calcext:value-type="float">
            <text:p>132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063" calcext:value-type="float">
            <text:p>1320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49" calcext:value-type="float">
            <text:p>113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488" calcext:value-type="float">
            <text:p>1334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27" calcext:value-type="float">
            <text:p>137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6095" calcext:value-type="float">
            <text:p>1660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12" calcext:value-type="float">
            <text:p>184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738" calcext:value-type="float">
            <text:p>1657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90" calcext:value-type="float">
            <text:p>182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303" calcext:value-type="float">
            <text:p>162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807" calcext:value-type="float">
            <text:p>198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1079" calcext:value-type="float">
            <text:p>1610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503" calcext:value-type="float">
            <text:p>275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542" calcext:value-type="float">
            <text:p>1315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353" calcext:value-type="float">
            <text:p>413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324" calcext:value-type="float">
            <text:p>1403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057" calcext:value-type="float">
            <text:p>340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376" calcext:value-type="float">
            <text:p>136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426" calcext:value-type="float">
            <text:p>374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122" calcext:value-type="float">
            <text:p>135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3GeVMIPscan_run_05005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1120" calcext:value-type="float">
            <text:p>91120</text:p>
          </table:table-cell>
          <table:table-cell table:formula="of:=([.D27]+[.H27]+[.L27]+[.P27]+[.T27]+[.X27]+[.AB27]+[.AF27]+[.AJ27]+[.AN27]+[.AR27]+[.AV27]+[.AZ27]+[.BD27]+[.BH27])/15" office:value-type="float" office:value="122423.3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02757" calcext:value-type="float">
            <text:p>102757</text:p>
          </table:table-cell>
          <table:table-cell table:style-name="ce6" office:value-type="string" calcext:value-type="string">
            <text:p>n:</text:p>
          </table:table-cell>
          <table:table-cell office:value-type="float" office:value="154322" calcext:value-type="float">
            <text:p>154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736" calcext:value-type="float">
            <text:p>717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72" calcext:value-type="float">
            <text:p>164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690" calcext:value-type="float">
            <text:p>536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532" calcext:value-type="float">
            <text:p>205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628" calcext:value-type="float">
            <text:p>626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972" calcext:value-type="float">
            <text:p>1039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147" calcext:value-type="float">
            <text:p>1361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99" calcext:value-type="float">
            <text:p>14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7066" calcext:value-type="float">
            <text:p>1070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26" calcext:value-type="float">
            <text:p>140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577" calcext:value-type="float">
            <text:p>1305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38" calcext:value-type="float">
            <text:p>146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306" calcext:value-type="float">
            <text:p>1683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25" calcext:value-type="float">
            <text:p>197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028" calcext:value-type="float">
            <text:p>167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94" calcext:value-type="float">
            <text:p>232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390" calcext:value-type="float">
            <text:p>1633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505" calcext:value-type="float">
            <text:p>225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1970" calcext:value-type="float">
            <text:p>1619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307" calcext:value-type="float">
            <text:p>263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328" calcext:value-type="float">
            <text:p>1203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176" calcext:value-type="float">
            <text:p>471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040" calcext:value-type="float">
            <text:p>1320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521" calcext:value-type="float">
            <text:p>335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790" calcext:value-type="float">
            <text:p>1327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990" calcext:value-type="float">
            <text:p>389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897" calcext:value-type="float">
            <text:p>1258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899" calcext:value-type="float">
            <text:p>39899</text:p>
          </table:table-cell>
        </table:table-row>
        <table:table-row table:style-name="ro1">
          <table:table-cell table:style-name="ce4" office:value-type="string" calcext:value-type="string">
            <text:p>3GeVMIPscan_run_05005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6190" calcext:value-type="float">
            <text:p>96190</text:p>
          </table:table-cell>
          <table:table-cell table:style-name="ce10" table:formula="of:=([.D29]+[.H29]+[.L29]+[.P29]+[.T29]+[.X29]+[.AB29]+[.AF29]+[.AJ29]+[.AN29]+[.AR29]+[.AV29]+[.AZ29]+[.BD29]+[.BH29])/15" office:value-type="float" office:value="125384.666666667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2739" calcext:value-type="float">
            <text:p>727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340" calcext:value-type="float">
            <text:p>1533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18" calcext:value-type="float">
            <text:p>326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16" calcext:value-type="float">
            <text:p>224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775" calcext:value-type="float">
            <text:p>887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43" calcext:value-type="float">
            <text:p>204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059" calcext:value-type="float">
            <text:p>690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477" calcext:value-type="float">
            <text:p>1094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687" calcext:value-type="float">
            <text:p>1276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88" calcext:value-type="float">
            <text:p>175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815" calcext:value-type="float">
            <text:p>121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50" calcext:value-type="float">
            <text:p>149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3492" calcext:value-type="float">
            <text:p>1134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23" calcext:value-type="float">
            <text:p>161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0101" calcext:value-type="float">
            <text:p>2001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90" calcext:value-type="float">
            <text:p>272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5689" calcext:value-type="float">
            <text:p>1956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031" calcext:value-type="float">
            <text:p>270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6377" calcext:value-type="float">
            <text:p>196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478" calcext:value-type="float">
            <text:p>324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0197" calcext:value-type="float">
            <text:p>1801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179" calcext:value-type="float">
            <text:p>301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731" calcext:value-type="float">
            <text:p>1337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313" calcext:value-type="float">
            <text:p>493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854" calcext:value-type="float">
            <text:p>1028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879" calcext:value-type="float">
            <text:p>358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3187" calcext:value-type="float">
            <text:p>1531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287" calcext:value-type="float">
            <text:p>502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449" calcext:value-type="float">
            <text:p>924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689" calcext:value-type="float">
            <text:p>36689</text:p>
          </table:table-cell>
        </table:table-row>
        <table:table-row table:style-name="ro1">
          <table:table-cell office:value-type="string" calcext:value-type="string">
            <text:p>3GeVMIPscan_run_05005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5227" calcext:value-type="float">
            <text:p>95227</text:p>
          </table:table-cell>
          <table:table-cell table:formula="of:=([.D31]+[.H31]+[.L31]+[.P31]+[.T31]+[.X31]+[.AB31]+[.AF31]+[.AJ31]+[.AN31]+[.AR31]+[.AV31]+[.AZ31]+[.BD31]+[.BH31])/15" office:value-type="float" office:value="122704.4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3994" calcext:value-type="float">
            <text:p>113994</text:p>
          </table:table-cell>
          <table:table-cell table:style-name="ce6" office:value-type="string" calcext:value-type="string">
            <text:p>n:</text:p>
          </table:table-cell>
          <table:table-cell office:value-type="float" office:value="155665" calcext:value-type="float">
            <text:p>1556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418" calcext:value-type="float">
            <text:p>394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160" calcext:value-type="float">
            <text:p>211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945" calcext:value-type="float">
            <text:p>1229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353" calcext:value-type="float">
            <text:p>463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736" calcext:value-type="float">
            <text:p>557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089" calcext:value-type="float">
            <text:p>1140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251" calcext:value-type="float">
            <text:p>1402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19" calcext:value-type="float">
            <text:p>142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324" calcext:value-type="float">
            <text:p>1373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09" calcext:value-type="float">
            <text:p>155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884" calcext:value-type="float">
            <text:p>1088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79" calcext:value-type="float">
            <text:p>151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6032" calcext:value-type="float">
            <text:p>1760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10" calcext:value-type="float">
            <text:p>218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4492" calcext:value-type="float">
            <text:p>1744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40" calcext:value-type="float">
            <text:p>232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0152" calcext:value-type="float">
            <text:p>170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148" calcext:value-type="float">
            <text:p>22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572" calcext:value-type="float">
            <text:p>1685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75" calcext:value-type="float">
            <text:p>248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582" calcext:value-type="float">
            <text:p>1355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024" calcext:value-type="float">
            <text:p>46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511" calcext:value-type="float">
            <text:p>815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017" calcext:value-type="float">
            <text:p>340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184" calcext:value-type="float">
            <text:p>1371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538" calcext:value-type="float">
            <text:p>425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489" calcext:value-type="float">
            <text:p>784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189" calcext:value-type="float">
            <text:p>40189</text:p>
          </table:table-cell>
        </table:table-row>
        <table:table-row table:style-name="ro1">
          <table:table-cell table:style-name="ce4" office:value-type="string" calcext:value-type="string">
            <text:p>3GeVMIPscan_run_05005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5330" calcext:value-type="float">
            <text:p>85330</text:p>
          </table:table-cell>
          <table:table-cell table:style-name="ce10" table:formula="of:=([.D33]+[.H33]+[.L33]+[.P33]+[.T33]+[.X33]+[.AB33]+[.AF33]+[.AJ33]+[.AN33]+[.AR33]+[.AV33]+[.AZ33]+[.BD33]+[.BH33])/15" office:value-type="float" office:value="128927.8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4510" calcext:value-type="float">
            <text:p>94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511" calcext:value-type="float">
            <text:p>1415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4773" calcext:value-type="float">
            <text:p>94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56" calcext:value-type="float">
            <text:p>119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286" calcext:value-type="float">
            <text:p>114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772" calcext:value-type="float">
            <text:p>417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9643" calcext:value-type="float">
            <text:p>996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51" calcext:value-type="float">
            <text:p>1010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148" calcext:value-type="float">
            <text:p>1281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47" calcext:value-type="float">
            <text:p>143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477" calcext:value-type="float">
            <text:p>1314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81" calcext:value-type="float">
            <text:p>127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2299" calcext:value-type="float">
            <text:p>1222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83" calcext:value-type="float">
            <text:p>153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342" calcext:value-type="float">
            <text:p>162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333" calcext:value-type="float">
            <text:p>183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427" calcext:value-type="float">
            <text:p>1624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81" calcext:value-type="float">
            <text:p>194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267" calcext:value-type="float">
            <text:p>1592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712" calcext:value-type="float">
            <text:p>207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130" calcext:value-type="float">
            <text:p>1591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11" calcext:value-type="float">
            <text:p>315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633" calcext:value-type="float">
            <text:p>130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564" calcext:value-type="float">
            <text:p>355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109" calcext:value-type="float">
            <text:p>1211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104" calcext:value-type="float">
            <text:p>301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487" calcext:value-type="float">
            <text:p>1354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229" calcext:value-type="float">
            <text:p>412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386" calcext:value-type="float">
            <text:p>1183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080" calcext:value-type="float">
            <text:p>41080</text:p>
          </table:table-cell>
        </table:table-row>
        <table:table-row table:style-name="ro1">
          <table:table-cell office:value-type="string" calcext:value-type="string">
            <text:p>3GeVMIPscan_run_05005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5941" calcext:value-type="float">
            <text:p>95941</text:p>
          </table:table-cell>
          <table:table-cell table:formula="of:=([.D35]+[.H35]+[.L35]+[.P35]+[.T35]+[.X35]+[.AB35]+[.AF35]+[.AJ35]+[.AN35]+[.AR35]+[.AV35]+[.AZ35]+[.BD35]+[.BH35])/15" office:value-type="float" office:value="123996.9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9795" calcext:value-type="float">
            <text:p>49795</text:p>
          </table:table-cell>
          <table:table-cell table:style-name="ce6" office:value-type="string" calcext:value-type="string">
            <text:p>n:</text:p>
          </table:table-cell>
          <table:table-cell office:value-type="float" office:value="166027" calcext:value-type="float">
            <text:p>1660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770" calcext:value-type="float">
            <text:p>1007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92" calcext:value-type="float">
            <text:p>119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4675" calcext:value-type="float">
            <text:p>1046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18" calcext:value-type="float">
            <text:p>231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275" calcext:value-type="float">
            <text:p>942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209" calcext:value-type="float">
            <text:p>982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430" calcext:value-type="float">
            <text:p>1304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05" calcext:value-type="float">
            <text:p>133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866" calcext:value-type="float">
            <text:p>1328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95" calcext:value-type="float">
            <text:p>143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552" calcext:value-type="float">
            <text:p>1265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17" calcext:value-type="float">
            <text:p>1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2755" calcext:value-type="float">
            <text:p>1627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325" calcext:value-type="float">
            <text:p>193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2615" calcext:value-type="float">
            <text:p>1626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07" calcext:value-type="float">
            <text:p>220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253" calcext:value-type="float">
            <text:p>158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51" calcext:value-type="float">
            <text:p>197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665" calcext:value-type="float">
            <text:p>1576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58" calcext:value-type="float">
            <text:p>256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323" calcext:value-type="float">
            <text:p>100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446" calcext:value-type="float">
            <text:p>344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429" calcext:value-type="float">
            <text:p>125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556" calcext:value-type="float">
            <text:p>295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00" calcext:value-type="float">
            <text:p>1306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182" calcext:value-type="float">
            <text:p>38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951" calcext:value-type="float">
            <text:p>122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016" calcext:value-type="float">
            <text:p>39016</text:p>
          </table:table-cell>
        </table:table-row>
        <table:table-row table:style-name="ro1">
          <table:table-cell table:style-name="ce4" office:value-type="string" calcext:value-type="string">
            <text:p>3GeVMIPscan_run_05006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2308" calcext:value-type="float">
            <text:p>92308</text:p>
          </table:table-cell>
          <table:table-cell table:style-name="ce10" table:formula="of:=([.D37]+[.H37]+[.L37]+[.P37]+[.T37]+[.X37]+[.AB37]+[.AF37]+[.AJ37]+[.AN37]+[.AR37]+[.AV37]+[.AZ37]+[.BD37]+[.BH37])/15" office:value-type="float" office:value="112649.8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6612" calcext:value-type="float">
            <text:p>466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342" calcext:value-type="float">
            <text:p>148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198" calcext:value-type="float">
            <text:p>45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10" calcext:value-type="float">
            <text:p>90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012" calcext:value-type="float">
            <text:p>820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935" calcext:value-type="float">
            <text:p>1279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580" calcext:value-type="float">
            <text:p>755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676" calcext:value-type="float">
            <text:p>1396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501" calcext:value-type="float">
            <text:p>1285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55" calcext:value-type="float">
            <text:p>128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728" calcext:value-type="float">
            <text:p>1327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90" calcext:value-type="float">
            <text:p>125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809" calcext:value-type="float">
            <text:p>1188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46" calcext:value-type="float">
            <text:p>104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986" calcext:value-type="float">
            <text:p>1639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01" calcext:value-type="float">
            <text:p>175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437" calcext:value-type="float">
            <text:p>1634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050" calcext:value-type="float">
            <text:p>190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3608" calcext:value-type="float">
            <text:p>1536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216" calcext:value-type="float">
            <text:p>162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3459" calcext:value-type="float">
            <text:p>1434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595" calcext:value-type="float">
            <text:p>195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901" calcext:value-type="float">
            <text:p>619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171" calcext:value-type="float">
            <text:p>231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131" calcext:value-type="float">
            <text:p>125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55" calcext:value-type="float">
            <text:p>209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757" calcext:value-type="float">
            <text:p>124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868" calcext:value-type="float">
            <text:p>268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029" calcext:value-type="float">
            <text:p>1240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45" calcext:value-type="float">
            <text:p>27845</text:p>
          </table:table-cell>
        </table:table-row>
        <table:table-row table:style-name="ro1">
          <table:table-cell office:value-type="string" calcext:value-type="string">
            <text:p>3GeVMIPscan_run_05006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1857" calcext:value-type="float">
            <text:p>41857</text:p>
          </table:table-cell>
          <table:table-cell table:formula="of:=([.D39]+[.H39]+[.L39]+[.P39]+[.T39]+[.X39]+[.AB39]+[.AF39]+[.AJ39]+[.AN39]+[.AR39]+[.AV39]+[.AZ39]+[.BD39]+[.BH39])/15" office:value-type="float" office:value="57480.8" calcext:value-type="float">
            <text:p>5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9193" calcext:value-type="float">
            <text:p>59193</text:p>
          </table:table-cell>
          <table:table-cell table:style-name="ce6" office:value-type="string" calcext:value-type="string">
            <text:p>n:</text:p>
          </table:table-cell>
          <table:table-cell office:value-type="float" office:value="85526" calcext:value-type="float">
            <text:p>855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502" calcext:value-type="float">
            <text:p>445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45" calcext:value-type="float">
            <text:p>70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597" calcext:value-type="float">
            <text:p>225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806" calcext:value-type="float">
            <text:p>438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989" calcext:value-type="float">
            <text:p>379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591" calcext:value-type="float">
            <text:p>505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557" calcext:value-type="float">
            <text:p>58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8" calcext:value-type="float">
            <text:p>68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236" calcext:value-type="float">
            <text:p>572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17" calcext:value-type="float">
            <text:p>52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819" calcext:value-type="float">
            <text:p>578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52" calcext:value-type="float">
            <text:p>60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599" calcext:value-type="float">
            <text:p>765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70" calcext:value-type="float">
            <text:p>72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518" calcext:value-type="float">
            <text:p>755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42" calcext:value-type="float">
            <text:p>75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33" calcext:value-type="float">
            <text:p>666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12" calcext:value-type="float">
            <text:p>90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814" calcext:value-type="float">
            <text:p>728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16" calcext:value-type="float">
            <text:p>161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716" calcext:value-type="float">
            <text:p>427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38" calcext:value-type="float">
            <text:p>149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779" calcext:value-type="float">
            <text:p>647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29" calcext:value-type="float">
            <text:p>137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431" calcext:value-type="float">
            <text:p>634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03" calcext:value-type="float">
            <text:p>15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829" calcext:value-type="float">
            <text:p>618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519" calcext:value-type="float">
            <text:p>16519</text:p>
          </table:table-cell>
        </table:table-row>
        <table:table-row table:style-name="ro1">
          <table:table-cell table:style-name="ce4" office:value-type="string" calcext:value-type="string">
            <text:p>3GeVMIPscan_run_05006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1522" calcext:value-type="float">
            <text:p>41522</text:p>
          </table:table-cell>
          <table:table-cell table:style-name="ce10" table:formula="of:=([.D41]+[.H41]+[.L41]+[.P41]+[.T41]+[.X41]+[.AB41]+[.AF41]+[.AJ41]+[.AN41]+[.AR41]+[.AV41]+[.AZ41]+[.BD41]+[.BH41])/15" office:value-type="float" office:value="63428.6" calcext:value-type="float">
            <text:p>6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2794" calcext:value-type="float">
            <text:p>52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225" calcext:value-type="float">
            <text:p>682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022" calcext:value-type="float">
            <text:p>470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30" calcext:value-type="float">
            <text:p>54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422" calcext:value-type="float">
            <text:p>464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06" calcext:value-type="float">
            <text:p>111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345" calcext:value-type="float">
            <text:p>263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662" calcext:value-type="float">
            <text:p>426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05" calcext:value-type="float">
            <text:p>685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28" calcext:value-type="float">
            <text:p>75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208" calcext:value-type="float">
            <text:p>532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07" calcext:value-type="float">
            <text:p>631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17" calcext:value-type="float">
            <text:p>72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631" calcext:value-type="float">
            <text:p>80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74" calcext:value-type="float">
            <text:p>96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444" calcext:value-type="float">
            <text:p>804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86" calcext:value-type="float">
            <text:p>95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314" calcext:value-type="float">
            <text:p>733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77" calcext:value-type="float">
            <text:p>107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889" calcext:value-type="float">
            <text:p>788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90" calcext:value-type="float">
            <text:p>134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360" calcext:value-type="float">
            <text:p>693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75" calcext:value-type="float">
            <text:p>184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967" calcext:value-type="float">
            <text:p>719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38" calcext:value-type="float">
            <text:p>181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164" calcext:value-type="float">
            <text:p>711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22" calcext:value-type="float">
            <text:p>216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257" calcext:value-type="float">
            <text:p>682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482" calcext:value-type="float">
            <text:p>23482</text:p>
          </table:table-cell>
        </table:table-row>
        <table:table-row table:style-name="ro1">
          <table:table-cell office:value-type="string" calcext:value-type="string">
            <text:p>3GeVMIPscan_run_05006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4188" calcext:value-type="float">
            <text:p>44188</text:p>
          </table:table-cell>
          <table:table-cell table:formula="of:=([.D43]+[.H43]+[.L43]+[.P43]+[.T43]+[.X43]+[.AB43]+[.AF43]+[.AJ43]+[.AN43]+[.AR43]+[.AV43]+[.AZ43]+[.BD43]+[.BH43])/15" office:value-type="float" office:value="61421.5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1520" calcext:value-type="float">
            <text:p>51520</text:p>
          </table:table-cell>
          <table:table-cell table:style-name="ce6" office:value-type="string" calcext:value-type="string">
            <text:p>n:</text:p>
          </table:table-cell>
          <table:table-cell office:value-type="float" office:value="74874" calcext:value-type="float">
            <text:p>748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59" calcext:value-type="float">
            <text:p>369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25" calcext:value-type="float">
            <text:p>65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81" calcext:value-type="float">
            <text:p>13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88" calcext:value-type="float">
            <text:p>103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379" calcext:value-type="float">
            <text:p>443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073" calcext:value-type="float">
            <text:p>460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410" calcext:value-type="float">
            <text:p>694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26" calcext:value-type="float">
            <text:p>8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088" calcext:value-type="float">
            <text:p>350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86" calcext:value-type="float">
            <text:p>62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152" calcext:value-type="float">
            <text:p>66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93" calcext:value-type="float">
            <text:p>6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400" calcext:value-type="float">
            <text:p>834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38" calcext:value-type="float">
            <text:p>102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648" calcext:value-type="float">
            <text:p>786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86" calcext:value-type="float">
            <text:p>110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938" calcext:value-type="float">
            <text:p>819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76" calcext:value-type="float">
            <text:p>111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948" calcext:value-type="float">
            <text:p>799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36" calcext:value-type="float">
            <text:p>121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64" calcext:value-type="float">
            <text:p>692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36" calcext:value-type="float">
            <text:p>189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427" calcext:value-type="float">
            <text:p>714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155" calcext:value-type="float">
            <text:p>171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399" calcext:value-type="float">
            <text:p>723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770" calcext:value-type="float">
            <text:p>207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810" calcext:value-type="float">
            <text:p>668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52" calcext:value-type="float">
            <text:p>20352</text:p>
          </table:table-cell>
        </table:table-row>
        <table:table-row table:style-name="ro1">
          <table:table-cell table:style-name="ce4" office:value-type="string" calcext:value-type="string">
            <text:p>3GeVMIPscan_run_05006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959" calcext:value-type="float">
            <text:p>46959</text:p>
          </table:table-cell>
          <table:table-cell table:style-name="ce10" table:formula="of:=([.D45]+[.H45]+[.L45]+[.P45]+[.T45]+[.X45]+[.AB45]+[.AF45]+[.AJ45]+[.AN45]+[.AR45]+[.AV45]+[.AZ45]+[.BD45]+[.BH45])/15" office:value-type="float" office:value="61915.5333333333" calcext:value-type="float">
            <text:p>6.2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3270" calcext:value-type="float">
            <text:p>432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5948" calcext:value-type="float">
            <text:p>859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70" calcext:value-type="float">
            <text:p>136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70" calcext:value-type="float">
            <text:p>6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377" calcext:value-type="float">
            <text:p>32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78" calcext:value-type="float">
            <text:p>103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726" calcext:value-type="float">
            <text:p>247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8039" calcext:value-type="float">
            <text:p>480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70" calcext:value-type="float">
            <text:p>78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48" calcext:value-type="float">
            <text:p>114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596" calcext:value-type="float">
            <text:p>565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15" calcext:value-type="float">
            <text:p>83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74" calcext:value-type="float">
            <text:p>513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289" calcext:value-type="float">
            <text:p>92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971" calcext:value-type="float">
            <text:p>1009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68" calcext:value-type="float">
            <text:p>172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1323" calcext:value-type="float">
            <text:p>913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67" calcext:value-type="float">
            <text:p>176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44" calcext:value-type="float">
            <text:p>97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748" calcext:value-type="float">
            <text:p>187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633" calcext:value-type="float">
            <text:p>72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10" calcext:value-type="float">
            <text:p>176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278" calcext:value-type="float">
            <text:p>78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858" calcext:value-type="float">
            <text:p>238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790" calcext:value-type="float">
            <text:p>597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45" calcext:value-type="float">
            <text:p>215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598" calcext:value-type="float">
            <text:p>795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25" calcext:value-type="float">
            <text:p>30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913" calcext:value-type="float">
            <text:p>47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28" calcext:value-type="float">
            <text:p>20928</text:p>
          </table:table-cell>
        </table:table-row>
        <table:table-row table:style-name="ro1">
          <table:table-cell office:value-type="string" calcext:value-type="string">
            <text:p>3GeVMIPscan_run_05006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2804" calcext:value-type="float">
            <text:p>42804</text:p>
          </table:table-cell>
          <table:table-cell table:formula="of:=([.D47]+[.H47]+[.L47]+[.P47]+[.T47]+[.X47]+[.AB47]+[.AF47]+[.AJ47]+[.AN47]+[.AR47]+[.AV47]+[.AZ47]+[.BD47]+[.BH47])/15" office:value-type="float" office:value="59768.1333333333" calcext:value-type="float">
            <text:p>6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2855" calcext:value-type="float">
            <text:p>52855</text:p>
          </table:table-cell>
          <table:table-cell table:style-name="ce6" office:value-type="string" calcext:value-type="string">
            <text:p>n:</text:p>
          </table:table-cell>
          <table:table-cell office:value-type="float" office:value="87871" calcext:value-type="float">
            <text:p>878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0" calcext:value-type="float">
            <text:p>130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14" calcext:value-type="float">
            <text:p>68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964" calcext:value-type="float">
            <text:p>599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58" calcext:value-type="float">
            <text:p>150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047" calcext:value-type="float">
            <text:p>39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152" calcext:value-type="float">
            <text:p>481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562" calcext:value-type="float">
            <text:p>695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05" calcext:value-type="float">
            <text:p>94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689" calcext:value-type="float">
            <text:p>676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97" calcext:value-type="float">
            <text:p>71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286" calcext:value-type="float">
            <text:p>392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953" calcext:value-type="float">
            <text:p>69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606" calcext:value-type="float">
            <text:p>836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92" calcext:value-type="float">
            <text:p>103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487" calcext:value-type="float">
            <text:p>824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16" calcext:value-type="float">
            <text:p>114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234" calcext:value-type="float">
            <text:p>762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18" calcext:value-type="float">
            <text:p>13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388" calcext:value-type="float">
            <text:p>743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07" calcext:value-type="float">
            <text:p>161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902" calcext:value-type="float">
            <text:p>669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774" calcext:value-type="float">
            <text:p>20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333" calcext:value-type="float">
            <text:p>523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24" calcext:value-type="float">
            <text:p>153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374" calcext:value-type="float">
            <text:p>693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18" calcext:value-type="float">
            <text:p>22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735" calcext:value-type="float">
            <text:p>497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025" calcext:value-type="float">
            <text:p>18025</text:p>
          </table:table-cell>
        </table:table-row>
        <table:table-row table:style-name="ro1">
          <table:table-cell table:style-name="ce4" office:value-type="string" calcext:value-type="string">
            <text:p>3GeVMIPscan_run_05006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1770" calcext:value-type="float">
            <text:p>41770</text:p>
          </table:table-cell>
          <table:table-cell table:style-name="ce10" table:formula="of:=([.D49]+[.H49]+[.L49]+[.P49]+[.T49]+[.X49]+[.AB49]+[.AF49]+[.AJ49]+[.AN49]+[.AR49]+[.AV49]+[.AZ49]+[.BD49]+[.BH49])/15" office:value-type="float" office:value="65767.6" calcext:value-type="float">
            <text:p>6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8345" calcext:value-type="float">
            <text:p>583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509" calcext:value-type="float">
            <text:p>735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072" calcext:value-type="float">
            <text:p>410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29" calcext:value-type="float">
            <text:p>53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780" calcext:value-type="float">
            <text:p>58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97" calcext:value-type="float">
            <text:p>13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339" calcext:value-type="float">
            <text:p>46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464" calcext:value-type="float">
            <text:p>454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530" calcext:value-type="float">
            <text:p>70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73" calcext:value-type="float">
            <text:p>74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081" calcext:value-type="float">
            <text:p>70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70" calcext:value-type="float">
            <text:p>68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071" calcext:value-type="float">
            <text:p>62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79" calcext:value-type="float">
            <text:p>72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025" calcext:value-type="float">
            <text:p>830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40" calcext:value-type="float">
            <text:p>107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796" calcext:value-type="float">
            <text:p>827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527" calcext:value-type="float">
            <text:p>115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946" calcext:value-type="float">
            <text:p>639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52" calcext:value-type="float">
            <text:p>105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329" calcext:value-type="float">
            <text:p>803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17" calcext:value-type="float">
            <text:p>147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978" calcext:value-type="float">
            <text:p>659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91" calcext:value-type="float">
            <text:p>20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861" calcext:value-type="float">
            <text:p>668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82" calcext:value-type="float">
            <text:p>175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773" calcext:value-type="float">
            <text:p>71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329" calcext:value-type="float">
            <text:p>243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588" calcext:value-type="float">
            <text:p>64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3GeVMIPscan_run_05006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614" calcext:value-type="float">
            <text:p>43614</text:p>
          </table:table-cell>
          <table:table-cell table:formula="of:=([.D51]+[.H51]+[.L51]+[.P51]+[.T51]+[.X51]+[.AB51]+[.AF51]+[.AJ51]+[.AN51]+[.AR51]+[.AV51]+[.AZ51]+[.BD51]+[.BH51])/15" office:value-type="float" office:value="60844.7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7927" calcext:value-type="float">
            <text:p>47927</text:p>
          </table:table-cell>
          <table:table-cell table:style-name="ce6" office:value-type="string" calcext:value-type="string">
            <text:p>n:</text:p>
          </table:table-cell>
          <table:table-cell office:value-type="float" office:value="84615" calcext:value-type="float">
            <text:p>846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728" calcext:value-type="float">
            <text:p>487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06" calcext:value-type="float">
            <text:p>52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349" calcext:value-type="float">
            <text:p>59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060" calcext:value-type="float">
            <text:p>160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518" calcext:value-type="float">
            <text:p>345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440" calcext:value-type="float">
            <text:p>434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45" calcext:value-type="float">
            <text:p>666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65" calcext:value-type="float">
            <text:p>7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029" calcext:value-type="float">
            <text:p>670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57" calcext:value-type="float">
            <text:p>62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494" calcext:value-type="float">
            <text:p>584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12" calcext:value-type="float">
            <text:p>60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855" calcext:value-type="float">
            <text:p>798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196" calcext:value-type="float">
            <text:p>91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248" calcext:value-type="float">
            <text:p>792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79" calcext:value-type="float">
            <text:p>111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349" calcext:value-type="float">
            <text:p>64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55" calcext:value-type="float">
            <text:p>97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490" calcext:value-type="float">
            <text:p>764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27" calcext:value-type="float">
            <text:p>123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414" calcext:value-type="float">
            <text:p>424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10" calcext:value-type="float">
            <text:p>152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569" calcext:value-type="float">
            <text:p>565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495" calcext:value-type="float">
            <text:p>144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162" calcext:value-type="float">
            <text:p>671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675" calcext:value-type="float">
            <text:p>186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894" calcext:value-type="float">
            <text:p>638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20" calcext:value-type="float">
            <text:p>19720</text:p>
          </table:table-cell>
        </table:table-row>
        <table:table-row table:style-name="ro1">
          <table:table-cell table:style-name="ce4" office:value-type="string" calcext:value-type="string">
            <text:p>3GeVMIPscan_run_05006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990" calcext:value-type="float">
            <text:p>46990</text:p>
          </table:table-cell>
          <table:table-cell table:style-name="ce10" table:formula="of:=([.D53]+[.H53]+[.L53]+[.P53]+[.T53]+[.X53]+[.AB53]+[.AF53]+[.AJ53]+[.AN53]+[.AR53]+[.AV53]+[.AZ53]+[.BD53]+[.BH53])/15" office:value-type="float" office:value="59083.9333333333" calcext:value-type="float">
            <text:p>5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4252" calcext:value-type="float">
            <text:p>342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918" calcext:value-type="float">
            <text:p>869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658" calcext:value-type="float">
            <text:p>336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889" calcext:value-type="float">
            <text:p>48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635" calcext:value-type="float">
            <text:p>576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7" calcext:value-type="float">
            <text:p>101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645" calcext:value-type="float">
            <text:p>266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413" calcext:value-type="float">
            <text:p>50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695" calcext:value-type="float">
            <text:p>67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90" calcext:value-type="float">
            <text:p>90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823" calcext:value-type="float">
            <text:p>718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4" calcext:value-type="float">
            <text:p>69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793" calcext:value-type="float">
            <text:p>527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65" calcext:value-type="float">
            <text:p>64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975" calcext:value-type="float">
            <text:p>859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67" calcext:value-type="float">
            <text:p>93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573" calcext:value-type="float">
            <text:p>855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91" calcext:value-type="float">
            <text:p>106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884" calcext:value-type="float">
            <text:p>758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67" calcext:value-type="float">
            <text:p>104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868" calcext:value-type="float">
            <text:p>818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30" calcext:value-type="float">
            <text:p>127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248" calcext:value-type="float">
            <text:p>292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33" calcext:value-type="float">
            <text:p>148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714" calcext:value-type="float">
            <text:p>487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59" calcext:value-type="float">
            <text:p>133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688" calcext:value-type="float">
            <text:p>686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72" calcext:value-type="float">
            <text:p>166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808" calcext:value-type="float">
            <text:p>658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51" calcext:value-type="float">
            <text:p>18151</text:p>
          </table:table-cell>
        </table:table-row>
        <table:table-row table:style-name="ro1">
          <table:table-cell office:value-type="string" calcext:value-type="string">
            <text:p>3GeVMIPscan_run_05007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387304" calcext:value-type="float">
            <text:p>387304</text:p>
          </table:table-cell>
          <table:table-cell table:formula="of:=([.D55]+[.H55]+[.L55]+[.P55]+[.T55]+[.X55]+[.AB55]+[.AF55]+[.AJ55]+[.AN55]+[.AR55]+[.AV55]+[.AZ55]+[.BD55]+[.BH55])/15" office:value-type="float" office:value="395719.133333333" calcext:value-type="float">
            <text:p>4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15003" calcext:value-type="float">
            <text:p>515003</text:p>
          </table:table-cell>
          <table:table-cell table:style-name="ce6" office:value-type="string" calcext:value-type="string">
            <text:p>n:</text:p>
          </table:table-cell>
          <table:table-cell office:value-type="float" office:value="948040" calcext:value-type="float">
            <text:p>9480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331" calcext:value-type="float">
            <text:p>1263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349" calcext:value-type="float">
            <text:p>343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262" calcext:value-type="float">
            <text:p>1402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407" calcext:value-type="float">
            <text:p>894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4636" calcext:value-type="float">
            <text:p>2246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6329" calcext:value-type="float">
            <text:p>4263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8719" calcext:value-type="float">
            <text:p>4587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316" calcext:value-type="float">
            <text:p>753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9815" calcext:value-type="float">
            <text:p>2198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510" calcext:value-type="float">
            <text:p>415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5575" calcext:value-type="float">
            <text:p>3155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668" calcext:value-type="float">
            <text:p>466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758" calcext:value-type="float">
            <text:p>6927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0018" calcext:value-type="float">
            <text:p>120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4457" calcext:value-type="float">
            <text:p>434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70" calcext:value-type="float">
            <text:p>633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5769" calcext:value-type="float">
            <text:p>4857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39" calcext:value-type="float">
            <text:p>684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4045" calcext:value-type="float">
            <text:p>444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268" calcext:value-type="float">
            <text:p>712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3143" calcext:value-type="float">
            <text:p>2831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613" calcext:value-type="float">
            <text:p>1046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3374" calcext:value-type="float">
            <text:p>5533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3102" calcext:value-type="float">
            <text:p>1731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0509" calcext:value-type="float">
            <text:p>5205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704" calcext:value-type="float">
            <text:p>13870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1391" calcext:value-type="float">
            <text:p>5213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061" calcext:value-type="float">
            <text:p>182061</text:p>
          </table:table-cell>
        </table:table-row>
        <table:table-row table:style-name="ro1">
          <table:table-cell table:style-name="ce4" office:value-type="string" calcext:value-type="string">
            <text:p>3GeVMIPscan_run_05007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4140" calcext:value-type="float">
            <text:p>84140</text:p>
          </table:table-cell>
          <table:table-cell table:style-name="ce10" table:formula="of:=([.D57]+[.H57]+[.L57]+[.P57]+[.T57]+[.X57]+[.AB57]+[.AF57]+[.AJ57]+[.AN57]+[.AR57]+[.AV57]+[.AZ57]+[.BD57]+[.BH57])/15" office:value-type="float" office:value="105372.8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12990" calcext:value-type="float">
            <text:p>1129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302" calcext:value-type="float">
            <text:p>1453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870" calcext:value-type="float">
            <text:p>288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14" calcext:value-type="float">
            <text:p>111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427" calcext:value-type="float">
            <text:p>414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3021" calcext:value-type="float">
            <text:p>2030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869" calcext:value-type="float">
            <text:p>1028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016" calcext:value-type="float">
            <text:p>96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508" calcext:value-type="float">
            <text:p>1395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66" calcext:value-type="float">
            <text:p>204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599" calcext:value-type="float">
            <text:p>465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45" calcext:value-type="float">
            <text:p>11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589" calcext:value-type="float">
            <text:p>635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74" calcext:value-type="float">
            <text:p>138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9765" calcext:value-type="float">
            <text:p>1697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382" calcext:value-type="float">
            <text:p>273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067" calcext:value-type="float">
            <text:p>1140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637" calcext:value-type="float">
            <text:p>206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620" calcext:value-type="float">
            <text:p>1026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35" calcext:value-type="float">
            <text:p>210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351" calcext:value-type="float">
            <text:p>117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332" calcext:value-type="float">
            <text:p>243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923" calcext:value-type="float">
            <text:p>1259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873" calcext:value-type="float">
            <text:p>408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1598" calcext:value-type="float">
            <text:p>1415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424" calcext:value-type="float">
            <text:p>474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644" calcext:value-type="float">
            <text:p>140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450" calcext:value-type="float">
            <text:p>474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772" calcext:value-type="float">
            <text:p>1327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5807" calcext:value-type="float">
            <text:p>65807</text:p>
          </table:table-cell>
        </table:table-row>
        <table:table-row table:style-name="ro1">
          <table:table-cell office:value-type="string" calcext:value-type="string">
            <text:p>3GeVMIPscan_run_05007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3458" calcext:value-type="float">
            <text:p>83458</text:p>
          </table:table-cell>
          <table:table-cell table:formula="of:=([.D59]+[.H59]+[.L59]+[.P59]+[.T59]+[.X59]+[.AB59]+[.AF59]+[.AJ59]+[.AN59]+[.AR59]+[.AV59]+[.AZ59]+[.BD59]+[.BH59])/15" office:value-type="float" office:value="102739.866666667" calcext:value-type="float">
            <text:p>1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0966" calcext:value-type="float">
            <text:p>110966</text:p>
          </table:table-cell>
          <table:table-cell table:style-name="ce6" office:value-type="string" calcext:value-type="string">
            <text:p>n:</text:p>
          </table:table-cell>
          <table:table-cell office:value-type="float" office:value="141024" calcext:value-type="float">
            <text:p>141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367" calcext:value-type="float">
            <text:p>233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024" calcext:value-type="float">
            <text:p>230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9039" calcext:value-type="float">
            <text:p>2690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192" calcext:value-type="float">
            <text:p>1121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373" calcext:value-type="float">
            <text:p>923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16" calcext:value-type="float">
            <text:p>1306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573" calcext:value-type="float">
            <text:p>235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788" calcext:value-type="float">
            <text:p>497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39" calcext:value-type="float">
            <text:p>134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570" calcext:value-type="float">
            <text:p>805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41" calcext:value-type="float">
            <text:p>142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573" calcext:value-type="float">
            <text:p>1675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281" calcext:value-type="float">
            <text:p>272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5540" calcext:value-type="float">
            <text:p>105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478" calcext:value-type="float">
            <text:p>224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380" calcext:value-type="float">
            <text:p>1343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568" calcext:value-type="float">
            <text:p>24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531" calcext:value-type="float">
            <text:p>1095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67" calcext:value-type="float">
            <text:p>232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3893" calcext:value-type="float">
            <text:p>1238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823" calcext:value-type="float">
            <text:p>438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807" calcext:value-type="float">
            <text:p>1328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938" calcext:value-type="float">
            <text:p>449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260" calcext:value-type="float">
            <text:p>1332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689" calcext:value-type="float">
            <text:p>456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591" calcext:value-type="float">
            <text:p>1035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156" calcext:value-type="float">
            <text:p>46156</text:p>
          </table:table-cell>
        </table:table-row>
        <table:table-row table:style-name="ro1">
          <table:table-cell table:style-name="ce4" office:value-type="string" calcext:value-type="string">
            <text:p>3GeVMIPscan_run_05007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8205" calcext:value-type="float">
            <text:p>88205</text:p>
          </table:table-cell>
          <table:table-cell table:style-name="ce10" table:formula="of:=([.D61]+[.H61]+[.L61]+[.P61]+[.T61]+[.X61]+[.AB61]+[.AF61]+[.AJ61]+[.AN61]+[.AR61]+[.AV61]+[.AZ61]+[.BD61]+[.BH61])/15" office:value-type="float" office:value="104360.133333333" calcext:value-type="float">
            <text:p>1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9213" calcext:value-type="float">
            <text:p>592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551" calcext:value-type="float">
            <text:p>1405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29" calcext:value-type="float">
            <text:p>159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69" calcext:value-type="float">
            <text:p>105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485" calcext:value-type="float">
            <text:p>614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258" calcext:value-type="float">
            <text:p>2782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026" calcext:value-type="float">
            <text:p>51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722" calcext:value-type="float">
            <text:p>937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103" calcext:value-type="float">
            <text:p>1391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177" calcext:value-type="float">
            <text:p>281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573" calcext:value-type="float">
            <text:p>1065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002" calcext:value-type="float">
            <text:p>220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88" calcext:value-type="float">
            <text:p>69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52" calcext:value-type="float">
            <text:p>158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9266" calcext:value-type="float">
            <text:p>189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339" calcext:value-type="float">
            <text:p>533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238" calcext:value-type="float">
            <text:p>1542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196" calcext:value-type="float">
            <text:p>351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8528" calcext:value-type="float">
            <text:p>1385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617" calcext:value-type="float">
            <text:p>316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651" calcext:value-type="float">
            <text:p>1096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008" calcext:value-type="float">
            <text:p>270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968" calcext:value-type="float">
            <text:p>1159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432" calcext:value-type="float">
            <text:p>494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215" calcext:value-type="float">
            <text:p>1242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376" calcext:value-type="float">
            <text:p>543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938" calcext:value-type="float">
            <text:p>1459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402" calcext:value-type="float">
            <text:p>624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681" calcext:value-type="float">
            <text:p>846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09" calcext:value-type="float">
            <text:p>45609</text:p>
          </table:table-cell>
        </table:table-row>
        <table:table-row table:style-name="ro1">
          <table:table-cell office:value-type="string" calcext:value-type="string">
            <text:p>3GeVMIPscan_run_05007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2113" calcext:value-type="float">
            <text:p>82113</text:p>
          </table:table-cell>
          <table:table-cell table:formula="of:=([.D63]+[.H63]+[.L63]+[.P63]+[.T63]+[.X63]+[.AB63]+[.AF63]+[.AJ63]+[.AN63]+[.AR63]+[.AV63]+[.AZ63]+[.BD63]+[.BH63])/15" office:value-type="float" office:value="99867.5333333333" calcext:value-type="float">
            <text:p>1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6734" calcext:value-type="float">
            <text:p>66734</text:p>
          </table:table-cell>
          <table:table-cell table:style-name="ce6" office:value-type="string" calcext:value-type="string">
            <text:p>n:</text:p>
          </table:table-cell>
          <table:table-cell office:value-type="float" office:value="132672" calcext:value-type="float">
            <text:p>1326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38" calcext:value-type="float">
            <text:p>122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94" calcext:value-type="float">
            <text:p>100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888" calcext:value-type="float">
            <text:p>828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374" calcext:value-type="float">
            <text:p>2643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114" calcext:value-type="float">
            <text:p>721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968" calcext:value-type="float">
            <text:p>949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847" calcext:value-type="float">
            <text:p>1278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85" calcext:value-type="float">
            <text:p>26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587" calcext:value-type="float">
            <text:p>1085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27" calcext:value-type="float">
            <text:p>15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841" calcext:value-type="float">
            <text:p>668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29" calcext:value-type="float">
            <text:p>16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610" calcext:value-type="float">
            <text:p>1586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615" calcext:value-type="float">
            <text:p>406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722" calcext:value-type="float">
            <text:p>1557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511" calcext:value-type="float">
            <text:p>345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914" calcext:value-type="float">
            <text:p>939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930" calcext:value-type="float">
            <text:p>229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4526" calcext:value-type="float">
            <text:p>1145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02" calcext:value-type="float">
            <text:p>230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5606" calcext:value-type="float">
            <text:p>1056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438" calcext:value-type="float">
            <text:p>414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691" calcext:value-type="float">
            <text:p>1176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664" calcext:value-type="float">
            <text:p>436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679" calcext:value-type="float">
            <text:p>120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082" calcext:value-type="float">
            <text:p>480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016" calcext:value-type="float">
            <text:p>940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538" calcext:value-type="float">
            <text:p>108538</text:p>
          </table:table-cell>
        </table:table-row>
        <table:table-row table:style-name="ro1">
          <table:table-cell table:style-name="ce4" office:value-type="string" calcext:value-type="string">
            <text:p>3GeVMIPscan_run_05007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9289" calcext:value-type="float">
            <text:p>69289</text:p>
          </table:table-cell>
          <table:table-cell table:style-name="ce10" table:formula="of:=([.D65]+[.H65]+[.L65]+[.P65]+[.T65]+[.X65]+[.AB65]+[.AF65]+[.AJ65]+[.AN65]+[.AR65]+[.AV65]+[.AZ65]+[.BD65]+[.BH65])/15" office:value-type="float" office:value="95577.4666666667" calcext:value-type="float">
            <text:p>9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0659" calcext:value-type="float">
            <text:p>706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8658" calcext:value-type="float">
            <text:p>3386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146" calcext:value-type="float">
            <text:p>21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52" calcext:value-type="float">
            <text:p>95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3013" calcext:value-type="float">
            <text:p>103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713" calcext:value-type="float">
            <text:p>307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84" calcext:value-type="float">
            <text:p>568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841" calcext:value-type="float">
            <text:p>848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643" calcext:value-type="float">
            <text:p>1246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241" calcext:value-type="float">
            <text:p>262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399" calcext:value-type="float">
            <text:p>1093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78" calcext:value-type="float">
            <text:p>146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089" calcext:value-type="float">
            <text:p>690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00" calcext:value-type="float">
            <text:p>147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0071" calcext:value-type="float">
            <text:p>150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832" calcext:value-type="float">
            <text:p>358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8170" calcext:value-type="float">
            <text:p>1481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83" calcext:value-type="float">
            <text:p>331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918" calcext:value-type="float">
            <text:p>669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70" calcext:value-type="float">
            <text:p>19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422" calcext:value-type="float">
            <text:p>1104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343" calcext:value-type="float">
            <text:p>233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518" calcext:value-type="float">
            <text:p>1015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674" calcext:value-type="float">
            <text:p>406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162" calcext:value-type="float">
            <text:p>741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984" calcext:value-type="float">
            <text:p>319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625" calcext:value-type="float">
            <text:p>1126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823" calcext:value-type="float">
            <text:p>418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943" calcext:value-type="float">
            <text:p>114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530" calcext:value-type="float">
            <text:p>184530</text:p>
          </table:table-cell>
        </table:table-row>
        <table:table-row table:style-name="ro1">
          <table:table-cell office:value-type="string" calcext:value-type="string">
            <text:p>3GeVMIPscan_run_05007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1625" calcext:value-type="float">
            <text:p>101625</text:p>
          </table:table-cell>
          <table:table-cell table:formula="of:=([.D67]+[.H67]+[.L67]+[.P67]+[.T67]+[.X67]+[.AB67]+[.AF67]+[.AJ67]+[.AN67]+[.AR67]+[.AV67]+[.AZ67]+[.BD67]+[.BH67])/15" office:value-type="float" office:value="111139.2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7662" calcext:value-type="float">
            <text:p>67662</text:p>
          </table:table-cell>
          <table:table-cell table:style-name="ce6" office:value-type="string" calcext:value-type="string">
            <text:p>n:</text:p>
          </table:table-cell>
          <table:table-cell office:value-type="float" office:value="161948" calcext:value-type="float">
            <text:p>1619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991" calcext:value-type="float">
            <text:p>329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77" calcext:value-type="float">
            <text:p>140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860" calcext:value-type="float">
            <text:p>1248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531" calcext:value-type="float">
            <text:p>295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339" calcext:value-type="float">
            <text:p>513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434" calcext:value-type="float">
            <text:p>1094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7950" calcext:value-type="float">
            <text:p>14795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646" calcext:value-type="float">
            <text:p>32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887" calcext:value-type="float">
            <text:p>1248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838" calcext:value-type="float">
            <text:p>178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512" calcext:value-type="float">
            <text:p>845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34" calcext:value-type="float">
            <text:p>170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9824" calcext:value-type="float">
            <text:p>1798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135" calcext:value-type="float">
            <text:p>491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562" calcext:value-type="float">
            <text:p>1735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393" calcext:value-type="float">
            <text:p>313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4612" calcext:value-type="float">
            <text:p>1046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415" calcext:value-type="float">
            <text:p>294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044" calcext:value-type="float">
            <text:p>1390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96" calcext:value-type="float">
            <text:p>270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557" calcext:value-type="float">
            <text:p>92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739" calcext:value-type="float">
            <text:p>447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520" calcext:value-type="float">
            <text:p>805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194" calcext:value-type="float">
            <text:p>421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713" calcext:value-type="float">
            <text:p>1257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382" calcext:value-type="float">
            <text:p>503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055" calcext:value-type="float">
            <text:p>1370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5326" calcext:value-type="float">
            <text:p>85326</text:p>
          </table:table-cell>
        </table:table-row>
        <table:table-row table:style-name="ro1">
          <table:table-cell table:style-name="ce4" office:value-type="string" calcext:value-type="string">
            <text:p>3GeVMIPscan_run_05007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8275" calcext:value-type="float">
            <text:p>98275</text:p>
          </table:table-cell>
          <table:table-cell table:style-name="ce10" table:formula="of:=([.D69]+[.H69]+[.L69]+[.P69]+[.T69]+[.X69]+[.AB69]+[.AF69]+[.AJ69]+[.AN69]+[.AR69]+[.AV69]+[.AZ69]+[.BD69]+[.BH69])/15" office:value-type="float" office:value="93467" calcext:value-type="float">
            <text:p>9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4241" calcext:value-type="float">
            <text:p>34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7927" calcext:value-type="float">
            <text:p>1679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991" calcext:value-type="float">
            <text:p>339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03" calcext:value-type="float">
            <text:p>126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932" calcext:value-type="float">
            <text:p>929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538" calcext:value-type="float">
            <text:p>505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70" calcext:value-type="float">
            <text:p>422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712" calcext:value-type="float">
            <text:p>1407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433" calcext:value-type="float">
            <text:p>1334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45" calcext:value-type="float">
            <text:p>272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396" calcext:value-type="float">
            <text:p>1253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003" calcext:value-type="float">
            <text:p>170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10" calcext:value-type="float">
            <text:p>68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212" calcext:value-type="float">
            <text:p>252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126" calcext:value-type="float">
            <text:p>1631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995" calcext:value-type="float">
            <text:p>469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349" calcext:value-type="float">
            <text:p>1593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64" calcext:value-type="float">
            <text:p>278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88" calcext:value-type="float">
            <text:p>837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55" calcext:value-type="float">
            <text:p>272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7673" calcext:value-type="float">
            <text:p>1376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77" calcext:value-type="float">
            <text:p>300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912" calcext:value-type="float">
            <text:p>559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134" calcext:value-type="float">
            <text:p>381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557" calcext:value-type="float">
            <text:p>505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16" calcext:value-type="float">
            <text:p>305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815" calcext:value-type="float">
            <text:p>96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320" calcext:value-type="float">
            <text:p>353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012" calcext:value-type="float">
            <text:p>1240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36" calcext:value-type="float">
            <text:p>57636</text:p>
          </table:table-cell>
        </table:table-row>
        <table:table-row table:style-name="ro1">
          <table:table-cell office:value-type="string" calcext:value-type="string">
            <text:p>3GeVMIPscan_run_05007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8517" calcext:value-type="float">
            <text:p>48517</text:p>
          </table:table-cell>
          <table:table-cell table:formula="of:=([.D71]+[.H71]+[.L71]+[.P71]+[.T71]+[.X71]+[.AB71]+[.AF71]+[.AJ71]+[.AN71]+[.AR71]+[.AV71]+[.AZ71]+[.BD71]+[.BH71])/15" office:value-type="float" office:value="35855.0666666667" calcext:value-type="float">
            <text:p>3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2855" calcext:value-type="float">
            <text:p>42855</text:p>
          </table:table-cell>
          <table:table-cell table:style-name="ce6" office:value-type="string" calcext:value-type="string">
            <text:p>n:</text:p>
          </table:table-cell>
          <table:table-cell office:value-type="float" office:value="249959" calcext:value-type="float">
            <text:p>2499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45" calcext:value-type="float">
            <text:p>10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36" calcext:value-type="float">
            <text:p>114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45" calcext:value-type="float">
            <text:p>64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803" calcext:value-type="float">
            <text:p>408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221" calcext:value-type="float">
            <text:p>192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966" calcext:value-type="float">
            <text:p>589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386" calcext:value-type="float">
            <text:p>523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173" calcext:value-type="float">
            <text:p>301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227" calcext:value-type="float">
            <text:p>222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67" calcext:value-type="float">
            <text:p>87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880" calcext:value-type="float">
            <text:p>208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31" calcext:value-type="float">
            <text:p>89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908" calcext:value-type="float">
            <text:p>769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1111" calcext:value-type="float">
            <text:p>511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729" calcext:value-type="float">
            <text:p>257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47" calcext:value-type="float">
            <text:p>98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976" calcext:value-type="float">
            <text:p>339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22" calcext:value-type="float">
            <text:p>13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926" calcext:value-type="float">
            <text:p>249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581" calcext:value-type="float">
            <text:p>135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782" calcext:value-type="float">
            <text:p>337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78" calcext:value-type="float">
            <text:p>270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978" calcext:value-type="float">
            <text:p>62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272" calcext:value-type="float">
            <text:p>502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841" calcext:value-type="float">
            <text:p>528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354" calcext:value-type="float">
            <text:p>273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627" calcext:value-type="float">
            <text:p>526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989" calcext:value-type="float">
            <text:p>29989</text:p>
          </table:table-cell>
        </table:table-row>
        <table:table-row table:style-name="ro1">
          <table:table-cell table:style-name="ce4" office:value-type="string" calcext:value-type="string">
            <text:p>3GeVMIPscan_run_05008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32225" calcext:value-type="float">
            <text:p>32225</text:p>
          </table:table-cell>
          <table:table-cell table:style-name="ce10" table:formula="of:=([.D73]+[.H73]+[.L73]+[.P73]+[.T73]+[.X73]+[.AB73]+[.AF73]+[.AJ73]+[.AN73]+[.AR73]+[.AV73]+[.AZ73]+[.BD73]+[.BH73])/15" office:value-type="float" office:value="30574.0666666667" calcext:value-type="float">
            <text:p>3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1486" calcext:value-type="float">
            <text:p>314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985" calcext:value-type="float">
            <text:p>1689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28" calcext:value-type="float">
            <text:p>43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540" calcext:value-type="float">
            <text:p>135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03" calcext:value-type="float">
            <text:p>7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42" calcext:value-type="float">
            <text:p>112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395" calcext:value-type="float">
            <text:p>173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584" calcext:value-type="float">
            <text:p>385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303" calcext:value-type="float">
            <text:p>52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43" calcext:value-type="float">
            <text:p>185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460" calcext:value-type="float">
            <text:p>174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45" calcext:value-type="float">
            <text:p>5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497" calcext:value-type="float">
            <text:p>214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04" calcext:value-type="float">
            <text:p>74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504" calcext:value-type="float">
            <text:p>635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999" calcext:value-type="float">
            <text:p>269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837" calcext:value-type="float">
            <text:p>228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007" calcext:value-type="float">
            <text:p>70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261" calcext:value-type="float">
            <text:p>292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84" calcext:value-type="float">
            <text:p>101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266" calcext:value-type="float">
            <text:p>24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7" calcext:value-type="float">
            <text:p>79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000" calcext:value-type="float">
            <text:p>280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85" calcext:value-type="float">
            <text:p>150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282" calcext:value-type="float">
            <text:p>532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375" calcext:value-type="float">
            <text:p>323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909" calcext:value-type="float">
            <text:p>419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43" calcext:value-type="float">
            <text:p>210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80" calcext:value-type="float">
            <text:p>43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609" calcext:value-type="float">
            <text:p>23609</text:p>
          </table:table-cell>
        </table:table-row>
        <table:table-row table:style-name="ro1">
          <table:table-cell office:value-type="string" calcext:value-type="string">
            <text:p>3GeVMIPscan_run_05008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5051" calcext:value-type="float">
            <text:p>45051</text:p>
          </table:table-cell>
          <table:table-cell table:formula="of:=([.D75]+[.H75]+[.L75]+[.P75]+[.T75]+[.X75]+[.AB75]+[.AF75]+[.AJ75]+[.AN75]+[.AR75]+[.AV75]+[.AZ75]+[.BD75]+[.BH75])/15" office:value-type="float" office:value="50009.6" calcext:value-type="float">
            <text:p>5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7746" calcext:value-type="float">
            <text:p>57746</text:p>
          </table:table-cell>
          <table:table-cell table:style-name="ce6" office:value-type="string" calcext:value-type="string">
            <text:p>n:</text:p>
          </table:table-cell>
          <table:table-cell office:value-type="float" office:value="114880" calcext:value-type="float">
            <text:p>1148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30" calcext:value-type="float">
            <text:p>68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48" calcext:value-type="float">
            <text:p>150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78" calcext:value-type="float">
            <text:p>19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909" calcext:value-type="float">
            <text:p>159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392" calcext:value-type="float">
            <text:p>443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223" calcext:value-type="float">
            <text:p>532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827" calcext:value-type="float">
            <text:p>728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14" calcext:value-type="float">
            <text:p>182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892" calcext:value-type="float">
            <text:p>30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48" calcext:value-type="float">
            <text:p>67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477" calcext:value-type="float">
            <text:p>404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307" calcext:value-type="float">
            <text:p>93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545" calcext:value-type="float">
            <text:p>935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33" calcext:value-type="float">
            <text:p>257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889" calcext:value-type="float">
            <text:p>438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51" calcext:value-type="float">
            <text:p>100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28" calcext:value-type="float">
            <text:p>50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57" calcext:value-type="float">
            <text:p>126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710" calcext:value-type="float">
            <text:p>267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56" calcext:value-type="float">
            <text:p>103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117" calcext:value-type="float">
            <text:p>571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748" calcext:value-type="float">
            <text:p>227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957" calcext:value-type="float">
            <text:p>799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681" calcext:value-type="float">
            <text:p>366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408" calcext:value-type="float">
            <text:p>654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14" calcext:value-type="float">
            <text:p>304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348" calcext:value-type="float">
            <text:p>603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542" calcext:value-type="float">
            <text:p>30542</text:p>
          </table:table-cell>
        </table:table-row>
        <table:table-row table:style-name="ro1">
          <table:table-cell table:style-name="ce4" office:value-type="string" calcext:value-type="string">
            <text:p>3GeVMIPscan_run_05008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5293" calcext:value-type="float">
            <text:p>45293</text:p>
          </table:table-cell>
          <table:table-cell table:style-name="ce10" table:formula="of:=([.D77]+[.H77]+[.L77]+[.P77]+[.T77]+[.X77]+[.AB77]+[.AF77]+[.AJ77]+[.AN77]+[.AR77]+[.AV77]+[.AZ77]+[.BD77]+[.BH77])/15" office:value-type="float" office:value="49062" calcext:value-type="float">
            <text:p>4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63056" calcext:value-type="float">
            <text:p>630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1272" calcext:value-type="float">
            <text:p>812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10" calcext:value-type="float">
            <text:p>10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012" calcext:value-type="float">
            <text:p>380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821" calcext:value-type="float">
            <text:p>258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14" calcext:value-type="float">
            <text:p>126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081" calcext:value-type="float">
            <text:p>49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6838" calcext:value-type="float">
            <text:p>668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15" calcext:value-type="float">
            <text:p>56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15" calcext:value-type="float">
            <text:p>140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615" calcext:value-type="float">
            <text:p>366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122" calcext:value-type="float">
            <text:p>81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848" calcext:value-type="float">
            <text:p>418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93" calcext:value-type="float">
            <text:p>96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818" calcext:value-type="float">
            <text:p>938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01" calcext:value-type="float">
            <text:p>253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557" calcext:value-type="float">
            <text:p>435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13" calcext:value-type="float">
            <text:p>11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627" calcext:value-type="float">
            <text:p>426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69" calcext:value-type="float">
            <text:p>127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586" calcext:value-type="float">
            <text:p>275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61" calcext:value-type="float">
            <text:p>106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665" calcext:value-type="float">
            <text:p>526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83" calcext:value-type="float">
            <text:p>216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977" calcext:value-type="float">
            <text:p>779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37" calcext:value-type="float">
            <text:p>331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58" calcext:value-type="float">
            <text:p>695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992" calcext:value-type="float">
            <text:p>289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396" calcext:value-type="float">
            <text:p>443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022" calcext:value-type="float">
            <text:p>25022</text:p>
          </table:table-cell>
        </table:table-row>
        <table:table-row table:style-name="ro1">
          <table:table-cell office:value-type="string" calcext:value-type="string">
            <text:p>3GeVMIPscan_run_05008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1924" calcext:value-type="float">
            <text:p>51924</text:p>
          </table:table-cell>
          <table:table-cell table:formula="of:=([.D79]+[.H79]+[.L79]+[.P79]+[.T79]+[.X79]+[.AB79]+[.AF79]+[.AJ79]+[.AN79]+[.AR79]+[.AV79]+[.AZ79]+[.BD79]+[.BH79])/15" office:value-type="float" office:value="45568.6666666667" calcext:value-type="float">
            <text:p>4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179" calcext:value-type="float">
            <text:p>27179</text:p>
          </table:table-cell>
          <table:table-cell table:style-name="ce6" office:value-type="string" calcext:value-type="string">
            <text:p>n:</text:p>
          </table:table-cell>
          <table:table-cell office:value-type="float" office:value="94416" calcext:value-type="float">
            <text:p>944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014" calcext:value-type="float">
            <text:p>160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83" calcext:value-type="float">
            <text:p>89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054" calcext:value-type="float">
            <text:p>220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890" calcext:value-type="float">
            <text:p>188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946" calcext:value-type="float">
            <text:p>289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360" calcext:value-type="float">
            <text:p>703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221" calcext:value-type="float">
            <text:p>482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608" calcext:value-type="float">
            <text:p>236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422" calcext:value-type="float">
            <text:p>434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774" calcext:value-type="float">
            <text:p>28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277" calcext:value-type="float">
            <text:p>412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80" calcext:value-type="float">
            <text:p>127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051" calcext:value-type="float">
            <text:p>840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297" calcext:value-type="float">
            <text:p>642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951" calcext:value-type="float">
            <text:p>57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16" calcext:value-type="float">
            <text:p>218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349" calcext:value-type="float">
            <text:p>48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74" calcext:value-type="float">
            <text:p>231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674" calcext:value-type="float">
            <text:p>366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70" calcext:value-type="float">
            <text:p>154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803" calcext:value-type="float">
            <text:p>518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238" calcext:value-type="float">
            <text:p>282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261" calcext:value-type="float">
            <text:p>662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249" calcext:value-type="float">
            <text:p>482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843" calcext:value-type="float">
            <text:p>628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433" calcext:value-type="float">
            <text:p>404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485" calcext:value-type="float">
            <text:p>484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411" calcext:value-type="float">
            <text:p>34411</text:p>
          </table:table-cell>
        </table:table-row>
        <table:table-row table:style-name="ro1">
          <table:table-cell table:style-name="ce4" office:value-type="string" calcext:value-type="string">
            <text:p>3GeVMIPscan_run_05008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3431" calcext:value-type="float">
            <text:p>53431</text:p>
          </table:table-cell>
          <table:table-cell table:style-name="ce10" table:formula="of:=([.D81]+[.H81]+[.L81]+[.P81]+[.T81]+[.X81]+[.AB81]+[.AF81]+[.AJ81]+[.AN81]+[.AR81]+[.AV81]+[.AZ81]+[.BD81]+[.BH81])/15" office:value-type="float" office:value="48414.4" calcext:value-type="float">
            <text:p>4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9090" calcext:value-type="float">
            <text:p>390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403" calcext:value-type="float">
            <text:p>864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34" calcext:value-type="float">
            <text:p>78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02" calcext:value-type="float">
            <text:p>68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723" calcext:value-type="float">
            <text:p>407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59" calcext:value-type="float">
            <text:p>172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874" calcext:value-type="float">
            <text:p>408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167" calcext:value-type="float">
            <text:p>67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087" calcext:value-type="float">
            <text:p>450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845" calcext:value-type="float">
            <text:p>428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880" calcext:value-type="float">
            <text:p>368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79" calcext:value-type="float">
            <text:p>158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970" calcext:value-type="float">
            <text:p>359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171" calcext:value-type="float">
            <text:p>121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010" calcext:value-type="float">
            <text:p>87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340" calcext:value-type="float">
            <text:p>583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120" calcext:value-type="float">
            <text:p>781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78" calcext:value-type="float">
            <text:p>255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074" calcext:value-type="float">
            <text:p>460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81" calcext:value-type="float">
            <text:p>248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441" calcext:value-type="float">
            <text:p>364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99" calcext:value-type="float">
            <text:p>174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358" calcext:value-type="float">
            <text:p>563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756" calcext:value-type="float">
            <text:p>27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683" calcext:value-type="float">
            <text:p>666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444" calcext:value-type="float">
            <text:p>314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564" calcext:value-type="float">
            <text:p>485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561" calcext:value-type="float">
            <text:p>285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08" calcext:value-type="float">
            <text:p>605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466" calcext:value-type="float">
            <text:p>36466</text:p>
          </table:table-cell>
        </table:table-row>
        <table:table-row table:style-name="ro1">
          <table:table-cell office:value-type="string" calcext:value-type="string">
            <text:p>3GeVMIPscan_run_05008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715" calcext:value-type="float">
            <text:p>47715</text:p>
          </table:table-cell>
          <table:table-cell table:formula="of:=([.D83]+[.H83]+[.L83]+[.P83]+[.T83]+[.X83]+[.AB83]+[.AF83]+[.AJ83]+[.AN83]+[.AR83]+[.AV83]+[.AZ83]+[.BD83]+[.BH83])/15" office:value-type="float" office:value="48395.8666666667" calcext:value-type="float">
            <text:p>4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5557" calcext:value-type="float">
            <text:p>35557</text:p>
          </table:table-cell>
          <table:table-cell table:style-name="ce6" office:value-type="string" calcext:value-type="string">
            <text:p>n:</text:p>
          </table:table-cell>
          <table:table-cell office:value-type="float" office:value="77320" calcext:value-type="float">
            <text:p>773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64" calcext:value-type="float">
            <text:p>72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9" calcext:value-type="float">
            <text:p>68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596" calcext:value-type="float">
            <text:p>495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542" calcext:value-type="float">
            <text:p>255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305" calcext:value-type="float">
            <text:p>403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0840" calcext:value-type="float">
            <text:p>808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253" calcext:value-type="float">
            <text:p>61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572" calcext:value-type="float">
            <text:p>415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533" calcext:value-type="float">
            <text:p>395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90" calcext:value-type="float">
            <text:p>12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043" calcext:value-type="float">
            <text:p>52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60" calcext:value-type="float">
            <text:p>134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682" calcext:value-type="float">
            <text:p>816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275" calcext:value-type="float">
            <text:p>552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373" calcext:value-type="float">
            <text:p>733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46" calcext:value-type="float">
            <text:p>239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164" calcext:value-type="float">
            <text:p>491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524" calcext:value-type="float">
            <text:p>705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684" calcext:value-type="float">
            <text:p>286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076" calcext:value-type="float">
            <text:p>120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899" calcext:value-type="float">
            <text:p>418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251" calcext:value-type="float">
            <text:p>282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685" calcext:value-type="float">
            <text:p>576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642" calcext:value-type="float">
            <text:p>27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852" calcext:value-type="float">
            <text:p>428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25" calcext:value-type="float">
            <text:p>257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048" calcext:value-type="float">
            <text:p>650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308" calcext:value-type="float">
            <text:p>53308</text:p>
          </table:table-cell>
        </table:table-row>
        <table:table-row table:style-name="ro1">
          <table:table-cell table:style-name="ce4" office:value-type="string" calcext:value-type="string">
            <text:p>3GeVMIPscan_run_05008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3885" calcext:value-type="float">
            <text:p>53885</text:p>
          </table:table-cell>
          <table:table-cell table:style-name="ce10" table:formula="of:=([.D85]+[.H85]+[.L85]+[.P85]+[.T85]+[.X85]+[.AB85]+[.AF85]+[.AJ85]+[.AN85]+[.AR85]+[.AV85]+[.AZ85]+[.BD85]+[.BH85])/15" office:value-type="float" office:value="47107.9333333333" calcext:value-type="float">
            <text:p>4.7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415" calcext:value-type="float">
            <text:p>184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163" calcext:value-type="float">
            <text:p>871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59" calcext:value-type="float">
            <text:p>85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19" calcext:value-type="float">
            <text:p>72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433" calcext:value-type="float">
            <text:p>514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356" calcext:value-type="float">
            <text:p>193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590" calcext:value-type="float">
            <text:p>425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268" calcext:value-type="float">
            <text:p>682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674" calcext:value-type="float">
            <text:p>486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76" calcext:value-type="float">
            <text:p>272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863" calcext:value-type="float">
            <text:p>488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252" calcext:value-type="float">
            <text:p>102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017" calcext:value-type="float">
            <text:p>530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55" calcext:value-type="float">
            <text:p>112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619" calcext:value-type="float">
            <text:p>816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609" calcext:value-type="float">
            <text:p>586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956" calcext:value-type="float">
            <text:p>739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85" calcext:value-type="float">
            <text:p>185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135" calcext:value-type="float">
            <text:p>581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44" calcext:value-type="float">
            <text:p>315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400" calcext:value-type="float">
            <text:p>254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43" calcext:value-type="float">
            <text:p>119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286" calcext:value-type="float">
            <text:p>28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96" calcext:value-type="float">
            <text:p>210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57" calcext:value-type="float">
            <text:p>568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276" calcext:value-type="float">
            <text:p>252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059" calcext:value-type="float">
            <text:p>470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92" calcext:value-type="float">
            <text:p>246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756" calcext:value-type="float">
            <text:p>637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078" calcext:value-type="float">
            <text:p>67078</text:p>
          </table:table-cell>
        </table:table-row>
        <table:table-row table:style-name="ro1">
          <table:table-cell office:value-type="string" calcext:value-type="string">
            <text:p>3GeVMIPscan_run_05008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8224" calcext:value-type="float">
            <text:p>58224</text:p>
          </table:table-cell>
          <table:table-cell table:formula="of:=([.D87]+[.H87]+[.L87]+[.P87]+[.T87]+[.X87]+[.AB87]+[.AF87]+[.AJ87]+[.AN87]+[.AR87]+[.AV87]+[.AZ87]+[.BD87]+[.BH87])/15" office:value-type="float" office:value="40907.2" calcext:value-type="float">
            <text:p>4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8197" calcext:value-type="float">
            <text:p>18197</text:p>
          </table:table-cell>
          <table:table-cell table:style-name="ce6" office:value-type="string" calcext:value-type="string">
            <text:p>n:</text:p>
          </table:table-cell>
          <table:table-cell office:value-type="float" office:value="91919" calcext:value-type="float">
            <text:p>919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469" calcext:value-type="float">
            <text:p>184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37" calcext:value-type="float">
            <text:p>90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795" calcext:value-type="float">
            <text:p>317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53" calcext:value-type="float">
            <text:p>166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847" calcext:value-type="float">
            <text:p>368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124" calcext:value-type="float">
            <text:p>821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470" calcext:value-type="float">
            <text:p>474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88" calcext:value-type="float">
            <text:p>154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764" calcext:value-type="float">
            <text:p>327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63" calcext:value-type="float">
            <text:p>114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270" calcext:value-type="float">
            <text:p>432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49" calcext:value-type="float">
            <text:p>104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484" calcext:value-type="float">
            <text:p>754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835" calcext:value-type="float">
            <text:p>62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049" calcext:value-type="float">
            <text:p>690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409" calcext:value-type="float">
            <text:p>204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394" calcext:value-type="float">
            <text:p>453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463" calcext:value-type="float">
            <text:p>274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415" calcext:value-type="float">
            <text:p>234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76" calcext:value-type="float">
            <text:p>125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457" calcext:value-type="float">
            <text:p>21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84" calcext:value-type="float">
            <text:p>238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653" calcext:value-type="float">
            <text:p>526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96" calcext:value-type="float">
            <text:p>410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97" calcext:value-type="float">
            <text:p>228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248" calcext:value-type="float">
            <text:p>562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894" calcext:value-type="float">
            <text:p>63894</text:p>
          </table:table-cell>
        </table:table-row>
        <table:table-row table:style-name="ro1">
          <table:table-cell table:style-name="ce4" office:value-type="string" calcext:value-type="string">
            <text:p>3GeVMIPscan_run_05008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6177" calcext:value-type="float">
            <text:p>86177</text:p>
          </table:table-cell>
          <table:table-cell table:style-name="ce10" table:formula="of:=([.D89]+[.H89]+[.L89]+[.P89]+[.T89]+[.X89]+[.AB89]+[.AF89]+[.AJ89]+[.AN89]+[.AR89]+[.AV89]+[.AZ89]+[.BD89]+[.BH89])/15" office:value-type="float" office:value="102614.533333333" calcext:value-type="float">
            <text:p>1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0351" calcext:value-type="float">
            <text:p>40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342" calcext:value-type="float">
            <text:p>136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946" calcext:value-type="float">
            <text:p>209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94" calcext:value-type="float">
            <text:p>253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252" calcext:value-type="float">
            <text:p>742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2300" calcext:value-type="float">
            <text:p>2623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19" calcext:value-type="float">
            <text:p>605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537" calcext:value-type="float">
            <text:p>1095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7760" calcext:value-type="float">
            <text:p>137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020" calcext:value-type="float">
            <text:p>190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887" calcext:value-type="float">
            <text:p>1108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48" calcext:value-type="float">
            <text:p>123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178" calcext:value-type="float">
            <text:p>1171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186" calcext:value-type="float">
            <text:p>131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9636" calcext:value-type="float">
            <text:p>169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001" calcext:value-type="float">
            <text:p>280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8198" calcext:value-type="float">
            <text:p>138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192" calcext:value-type="float">
            <text:p>201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062" calcext:value-type="float">
            <text:p>960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461" calcext:value-type="float">
            <text:p>534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293" calcext:value-type="float">
            <text:p>1112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80" calcext:value-type="float">
            <text:p>224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770" calcext:value-type="float">
            <text:p>937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368" calcext:value-type="float">
            <text:p>383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192" calcext:value-type="float">
            <text:p>1271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089" calcext:value-type="float">
            <text:p>50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351" calcext:value-type="float">
            <text:p>115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613" calcext:value-type="float">
            <text:p>466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823" calcext:value-type="float">
            <text:p>1258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321" calcext:value-type="float">
            <text:p>51321</text:p>
          </table:table-cell>
        </table:table-row>
        <table:table-row table:style-name="ro1">
          <table:table-cell office:value-type="string" calcext:value-type="string">
            <text:p>3GeVMIPscan_run_05009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7432" calcext:value-type="float">
            <text:p>87432</text:p>
          </table:table-cell>
          <table:table-cell table:formula="of:=([.D91]+[.H91]+[.L91]+[.P91]+[.T91]+[.X91]+[.AB91]+[.AF91]+[.AJ91]+[.AN91]+[.AR91]+[.AV91]+[.AZ91]+[.BD91]+[.BH91])/15" office:value-type="float" office:value="115778.466666667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7041" calcext:value-type="float">
            <text:p>67041</text:p>
          </table:table-cell>
          <table:table-cell table:style-name="ce6" office:value-type="string" calcext:value-type="string">
            <text:p>n:</text:p>
          </table:table-cell>
          <table:table-cell office:value-type="float" office:value="140807" calcext:value-type="float">
            <text:p>1408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514" calcext:value-type="float">
            <text:p>57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71" calcext:value-type="float">
            <text:p>133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840" calcext:value-type="float">
            <text:p>908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830" calcext:value-type="float">
            <text:p>1038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734" calcext:value-type="float">
            <text:p>967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526" calcext:value-type="float">
            <text:p>1065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34" calcext:value-type="float">
            <text:p>1376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77" calcext:value-type="float">
            <text:p>189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5790" calcext:value-type="float">
            <text:p>1157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68" calcext:value-type="float">
            <text:p>12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299" calcext:value-type="float">
            <text:p>1282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14" calcext:value-type="float">
            <text:p>138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107" calcext:value-type="float">
            <text:p>1721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947" calcext:value-type="float">
            <text:p>259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169" calcext:value-type="float">
            <text:p>1571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019" calcext:value-type="float">
            <text:p>200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651" calcext:value-type="float">
            <text:p>906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37" calcext:value-type="float">
            <text:p>192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916" calcext:value-type="float">
            <text:p>1039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20" calcext:value-type="float">
            <text:p>220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471" calcext:value-type="float">
            <text:p>1284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126" calcext:value-type="float">
            <text:p>36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634" calcext:value-type="float">
            <text:p>1346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233" calcext:value-type="float">
            <text:p>482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263" calcext:value-type="float">
            <text:p>1272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165" calcext:value-type="float">
            <text:p>481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614" calcext:value-type="float">
            <text:p>1286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896" calcext:value-type="float">
            <text:p>49896</text:p>
          </table:table-cell>
        </table:table-row>
        <table:table-row table:style-name="ro1">
          <table:table-cell table:style-name="ce4" office:value-type="string" calcext:value-type="string">
            <text:p>3GeVMIPscan_run_05009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9486" calcext:value-type="float">
            <text:p>89486</text:p>
          </table:table-cell>
          <table:table-cell table:style-name="ce10" table:formula="of:=([.D93]+[.H93]+[.L93]+[.P93]+[.T93]+[.X93]+[.AB93]+[.AF93]+[.AJ93]+[.AN93]+[.AR93]+[.AV93]+[.AZ93]+[.BD93]+[.BH93])/15" office:value-type="float" office:value="112471.4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7880" calcext:value-type="float">
            <text:p>978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833" calcext:value-type="float">
            <text:p>1448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097" calcext:value-type="float">
            <text:p>860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93" calcext:value-type="float">
            <text:p>246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038" calcext:value-type="float">
            <text:p>510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43" calcext:value-type="float">
            <text:p>229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772" calcext:value-type="float">
            <text:p>1077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270" calcext:value-type="float">
            <text:p>1142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677" calcext:value-type="float">
            <text:p>130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878" calcext:value-type="float">
            <text:p>188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832" calcext:value-type="float">
            <text:p>1128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39" calcext:value-type="float">
            <text:p>125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698" calcext:value-type="float">
            <text:p>1166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91" calcext:value-type="float">
            <text:p>148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4755" calcext:value-type="float">
            <text:p>1647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016" calcext:value-type="float">
            <text:p>26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8453" calcext:value-type="float">
            <text:p>1484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19" calcext:value-type="float">
            <text:p>216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9888" calcext:value-type="float">
            <text:p>998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888" calcext:value-type="float">
            <text:p>228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800" calcext:value-type="float">
            <text:p>848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44" calcext:value-type="float">
            <text:p>215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328" calcext:value-type="float">
            <text:p>1173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480" calcext:value-type="float">
            <text:p>334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9721" calcext:value-type="float">
            <text:p>1297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487" calcext:value-type="float">
            <text:p>504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2102" calcext:value-type="float">
            <text:p>1221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409" calcext:value-type="float">
            <text:p>46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031" calcext:value-type="float">
            <text:p>1170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362" calcext:value-type="float">
            <text:p>44362</text:p>
          </table:table-cell>
        </table:table-row>
        <table:table-row table:style-name="ro1">
          <table:table-cell office:value-type="string" calcext:value-type="string">
            <text:p>3GeVMIPscan_run_05009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6391" calcext:value-type="float">
            <text:p>96391</text:p>
          </table:table-cell>
          <table:table-cell table:formula="of:=([.D95]+[.H95]+[.L95]+[.P95]+[.T95]+[.X95]+[.AB95]+[.AF95]+[.AJ95]+[.AN95]+[.AR95]+[.AV95]+[.AZ95]+[.BD95]+[.BH95])/15" office:value-type="float" office:value="109353.133333333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5147" calcext:value-type="float">
            <text:p>55147</text:p>
          </table:table-cell>
          <table:table-cell table:style-name="ce6" office:value-type="string" calcext:value-type="string">
            <text:p>n:</text:p>
          </table:table-cell>
          <table:table-cell office:value-type="float" office:value="157882" calcext:value-type="float">
            <text:p>1578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012" calcext:value-type="float">
            <text:p>540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05" calcext:value-type="float">
            <text:p>131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446" calcext:value-type="float">
            <text:p>694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301" calcext:value-type="float">
            <text:p>383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152" calcext:value-type="float">
            <text:p>76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024" calcext:value-type="float">
            <text:p>153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213" calcext:value-type="float">
            <text:p>932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979" calcext:value-type="float">
            <text:p>209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0797" calcext:value-type="float">
            <text:p>1107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09" calcext:value-type="float">
            <text:p>172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069" calcext:value-type="float">
            <text:p>1240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27" calcext:value-type="float">
            <text:p>16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2507" calcext:value-type="float">
            <text:p>1825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220" calcext:value-type="float">
            <text:p>372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4842" calcext:value-type="float">
            <text:p>1648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340" calcext:value-type="float">
            <text:p>323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5254" calcext:value-type="float">
            <text:p>95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71" calcext:value-type="float">
            <text:p>247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9171" calcext:value-type="float">
            <text:p>891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64" calcext:value-type="float">
            <text:p>238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3770" calcext:value-type="float">
            <text:p>1137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805" calcext:value-type="float">
            <text:p>428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423" calcext:value-type="float">
            <text:p>1544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344" calcext:value-type="float">
            <text:p>603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191" calcext:value-type="float">
            <text:p>1371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111" calcext:value-type="float">
            <text:p>531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303" calcext:value-type="float">
            <text:p>1203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451" calcext:value-type="float">
            <text:p>49451</text:p>
          </table:table-cell>
        </table:table-row>
        <table:table-row table:style-name="ro1">
          <table:table-cell table:style-name="ce4" office:value-type="string" calcext:value-type="string">
            <text:p>3GeVMIPscan_run_05009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0848" calcext:value-type="float">
            <text:p>90848</text:p>
          </table:table-cell>
          <table:table-cell table:style-name="ce10" table:formula="of:=([.D97]+[.H97]+[.L97]+[.P97]+[.T97]+[.X97]+[.AB97]+[.AF97]+[.AJ97]+[.AN97]+[.AR97]+[.AV97]+[.AZ97]+[.BD97]+[.BH97])/15" office:value-type="float" office:value="116263.533333333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18055" calcext:value-type="float">
            <text:p>1180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153" calcext:value-type="float">
            <text:p>1661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122" calcext:value-type="float">
            <text:p>26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23" calcext:value-type="float">
            <text:p>172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3826" calcext:value-type="float">
            <text:p>1138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953" calcext:value-type="float">
            <text:p>299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670" calcext:value-type="float">
            <text:p>1096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770" calcext:value-type="float">
            <text:p>127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570" calcext:value-type="float">
            <text:p>112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43" calcext:value-type="float">
            <text:p>197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215" calcext:value-type="float">
            <text:p>1162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02" calcext:value-type="float">
            <text:p>174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932" calcext:value-type="float">
            <text:p>1109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130" calcext:value-type="float">
            <text:p>151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4191" calcext:value-type="float">
            <text:p>1741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81" calcext:value-type="float">
            <text:p>300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379" calcext:value-type="float">
            <text:p>1673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45" calcext:value-type="float">
            <text:p>253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919" calcext:value-type="float">
            <text:p>1059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594" calcext:value-type="float">
            <text:p>445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597" calcext:value-type="float">
            <text:p>765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758" calcext:value-type="float">
            <text:p>217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218" calcext:value-type="float">
            <text:p>1182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476" calcext:value-type="float">
            <text:p>384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811" calcext:value-type="float">
            <text:p>1398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364" calcext:value-type="float">
            <text:p>423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675" calcext:value-type="float">
            <text:p>1256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00" calcext:value-type="float">
            <text:p>456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773" calcext:value-type="float">
            <text:p>128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54" calcext:value-type="float">
            <text:p>45654</text:p>
          </table:table-cell>
        </table:table-row>
        <table:table-row table:style-name="ro1">
          <table:table-cell office:value-type="string" calcext:value-type="string">
            <text:p>3GeVMIPscan_run_05009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5742" calcext:value-type="float">
            <text:p>85742</text:p>
          </table:table-cell>
          <table:table-cell table:formula="of:=([.D99]+[.H99]+[.L99]+[.P99]+[.T99]+[.X99]+[.AB99]+[.AF99]+[.AJ99]+[.AN99]+[.AR99]+[.AV99]+[.AZ99]+[.BD99]+[.BH99])/15" office:value-type="float" office:value="122961.5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8970" calcext:value-type="float">
            <text:p>118970</text:p>
          </table:table-cell>
          <table:table-cell table:style-name="ce6" office:value-type="string" calcext:value-type="string">
            <text:p>n:</text:p>
          </table:table-cell>
          <table:table-cell office:value-type="float" office:value="155393" calcext:value-type="float">
            <text:p>1553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178" calcext:value-type="float">
            <text:p>491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828" calcext:value-type="float">
            <text:p>118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173" calcext:value-type="float">
            <text:p>1261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162" calcext:value-type="float">
            <text:p>251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2505" calcext:value-type="float">
            <text:p>1025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220" calcext:value-type="float">
            <text:p>1082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951" calcext:value-type="float">
            <text:p>133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848" calcext:value-type="float">
            <text:p>188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5415" calcext:value-type="float">
            <text:p>1154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95" calcext:value-type="float">
            <text:p>139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308" calcext:value-type="float">
            <text:p>1283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508" calcext:value-type="float">
            <text:p>145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9889" calcext:value-type="float">
            <text:p>1698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096" calcext:value-type="float">
            <text:p>250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231" calcext:value-type="float">
            <text:p>1632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73" calcext:value-type="float">
            <text:p>228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4429" calcext:value-type="float">
            <text:p>144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094" calcext:value-type="float">
            <text:p>790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468" calcext:value-type="float">
            <text:p>724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735" calcext:value-type="float">
            <text:p>177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174" calcext:value-type="float">
            <text:p>1201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955" calcext:value-type="float">
            <text:p>369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2532" calcext:value-type="float">
            <text:p>1425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609" calcext:value-type="float">
            <text:p>386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017" calcext:value-type="float">
            <text:p>1240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713" calcext:value-type="float">
            <text:p>417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183" calcext:value-type="float">
            <text:p>1331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862" calcext:value-type="float">
            <text:p>48862</text:p>
          </table:table-cell>
        </table:table-row>
        <table:table-row table:style-name="ro1">
          <table:table-cell table:style-name="ce4" office:value-type="string" calcext:value-type="string">
            <text:p>3GeVMIPscan_run_05009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0134" calcext:value-type="float">
            <text:p>90134</text:p>
          </table:table-cell>
          <table:table-cell table:style-name="ce10" table:formula="of:=([.D101]+[.H101]+[.L101]+[.P101]+[.T101]+[.X101]+[.AB101]+[.AF101]+[.AJ101]+[.AN101]+[.AR101]+[.AV101]+[.AZ101]+[.BD101]+[.BH101])/15" office:value-type="float" office:value="115529.4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62787" calcext:value-type="float">
            <text:p>627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309" calcext:value-type="float">
            <text:p>1853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180" calcext:value-type="float">
            <text:p>521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17" calcext:value-type="float">
            <text:p>168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600" calcext:value-type="float">
            <text:p>1176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081" calcext:value-type="float">
            <text:p>115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428" calcext:value-type="float">
            <text:p>1074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998" calcext:value-type="float">
            <text:p>1219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10" calcext:value-type="float">
            <text:p>177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361" calcext:value-type="float">
            <text:p>1183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82" calcext:value-type="float">
            <text:p>143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080" calcext:value-type="float">
            <text:p>1140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20" calcext:value-type="float">
            <text:p>143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8131" calcext:value-type="float">
            <text:p>168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80" calcext:value-type="float">
            <text:p>255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319" calcext:value-type="float">
            <text:p>1653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811" calcext:value-type="float">
            <text:p>238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2013" calcext:value-type="float">
            <text:p>152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183" calcext:value-type="float">
            <text:p>1551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774" calcext:value-type="float">
            <text:p>687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75" calcext:value-type="float">
            <text:p>177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370" calcext:value-type="float">
            <text:p>903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34" calcext:value-type="float">
            <text:p>331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273" calcext:value-type="float">
            <text:p>1352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013" calcext:value-type="float">
            <text:p>370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3913" calcext:value-type="float">
            <text:p>123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160" calcext:value-type="float">
            <text:p>391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061" calcext:value-type="float">
            <text:p>127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25" calcext:value-type="float">
            <text:p>51725</text:p>
          </table:table-cell>
        </table:table-row>
        <table:table-row table:style-name="ro1">
          <table:table-cell office:value-type="string" calcext:value-type="string">
            <text:p>3GeVMIPscan_run_05009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2148" calcext:value-type="float">
            <text:p>102148</text:p>
          </table:table-cell>
          <table:table-cell table:formula="of:=([.D103]+[.H103]+[.L103]+[.P103]+[.T103]+[.X103]+[.AB103]+[.AF103]+[.AJ103]+[.AN103]+[.AR103]+[.AV103]+[.AZ103]+[.BD103]+[.BH103])/15" office:value-type="float" office:value="107866.6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9041" calcext:value-type="float">
            <text:p>29041</text:p>
          </table:table-cell>
          <table:table-cell table:style-name="ce6" office:value-type="string" calcext:value-type="string">
            <text:p>n:</text:p>
          </table:table-cell>
          <table:table-cell office:value-type="float" office:value="205317" calcext:value-type="float">
            <text:p>20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607" calcext:value-type="float">
            <text:p>466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53" calcext:value-type="float">
            <text:p>239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408" calcext:value-type="float">
            <text:p>1084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172" calcext:value-type="float">
            <text:p>341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681" calcext:value-type="float">
            <text:p>986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338" calcext:value-type="float">
            <text:p>157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9284" calcext:value-type="float">
            <text:p>1292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12" calcext:value-type="float">
            <text:p>162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811" calcext:value-type="float">
            <text:p>738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71" calcext:value-type="float">
            <text:p>109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163" calcext:value-type="float">
            <text:p>861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46" calcext:value-type="float">
            <text:p>13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923" calcext:value-type="float">
            <text:p>1889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67" calcext:value-type="float">
            <text:p>256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5520" calcext:value-type="float">
            <text:p>1855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765" calcext:value-type="float">
            <text:p>22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1421" calcext:value-type="float">
            <text:p>1514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992" calcext:value-type="float">
            <text:p>219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102" calcext:value-type="float">
            <text:p>571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30" calcext:value-type="float">
            <text:p>164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641" calcext:value-type="float">
            <text:p>536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127" calcext:value-type="float">
            <text:p>301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0043" calcext:value-type="float">
            <text:p>150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100" calcext:value-type="float">
            <text:p>311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065" calcext:value-type="float">
            <text:p>1200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429" calcext:value-type="float">
            <text:p>314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290" calcext:value-type="float">
            <text:p>1392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330" calcext:value-type="float">
            <text:p>40330</text:p>
          </table:table-cell>
        </table:table-row>
        <table:table-row table:style-name="ro1">
          <table:table-cell table:style-name="ce4" office:value-type="string" calcext:value-type="string">
            <text:p>3GeVMIPscan_run_05009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831" calcext:value-type="float">
            <text:p>46831</text:p>
          </table:table-cell>
          <table:table-cell table:style-name="ce10" table:formula="of:=([.D105]+[.H105]+[.L105]+[.P105]+[.T105]+[.X105]+[.AB105]+[.AF105]+[.AJ105]+[.AN105]+[.AR105]+[.AV105]+[.AZ105]+[.BD105]+[.BH105])/15" office:value-type="float" office:value="54169.8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2244" calcext:value-type="float">
            <text:p>122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828" calcext:value-type="float">
            <text:p>748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52" calcext:value-type="float">
            <text:p>127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025" calcext:value-type="float">
            <text:p>460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757" calcext:value-type="float">
            <text:p>38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995" calcext:value-type="float">
            <text:p>509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004" calcext:value-type="float">
            <text:p>270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529" calcext:value-type="float">
            <text:p>595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160" calcext:value-type="float">
            <text:p>701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70" calcext:value-type="float">
            <text:p>90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308" calcext:value-type="float">
            <text:p>673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93" calcext:value-type="float">
            <text:p>59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3246" calcext:value-type="float">
            <text:p>232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26" calcext:value-type="float">
            <text:p>56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605" calcext:value-type="float">
            <text:p>866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78" calcext:value-type="float">
            <text:p>94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987" calcext:value-type="float">
            <text:p>859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63" calcext:value-type="float">
            <text:p>98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722" calcext:value-type="float">
            <text:p>747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55" calcext:value-type="float">
            <text:p>108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095" calcext:value-type="float">
            <text:p>800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7739" calcext:value-type="float">
            <text:p>377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08" calcext:value-type="float">
            <text:p>14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282" calcext:value-type="float">
            <text:p>662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90" calcext:value-type="float">
            <text:p>160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124" calcext:value-type="float">
            <text:p>691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13" calcext:value-type="float">
            <text:p>177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22" calcext:value-type="float">
            <text:p>605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3GeVMIPscan_run_05009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5160" calcext:value-type="float">
            <text:p>45160</text:p>
          </table:table-cell>
          <table:table-cell table:formula="of:=([.D107]+[.H107]+[.L107]+[.P107]+[.T107]+[.X107]+[.AB107]+[.AF107]+[.AJ107]+[.AN107]+[.AR107]+[.AV107]+[.AZ107]+[.BD107]+[.BH107])/15" office:value-type="float" office:value="57804.2" calcext:value-type="float">
            <text:p>5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9457" calcext:value-type="float">
            <text:p>9457</text:p>
          </table:table-cell>
          <table:table-cell table:style-name="ce6" office:value-type="string" calcext:value-type="string">
            <text:p>n:</text:p>
          </table:table-cell>
          <table:table-cell office:value-type="float" office:value="77000" calcext:value-type="float">
            <text:p>77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51" calcext:value-type="float">
            <text:p>122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52" calcext:value-type="float">
            <text:p>184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828" calcext:value-type="float">
            <text:p>538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5" calcext:value-type="float">
            <text:p>133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987" calcext:value-type="float">
            <text:p>299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159" calcext:value-type="float">
            <text:p>5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154" calcext:value-type="float">
            <text:p>721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92" calcext:value-type="float">
            <text:p>111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652" calcext:value-type="float">
            <text:p>706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33" calcext:value-type="float">
            <text:p>73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886" calcext:value-type="float">
            <text:p>338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42" calcext:value-type="float">
            <text:p>10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801" calcext:value-type="float">
            <text:p>87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88" calcext:value-type="float">
            <text:p>110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470" calcext:value-type="float">
            <text:p>874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14" calcext:value-type="float">
            <text:p>114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001" calcext:value-type="float">
            <text:p>830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56" calcext:value-type="float">
            <text:p>130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802" calcext:value-type="float">
            <text:p>848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25" calcext:value-type="float">
            <text:p>164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231" calcext:value-type="float">
            <text:p>322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42" calcext:value-type="float">
            <text:p>153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172" calcext:value-type="float">
            <text:p>671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662" calcext:value-type="float">
            <text:p>286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263" calcext:value-type="float">
            <text:p>722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362" calcext:value-type="float">
            <text:p>233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108" calcext:value-type="float">
            <text:p>701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53" calcext:value-type="float">
            <text:p>24853</text:p>
          </table:table-cell>
        </table:table-row>
        <table:table-row table:style-name="ro1">
          <table:table-cell table:style-name="ce4" office:value-type="string" calcext:value-type="string">
            <text:p>3GeVMIPscan_run_05009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2310" calcext:value-type="float">
            <text:p>42310</text:p>
          </table:table-cell>
          <table:table-cell table:style-name="ce10" table:formula="of:=([.D109]+[.H109]+[.L109]+[.P109]+[.T109]+[.X109]+[.AB109]+[.AF109]+[.AJ109]+[.AN109]+[.AR109]+[.AV109]+[.AZ109]+[.BD109]+[.BH109])/15" office:value-type="float" office:value="59981.6" calcext:value-type="float">
            <text:p>6.0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979" calcext:value-type="float">
            <text:p>79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978" calcext:value-type="float">
            <text:p>769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044" calcext:value-type="float">
            <text:p>490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56" calcext:value-type="float">
            <text:p>90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987" calcext:value-type="float">
            <text:p>469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35" calcext:value-type="float">
            <text:p>185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272" calcext:value-type="float">
            <text:p>382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29" calcext:value-type="float">
            <text:p>576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454" calcext:value-type="float">
            <text:p>684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232" calcext:value-type="float">
            <text:p>82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737" calcext:value-type="float">
            <text:p>66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91" calcext:value-type="float">
            <text:p>7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384" calcext:value-type="float">
            <text:p>533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887" calcext:value-type="float">
            <text:p>78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507" calcext:value-type="float">
            <text:p>825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47" calcext:value-type="float">
            <text:p>108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996" calcext:value-type="float">
            <text:p>819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34" calcext:value-type="float">
            <text:p>106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664" calcext:value-type="float">
            <text:p>786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562" calcext:value-type="float">
            <text:p>115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695" calcext:value-type="float">
            <text:p>79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28" calcext:value-type="float">
            <text:p>149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182" calcext:value-type="float">
            <text:p>47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62" calcext:value-type="float">
            <text:p>153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27" calcext:value-type="float">
            <text:p>653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500" calcext:value-type="float">
            <text:p>195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31" calcext:value-type="float">
            <text:p>69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04" calcext:value-type="float">
            <text:p>240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865" calcext:value-type="float">
            <text:p>638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64" calcext:value-type="float">
            <text:p>24864</text:p>
          </table:table-cell>
        </table:table-row>
        <table:table-row table:style-name="ro1">
          <table:table-cell office:value-type="string" calcext:value-type="string">
            <text:p>3GeVMIPscan_run_05010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6004" calcext:value-type="float">
            <text:p>46004</text:p>
          </table:table-cell>
          <table:table-cell table:formula="of:=([.D111]+[.H111]+[.L111]+[.P111]+[.T111]+[.X111]+[.AB111]+[.AF111]+[.AJ111]+[.AN111]+[.AR111]+[.AV111]+[.AZ111]+[.BD111]+[.BH111])/15" office:value-type="float" office:value="59197.4666666667" calcext:value-type="float">
            <text:p>5.9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1108" calcext:value-type="float">
            <text:p>21108</text:p>
          </table:table-cell>
          <table:table-cell table:style-name="ce6" office:value-type="string" calcext:value-type="string">
            <text:p>n:</text:p>
          </table:table-cell>
          <table:table-cell office:value-type="float" office:value="75403" calcext:value-type="float">
            <text:p>754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252" calcext:value-type="float">
            <text:p>572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54" calcext:value-type="float">
            <text:p>7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116" calcext:value-type="float">
            <text:p>301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07" calcext:value-type="float">
            <text:p>172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791" calcext:value-type="float">
            <text:p>447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020" calcext:value-type="float">
            <text:p>600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281" calcext:value-type="float">
            <text:p>672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60" calcext:value-type="float">
            <text:p>97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429" calcext:value-type="float">
            <text:p>65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286" calcext:value-type="float">
            <text:p>352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32" calcext:value-type="float">
            <text:p>84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766" calcext:value-type="float">
            <text:p>827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27" calcext:value-type="float">
            <text:p>128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335" calcext:value-type="float">
            <text:p>823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19" calcext:value-type="float">
            <text:p>130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218" calcext:value-type="float">
            <text:p>752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08" calcext:value-type="float">
            <text:p>140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325" calcext:value-type="float">
            <text:p>7032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873" calcext:value-type="float">
            <text:p>148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057" calcext:value-type="float">
            <text:p>550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88" calcext:value-type="float">
            <text:p>155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47" calcext:value-type="float">
            <text:p>68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32" calcext:value-type="float">
            <text:p>231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93" calcext:value-type="float">
            <text:p>692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453" calcext:value-type="float">
            <text:p>274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658" calcext:value-type="float">
            <text:p>636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673" calcext:value-type="float">
            <text:p>26673</text:p>
          </table:table-cell>
        </table:table-row>
        <table:table-row table:style-name="ro1">
          <table:table-cell table:style-name="ce4" office:value-type="string" calcext:value-type="string">
            <text:p>3GeVMIPscan_run_05010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5192" calcext:value-type="float">
            <text:p>45192</text:p>
          </table:table-cell>
          <table:table-cell table:style-name="ce10" table:formula="of:=([.D113]+[.H113]+[.L113]+[.P113]+[.T113]+[.X113]+[.AB113]+[.AF113]+[.AJ113]+[.AN113]+[.AR113]+[.AV113]+[.AZ113]+[.BD113]+[.BH113])/15" office:value-type="float" office:value="62492.8666666667" calcext:value-type="float">
            <text:p>6.2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9062" calcext:value-type="float">
            <text:p>290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040" calcext:value-type="float">
            <text:p>740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010" calcext:value-type="float">
            <text:p>42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96" calcext:value-type="float">
            <text:p>104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438" calcext:value-type="float">
            <text:p>364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15" calcext:value-type="float">
            <text:p>98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006" calcext:value-type="float">
            <text:p>380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013" calcext:value-type="float">
            <text:p>560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799" calcext:value-type="float">
            <text:p>647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835" calcext:value-type="float">
            <text:p>118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486" calcext:value-type="float">
            <text:p>744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29" calcext:value-type="float">
            <text:p>94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766" calcext:value-type="float">
            <text:p>517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69" calcext:value-type="float">
            <text:p>86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002" calcext:value-type="float">
            <text:p>970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463" calcext:value-type="float">
            <text:p>164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566" calcext:value-type="float">
            <text:p>965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15" calcext:value-type="float">
            <text:p>165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706" calcext:value-type="float">
            <text:p>737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51" calcext:value-type="float">
            <text:p>153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217" calcext:value-type="float">
            <text:p>652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57" calcext:value-type="float">
            <text:p>168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377" calcext:value-type="float">
            <text:p>52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52" calcext:value-type="float">
            <text:p>181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222" calcext:value-type="float">
            <text:p>772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399" calcext:value-type="float">
            <text:p>263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954" calcext:value-type="float">
            <text:p>809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832" calcext:value-type="float">
            <text:p>328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782" calcext:value-type="float">
            <text:p>577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050" calcext:value-type="float">
            <text:p>26050</text:p>
          </table:table-cell>
        </table:table-row>
        <table:table-row table:style-name="ro1">
          <table:table-cell office:value-type="string" calcext:value-type="string">
            <text:p>3GeVMIPscan_run_05010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006" calcext:value-type="float">
            <text:p>43006</text:p>
          </table:table-cell>
          <table:table-cell table:formula="of:=([.D115]+[.H115]+[.L115]+[.P115]+[.T115]+[.X115]+[.AB115]+[.AF115]+[.AJ115]+[.AN115]+[.AR115]+[.AV115]+[.AZ115]+[.BD115]+[.BH115])/15" office:value-type="float" office:value="60664.9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7926" calcext:value-type="float">
            <text:p>37926</text:p>
          </table:table-cell>
          <table:table-cell table:style-name="ce6" office:value-type="string" calcext:value-type="string">
            <text:p>n:</text:p>
          </table:table-cell>
          <table:table-cell office:value-type="float" office:value="86449" calcext:value-type="float">
            <text:p>864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697" calcext:value-type="float">
            <text:p>476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62" calcext:value-type="float">
            <text:p>128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322" calcext:value-type="float">
            <text:p>583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23" calcext:value-type="float">
            <text:p>89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821" calcext:value-type="float">
            <text:p>358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073" calcext:value-type="float">
            <text:p>540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854" calcext:value-type="float">
            <text:p>688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075" calcext:value-type="float">
            <text:p>700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96" calcext:value-type="float">
            <text:p>74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281" calcext:value-type="float">
            <text:p>652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65" calcext:value-type="float">
            <text:p>73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354" calcext:value-type="float">
            <text:p>863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09" calcext:value-type="float">
            <text:p>114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879" calcext:value-type="float">
            <text:p>848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845" calcext:value-type="float">
            <text:p>118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540" calcext:value-type="float">
            <text:p>59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633" calcext:value-type="float">
            <text:p>116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253" calcext:value-type="float">
            <text:p>53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44" calcext:value-type="float">
            <text:p>139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053" calcext:value-type="float">
            <text:p>360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26" calcext:value-type="float">
            <text:p>15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548" calcext:value-type="float">
            <text:p>725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952" calcext:value-type="float">
            <text:p>209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481" calcext:value-type="float">
            <text:p>704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514" calcext:value-type="float">
            <text:p>265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890" calcext:value-type="float">
            <text:p>628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24" calcext:value-type="float">
            <text:p>22824</text:p>
          </table:table-cell>
        </table:table-row>
        <table:table-row table:style-name="ro1">
          <table:table-cell table:style-name="ce4" office:value-type="string" calcext:value-type="string">
            <text:p>3GeVMIPscan_run_05010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39770" calcext:value-type="float">
            <text:p>39770</text:p>
          </table:table-cell>
          <table:table-cell table:style-name="ce10" table:formula="of:=([.D117]+[.H117]+[.L117]+[.P117]+[.T117]+[.X117]+[.AB117]+[.AF117]+[.AJ117]+[.AN117]+[.AR117]+[.AV117]+[.AZ117]+[.BD117]+[.BH117])/15" office:value-type="float" office:value="64706.7333333333" calcext:value-type="float">
            <text:p>6.5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1326" calcext:value-type="float">
            <text:p>513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651" calcext:value-type="float">
            <text:p>876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611" calcext:value-type="float">
            <text:p>586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67" calcext:value-type="float">
            <text:p>80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552" calcext:value-type="float">
            <text:p>535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51" calcext:value-type="float">
            <text:p>204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718" calcext:value-type="float">
            <text:p>417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677" calcext:value-type="float">
            <text:p>496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42" calcext:value-type="float">
            <text:p>696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799" calcext:value-type="float">
            <text:p>77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694" calcext:value-type="float">
            <text:p>686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156" calcext:value-type="float">
            <text:p>71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29" calcext:value-type="float">
            <text:p>685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53" calcext:value-type="float">
            <text:p>75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12" calcext:value-type="float">
            <text:p>837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03" calcext:value-type="float">
            <text:p>112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364" calcext:value-type="float">
            <text:p>833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96" calcext:value-type="float">
            <text:p>116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241" calcext:value-type="float">
            <text:p>75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62" calcext:value-type="float">
            <text:p>125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654" calcext:value-type="float">
            <text:p>586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68" calcext:value-type="float">
            <text:p>147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342" calcext:value-type="float">
            <text:p>44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07" calcext:value-type="float">
            <text:p>146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636" calcext:value-type="float">
            <text:p>73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108" calcext:value-type="float">
            <text:p>211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398" calcext:value-type="float">
            <text:p>713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754" calcext:value-type="float">
            <text:p>237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182" calcext:value-type="float">
            <text:p>68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23" calcext:value-type="float">
            <text:p>25523</text:p>
          </table:table-cell>
        </table:table-row>
        <table:table-row table:style-name="ro1">
          <table:table-cell office:value-type="string" calcext:value-type="string">
            <text:p>3GeVMIPscan_run_05010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207" calcext:value-type="float">
            <text:p>43207</text:p>
          </table:table-cell>
          <table:table-cell table:formula="of:=([.D119]+[.H119]+[.L119]+[.P119]+[.T119]+[.X119]+[.AB119]+[.AF119]+[.AJ119]+[.AN119]+[.AR119]+[.AV119]+[.AZ119]+[.BD119]+[.BH119])/15" office:value-type="float" office:value="61244.5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947" calcext:value-type="float">
            <text:p>27947</text:p>
          </table:table-cell>
          <table:table-cell table:style-name="ce6" office:value-type="string" calcext:value-type="string">
            <text:p>n:</text:p>
          </table:table-cell>
          <table:table-cell office:value-type="float" office:value="86275" calcext:value-type="float">
            <text:p>862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892" calcext:value-type="float">
            <text:p>61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60" calcext:value-type="float">
            <text:p>87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311" calcext:value-type="float">
            <text:p>363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71" calcext:value-type="float">
            <text:p>157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111" calcext:value-type="float">
            <text:p>471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164" calcext:value-type="float">
            <text:p>541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626" calcext:value-type="float">
            <text:p>696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59" calcext:value-type="float">
            <text:p>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429" calcext:value-type="float">
            <text:p>46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57" calcext:value-type="float">
            <text:p>61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394" calcext:value-type="float">
            <text:p>583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53" calcext:value-type="float">
            <text:p>77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605" calcext:value-type="float">
            <text:p>866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65" calcext:value-type="float">
            <text:p>110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5687" calcext:value-type="float">
            <text:p>856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90" calcext:value-type="float">
            <text:p>121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085" calcext:value-type="float">
            <text:p>840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266" calcext:value-type="float">
            <text:p>122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120" calcext:value-type="float">
            <text:p>631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56" calcext:value-type="float">
            <text:p>147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77" calcext:value-type="float">
            <text:p>383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5" calcext:value-type="float">
            <text:p>133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542" calcext:value-type="float">
            <text:p>735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83" calcext:value-type="float">
            <text:p>192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541" calcext:value-type="float">
            <text:p>715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36" calcext:value-type="float">
            <text:p>218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01" calcext:value-type="float">
            <text:p>680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25" calcext:value-type="float">
            <text:p>23025</text:p>
          </table:table-cell>
        </table:table-row>
        <table:table-row table:style-name="ro1">
          <table:table-cell table:style-name="ce4" office:value-type="string" calcext:value-type="string">
            <text:p>3GeVMIPscan_run_05010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113" calcext:value-type="float">
            <text:p>51113</text:p>
          </table:table-cell>
          <table:table-cell table:style-name="ce10" table:formula="of:=([.D121]+[.H121]+[.L121]+[.P121]+[.T121]+[.X121]+[.AB121]+[.AF121]+[.AJ121]+[.AN121]+[.AR121]+[.AV121]+[.AZ121]+[.BD121]+[.BH121])/15" office:value-type="float" office:value="54459.6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923" calcext:value-type="float">
            <text:p>99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852" calcext:value-type="float">
            <text:p>1048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168" calcext:value-type="float">
            <text:p>571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18" calcext:value-type="float">
            <text:p>104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60" calcext:value-type="float">
            <text:p>31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52" calcext:value-type="float">
            <text:p>137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75" calcext:value-type="float">
            <text:p>422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988" calcext:value-type="float">
            <text:p>629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349" calcext:value-type="float">
            <text:p>633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98" calcext:value-type="float">
            <text:p>97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963" calcext:value-type="float">
            <text:p>269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08" calcext:value-type="float">
            <text:p>6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013" calcext:value-type="float">
            <text:p>48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13" calcext:value-type="float">
            <text:p>83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428" calcext:value-type="float">
            <text:p>874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27" calcext:value-type="float">
            <text:p>133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911" calcext:value-type="float">
            <text:p>869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59" calcext:value-type="float">
            <text:p>145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30" calcext:value-type="float">
            <text:p>854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469" calcext:value-type="float">
            <text:p>154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543" calcext:value-type="float">
            <text:p>385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7" calcext:value-type="float">
            <text:p>108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11" calcext:value-type="float">
            <text:p>326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16" calcext:value-type="float">
            <text:p>145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368" calcext:value-type="float">
            <text:p>753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401" calcext:value-type="float">
            <text:p>234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954" calcext:value-type="float">
            <text:p>709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84" calcext:value-type="float">
            <text:p>247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198" calcext:value-type="float">
            <text:p>60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65" calcext:value-type="float">
            <text:p>24765</text:p>
          </table:table-cell>
        </table:table-row>
        <table:table-row table:style-name="ro1">
          <table:table-cell office:value-type="string" calcext:value-type="string">
            <text:p>3GeVMIPscan_run_05010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1261" calcext:value-type="float">
            <text:p>101261</text:p>
          </table:table-cell>
          <table:table-cell table:formula="of:=([.D123]+[.H123]+[.L123]+[.P123]+[.T123]+[.X123]+[.AB123]+[.AF123]+[.AJ123]+[.AN123]+[.AR123]+[.AV123]+[.AZ123]+[.BD123]+[.BH123])/15" office:value-type="float" office:value="115183.2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3926" calcext:value-type="float">
            <text:p>33926</text:p>
          </table:table-cell>
          <table:table-cell table:style-name="ce6" office:value-type="string" calcext:value-type="string">
            <text:p>n:</text:p>
          </table:table-cell>
          <table:table-cell office:value-type="float" office:value="176485" calcext:value-type="float">
            <text:p>176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735" calcext:value-type="float">
            <text:p>507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99" calcext:value-type="float">
            <text:p>12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043" calcext:value-type="float">
            <text:p>48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63" calcext:value-type="float">
            <text:p>247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756" calcext:value-type="float">
            <text:p>607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646" calcext:value-type="float">
            <text:p>128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384" calcext:value-type="float">
            <text:p>1433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707" calcext:value-type="float">
            <text:p>187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048" calcext:value-type="float">
            <text:p>1350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00" calcext:value-type="float">
            <text:p>128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390" calcext:value-type="float">
            <text:p>593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24" calcext:value-type="float">
            <text:p>127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497" calcext:value-type="float">
            <text:p>1814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78" calcext:value-type="float">
            <text:p>191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775" calcext:value-type="float">
            <text:p>1817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213" calcext:value-type="float">
            <text:p>202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6458" calcext:value-type="float">
            <text:p>1664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741" calcext:value-type="float">
            <text:p>217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2345" calcext:value-type="float">
            <text:p>1523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469" calcext:value-type="float">
            <text:p>254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582" calcext:value-type="float">
            <text:p>985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54" calcext:value-type="float">
            <text:p>30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4798" calcext:value-type="float">
            <text:p>1447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885" calcext:value-type="float">
            <text:p>298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100" calcext:value-type="float">
            <text:p>1451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232" calcext:value-type="float">
            <text:p>342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911" calcext:value-type="float">
            <text:p>1259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624" calcext:value-type="float">
            <text:p>34624</text:p>
          </table:table-cell>
        </table:table-row>
        <table:table-row table:style-name="ro1">
          <table:table-cell table:style-name="ce4" office:value-type="string" calcext:value-type="string">
            <text:p>3GeVMIPscan_run_05010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8598" calcext:value-type="float">
            <text:p>98598</text:p>
          </table:table-cell>
          <table:table-cell table:style-name="ce10" table:formula="of:=([.D125]+[.H125]+[.L125]+[.P125]+[.T125]+[.X125]+[.AB125]+[.AF125]+[.AJ125]+[.AN125]+[.AR125]+[.AV125]+[.AZ125]+[.BD125]+[.BH125])/15" office:value-type="float" office:value="114568.733333333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5899" calcext:value-type="float">
            <text:p>258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063" calcext:value-type="float">
            <text:p>1570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231" calcext:value-type="float">
            <text:p>302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09" calcext:value-type="float">
            <text:p>98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795" calcext:value-type="float">
            <text:p>647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129" calcext:value-type="float">
            <text:p>311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203" calcext:value-type="float">
            <text:p>312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170" calcext:value-type="float">
            <text:p>1191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142" calcext:value-type="float">
            <text:p>1451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12" calcext:value-type="float">
            <text:p>166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801" calcext:value-type="float">
            <text:p>1368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06" calcext:value-type="float">
            <text:p>146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807" calcext:value-type="float">
            <text:p>678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36" calcext:value-type="float">
            <text:p>141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8632" calcext:value-type="float">
            <text:p>1786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610" calcext:value-type="float">
            <text:p>226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9820" calcext:value-type="float">
            <text:p>1798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622" calcext:value-type="float">
            <text:p>236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3556" calcext:value-type="float">
            <text:p>1735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68" calcext:value-type="float">
            <text:p>225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1695" calcext:value-type="float">
            <text:p>171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675" calcext:value-type="float">
            <text:p>266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344" calcext:value-type="float">
            <text:p>853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376" calcext:value-type="float">
            <text:p>323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2530" calcext:value-type="float">
            <text:p>142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133" calcext:value-type="float">
            <text:p>381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795" calcext:value-type="float">
            <text:p>1457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983" calcext:value-type="float">
            <text:p>469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281" calcext:value-type="float">
            <text:p>1392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538" calcext:value-type="float">
            <text:p>57538</text:p>
          </table:table-cell>
        </table:table-row>
        <table:table-row table:style-name="ro1">
          <table:table-cell office:value-type="string" calcext:value-type="string">
            <text:p>3GeVMIPscan_run_05010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2725" calcext:value-type="float">
            <text:p>92725</text:p>
          </table:table-cell>
          <table:table-cell table:formula="of:=([.D127]+[.H127]+[.L127]+[.P127]+[.T127]+[.X127]+[.AB127]+[.AF127]+[.AJ127]+[.AN127]+[.AR127]+[.AV127]+[.AZ127]+[.BD127]+[.BH127])/15" office:value-type="float" office:value="116779.4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3915" calcext:value-type="float">
            <text:p>23915</text:p>
          </table:table-cell>
          <table:table-cell table:style-name="ce6" office:value-type="string" calcext:value-type="string">
            <text:p>n:</text:p>
          </table:table-cell>
          <table:table-cell office:value-type="float" office:value="142482" calcext:value-type="float">
            <text:p>1424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433" calcext:value-type="float">
            <text:p>844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72" calcext:value-type="float">
            <text:p>134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824" calcext:value-type="float">
            <text:p>598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271" calcext:value-type="float">
            <text:p>872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639" calcext:value-type="float">
            <text:p>406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199" calcext:value-type="float">
            <text:p>117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047" calcext:value-type="float">
            <text:p>140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03" calcext:value-type="float">
            <text:p>170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123" calcext:value-type="float">
            <text:p>135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91" calcext:value-type="float">
            <text:p>137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567" calcext:value-type="float">
            <text:p>875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39" calcext:value-type="float">
            <text:p>137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822" calcext:value-type="float">
            <text:p>1728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28" calcext:value-type="float">
            <text:p>228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583" calcext:value-type="float">
            <text:p>1735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02" calcext:value-type="float">
            <text:p>238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447" calcext:value-type="float">
            <text:p>1674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99" calcext:value-type="float">
            <text:p>23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543" calcext:value-type="float">
            <text:p>1685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533" calcext:value-type="float">
            <text:p>265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581" calcext:value-type="float">
            <text:p>775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988" calcext:value-type="float">
            <text:p>419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04" calcext:value-type="float">
            <text:p>1376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510" calcext:value-type="float">
            <text:p>405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671" calcext:value-type="float">
            <text:p>1456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429" calcext:value-type="float">
            <text:p>474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892" calcext:value-type="float">
            <text:p>136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333" calcext:value-type="float">
            <text:p>48333</text:p>
          </table:table-cell>
        </table:table-row>
        <table:table-row table:style-name="ro1">
          <table:table-cell table:style-name="ce4" office:value-type="string" calcext:value-type="string">
            <text:p>3GeVMIPscan_run_05010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06048" calcext:value-type="float">
            <text:p>106048</text:p>
          </table:table-cell>
          <table:table-cell table:style-name="ce10" table:formula="of:=([.D129]+[.H129]+[.L129]+[.P129]+[.T129]+[.X129]+[.AB129]+[.AF129]+[.AJ129]+[.AN129]+[.AR129]+[.AV129]+[.AZ129]+[.BD129]+[.BH129])/15" office:value-type="float" office:value="110053.733333333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0071" calcext:value-type="float">
            <text:p>20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318" calcext:value-type="float">
            <text:p>1683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213" calcext:value-type="float">
            <text:p>952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30" calcext:value-type="float">
            <text:p>140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591" calcext:value-type="float">
            <text:p>625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40" calcext:value-type="float">
            <text:p>241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546" calcext:value-type="float">
            <text:p>295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222" calcext:value-type="float">
            <text:p>1252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1668" calcext:value-type="float">
            <text:p>1416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97" calcext:value-type="float">
            <text:p>16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370" calcext:value-type="float">
            <text:p>1163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09" calcext:value-type="float">
            <text:p>14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399" calcext:value-type="float">
            <text:p>603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11" calcext:value-type="float">
            <text:p>147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5677" calcext:value-type="float">
            <text:p>175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04" calcext:value-type="float">
            <text:p>229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849" calcext:value-type="float">
            <text:p>1768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70" calcext:value-type="float">
            <text:p>240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443" calcext:value-type="float">
            <text:p>1544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81" calcext:value-type="float">
            <text:p>225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7911" calcext:value-type="float">
            <text:p>1479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21" calcext:value-type="float">
            <text:p>225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026" calcext:value-type="float">
            <text:p>53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36" calcext:value-type="float">
            <text:p>315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000" calcext:value-type="float">
            <text:p>1390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463" calcext:value-type="float">
            <text:p>434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189" calcext:value-type="float">
            <text:p>1441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405" calcext:value-type="float">
            <text:p>454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853" calcext:value-type="float">
            <text:p>1338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921" calcext:value-type="float">
            <text:p>42921</text:p>
          </table:table-cell>
        </table:table-row>
        <table:table-row table:style-name="ro1">
          <table:table-cell office:value-type="string" calcext:value-type="string">
            <text:p>3GeVMIPscan_run_05011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6019" calcext:value-type="float">
            <text:p>106019</text:p>
          </table:table-cell>
          <table:table-cell table:formula="of:=([.D131]+[.H131]+[.L131]+[.P131]+[.T131]+[.X131]+[.AB131]+[.AF131]+[.AJ131]+[.AN131]+[.AR131]+[.AV131]+[.AZ131]+[.BD131]+[.BH131])/15" office:value-type="float" office:value="112176.2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2757" calcext:value-type="float">
            <text:p>32757</text:p>
          </table:table-cell>
          <table:table-cell table:style-name="ce6" office:value-type="string" calcext:value-type="string">
            <text:p>n:</text:p>
          </table:table-cell>
          <table:table-cell office:value-type="float" office:value="160634" calcext:value-type="float">
            <text:p>1606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112" calcext:value-type="float">
            <text:p>471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81" calcext:value-type="float">
            <text:p>184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26" calcext:value-type="float">
            <text:p>383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01" calcext:value-type="float">
            <text:p>238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713" calcext:value-type="float">
            <text:p>487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731" calcext:value-type="float">
            <text:p>117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132" calcext:value-type="float">
            <text:p>1281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352" calcext:value-type="float">
            <text:p>183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068" calcext:value-type="float">
            <text:p>1260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86" calcext:value-type="float">
            <text:p>166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132" calcext:value-type="float">
            <text:p>781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69" calcext:value-type="float">
            <text:p>136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5352" calcext:value-type="float">
            <text:p>1853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10" calcext:value-type="float">
            <text:p>304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6438" calcext:value-type="float">
            <text:p>1864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644" calcext:value-type="float">
            <text:p>306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997" calcext:value-type="float">
            <text:p>1679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90" calcext:value-type="float">
            <text:p>292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165" calcext:value-type="float">
            <text:p>1251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381" calcext:value-type="float">
            <text:p>223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5220" calcext:value-type="float">
            <text:p>852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074" calcext:value-type="float">
            <text:p>330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921" calcext:value-type="float">
            <text:p>1559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933" calcext:value-type="float">
            <text:p>479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9045" calcext:value-type="float">
            <text:p>159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678" calcext:value-type="float">
            <text:p>556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8266" calcext:value-type="float">
            <text:p>1182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411" calcext:value-type="float">
            <text:p>45411</text:p>
          </table:table-cell>
        </table:table-row>
        <table:table-row table:style-name="ro1">
          <table:table-cell table:style-name="ce4" office:value-type="string" calcext:value-type="string">
            <text:p>3GeVMIPscan_run_05011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01863" calcext:value-type="float">
            <text:p>101863</text:p>
          </table:table-cell>
          <table:table-cell table:style-name="ce10" table:formula="of:=([.D133]+[.H133]+[.L133]+[.P133]+[.T133]+[.X133]+[.AB133]+[.AF133]+[.AJ133]+[.AN133]+[.AR133]+[.AV133]+[.AZ133]+[.BD133]+[.BH133])/15" office:value-type="float" office:value="110482.2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313" calcext:value-type="float">
            <text:p>183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740" calcext:value-type="float">
            <text:p>1597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46" calcext:value-type="float">
            <text:p>93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94" calcext:value-type="float">
            <text:p>157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943" calcext:value-type="float">
            <text:p>77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45" calcext:value-type="float">
            <text:p>185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67" calcext:value-type="float">
            <text:p>76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601" calcext:value-type="float">
            <text:p>1136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871" calcext:value-type="float">
            <text:p>1288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39" calcext:value-type="float">
            <text:p>142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555" calcext:value-type="float">
            <text:p>1325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96" calcext:value-type="float">
            <text:p>126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241" calcext:value-type="float">
            <text:p>80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08" calcext:value-type="float">
            <text:p>140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838" calcext:value-type="float">
            <text:p>1628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106" calcext:value-type="float">
            <text:p>211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833" calcext:value-type="float">
            <text:p>1638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99" calcext:value-type="float">
            <text:p>232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009" calcext:value-type="float">
            <text:p>1440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393" calcext:value-type="float">
            <text:p>223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3733" calcext:value-type="float">
            <text:p>1237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184" calcext:value-type="float">
            <text:p>191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23" calcext:value-type="float">
            <text:p>653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334" calcext:value-type="float">
            <text:p>293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818" calcext:value-type="float">
            <text:p>1358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663" calcext:value-type="float">
            <text:p>396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713" calcext:value-type="float">
            <text:p>1337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971" calcext:value-type="float">
            <text:p>439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0231" calcext:value-type="float">
            <text:p>1202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049" calcext:value-type="float">
            <text:p>40049</text:p>
          </table:table-cell>
        </table:table-row>
        <table:table-row table:style-name="ro1">
          <table:table-cell office:value-type="string" calcext:value-type="string">
            <text:p>3GeVMIPscan_run_05011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4173" calcext:value-type="float">
            <text:p>104173</text:p>
          </table:table-cell>
          <table:table-cell table:formula="of:=([.D135]+[.H135]+[.L135]+[.P135]+[.T135]+[.X135]+[.AB135]+[.AF135]+[.AJ135]+[.AN135]+[.AR135]+[.AV135]+[.AZ135]+[.BD135]+[.BH135])/15" office:value-type="float" office:value="113094.0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3025" calcext:value-type="float">
            <text:p>33025</text:p>
          </table:table-cell>
          <table:table-cell table:style-name="ce6" office:value-type="string" calcext:value-type="string">
            <text:p>n:</text:p>
          </table:table-cell>
          <table:table-cell office:value-type="float" office:value="160779" calcext:value-type="float">
            <text:p>1607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226" calcext:value-type="float">
            <text:p>1122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456" calcext:value-type="float">
            <text:p>564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442" calcext:value-type="float">
            <text:p>204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122" calcext:value-type="float">
            <text:p>831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778" calcext:value-type="float">
            <text:p>1177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112" calcext:value-type="float">
            <text:p>1271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67" calcext:value-type="float">
            <text:p>146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031" calcext:value-type="float">
            <text:p>1280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53" calcext:value-type="float">
            <text:p>125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551" calcext:value-type="float">
            <text:p>1095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00" calcext:value-type="float">
            <text:p>139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370" calcext:value-type="float">
            <text:p>1573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002" calcext:value-type="float">
            <text:p>210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691" calcext:value-type="float">
            <text:p>1586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977" calcext:value-type="float">
            <text:p>229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062" calcext:value-type="float">
            <text:p>1450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468" calcext:value-type="float">
            <text:p>234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076" calcext:value-type="float">
            <text:p>1390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60" calcext:value-type="float">
            <text:p>218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448" calcext:value-type="float">
            <text:p>534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199" calcext:value-type="float">
            <text:p>27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58" calcext:value-type="float">
            <text:p>1376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423" calcext:value-type="float">
            <text:p>414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744" calcext:value-type="float">
            <text:p>1347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433" calcext:value-type="float">
            <text:p>464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839" calcext:value-type="float">
            <text:p>1208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375" calcext:value-type="float">
            <text:p>43375</text:p>
          </table:table-cell>
        </table:table-row>
        <table:table-row table:style-name="ro1">
          <table:table-cell table:style-name="ce4" office:value-type="string" calcext:value-type="string">
            <text:p>3GeVMIPscan_run_05011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12220" calcext:value-type="float">
            <text:p>112220</text:p>
          </table:table-cell>
          <table:table-cell table:style-name="ce10" table:formula="of:=([.D137]+[.H137]+[.L137]+[.P137]+[.T137]+[.X137]+[.AB137]+[.AF137]+[.AJ137]+[.AN137]+[.AR137]+[.AV137]+[.AZ137]+[.BD137]+[.BH137])/15" office:value-type="float" office:value="98381.5333333333" calcext:value-type="float">
            <text:p>9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938" calcext:value-type="float">
            <text:p>189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1145" calcext:value-type="float">
            <text:p>1711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006" calcext:value-type="float">
            <text:p>1060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56" calcext:value-type="float">
            <text:p>14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524" calcext:value-type="float">
            <text:p>155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954" calcext:value-type="float">
            <text:p>689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630" calcext:value-type="float">
            <text:p>506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159" calcext:value-type="float">
            <text:p>1231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238" calcext:value-type="float">
            <text:p>1272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539" calcext:value-type="float">
            <text:p>135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824" calcext:value-type="float">
            <text:p>708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67" calcext:value-type="float">
            <text:p>107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934" calcext:value-type="float">
            <text:p>849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11" calcext:value-type="float">
            <text:p>130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734" calcext:value-type="float">
            <text:p>1547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193" calcext:value-type="float">
            <text:p>191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983" calcext:value-type="float">
            <text:p>1549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33" calcext:value-type="float">
            <text:p>216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1379" calcext:value-type="float">
            <text:p>1513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676" calcext:value-type="float">
            <text:p>226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907" calcext:value-type="float">
            <text:p>1319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91" calcext:value-type="float">
            <text:p>20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330" calcext:value-type="float">
            <text:p>453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645" calcext:value-type="float">
            <text:p>26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679" calcext:value-type="float">
            <text:p>131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952" calcext:value-type="float">
            <text:p>349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6719" calcext:value-type="float">
            <text:p>1267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678" calcext:value-type="float">
            <text:p>376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4898" calcext:value-type="float">
            <text:p>1048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122" calcext:value-type="float">
            <text:p>37122</text:p>
          </table:table-cell>
        </table:table-row>
        <table:table-row table:style-name="ro1">
          <table:table-cell office:value-type="string" calcext:value-type="string">
            <text:p>3GeVMIPscan_run_05011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6906" calcext:value-type="float">
            <text:p>106906</text:p>
          </table:table-cell>
          <table:table-cell table:formula="of:=([.D139]+[.H139]+[.L139]+[.P139]+[.T139]+[.X139]+[.AB139]+[.AF139]+[.AJ139]+[.AN139]+[.AR139]+[.AV139]+[.AZ139]+[.BD139]+[.BH139])/15" office:value-type="float" office:value="93356.0666666667" calcext:value-type="float">
            <text:p>9.3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547" calcext:value-type="float">
            <text:p>27547</text:p>
          </table:table-cell>
          <table:table-cell table:style-name="ce6" office:value-type="string" calcext:value-type="string">
            <text:p>n:</text:p>
          </table:table-cell>
          <table:table-cell office:value-type="float" office:value="167379" calcext:value-type="float">
            <text:p>1673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890" calcext:value-type="float">
            <text:p>928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067" calcext:value-type="float">
            <text:p>200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100" calcext:value-type="float">
            <text:p>351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731" calcext:value-type="float">
            <text:p>96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679" calcext:value-type="float">
            <text:p>79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273" calcext:value-type="float">
            <text:p>1192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356" calcext:value-type="float">
            <text:p>1003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41" calcext:value-type="float">
            <text:p>125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73" calcext:value-type="float">
            <text:p>423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12" calcext:value-type="float">
            <text:p>78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779" calcext:value-type="float">
            <text:p>707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4" calcext:value-type="float">
            <text:p>133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301" calcext:value-type="float">
            <text:p>1543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592" calcext:value-type="float">
            <text:p>175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761" calcext:value-type="float">
            <text:p>1547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10" calcext:value-type="float">
            <text:p>174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1297" calcext:value-type="float">
            <text:p>1512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317" calcext:value-type="float">
            <text:p>2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365" calcext:value-type="float">
            <text:p>913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75" calcext:value-type="float">
            <text:p>184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123" calcext:value-type="float">
            <text:p>63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458" calcext:value-type="float">
            <text:p>224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864" calcext:value-type="float">
            <text:p>1268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643" calcext:value-type="float">
            <text:p>276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022" calcext:value-type="float">
            <text:p>1220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362" calcext:value-type="float">
            <text:p>273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884" calcext:value-type="float">
            <text:p>878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359" calcext:value-type="float">
            <text:p>26359</text:p>
          </table:table-cell>
        </table:table-row>
        <table:table-row table:style-name="ro1">
          <table:table-cell table:style-name="ce4" office:value-type="string" calcext:value-type="string">
            <text:p>3GeVMIPscan_run_05011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5800" calcext:value-type="float">
            <text:p>65800</text:p>
          </table:table-cell>
          <table:table-cell table:style-name="ce10" table:formula="of:=([.D141]+[.H141]+[.L141]+[.P141]+[.T141]+[.X141]+[.AB141]+[.AF141]+[.AJ141]+[.AN141]+[.AR141]+[.AV141]+[.AZ141]+[.BD141]+[.BH141])/15" office:value-type="float" office:value="31408.1333333333" calcext:value-type="float">
            <text:p>3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4972" calcext:value-type="float">
            <text:p>249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167" calcext:value-type="float">
            <text:p>109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10" calcext:value-type="float">
            <text:p>48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93" calcext:value-type="float">
            <text:p>79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09" calcext:value-type="float">
            <text:p>59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02" calcext:value-type="float">
            <text:p>142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84" calcext:value-type="float">
            <text:p>54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8540" calcext:value-type="float">
            <text:p>785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900" calcext:value-type="float">
            <text:p>219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42" calcext:value-type="float">
            <text:p>142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042" calcext:value-type="float">
            <text:p>250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6" calcext:value-type="float">
            <text:p>57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541" calcext:value-type="float">
            <text:p>185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14" calcext:value-type="float">
            <text:p>73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695" calcext:value-type="float">
            <text:p>60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148" calcext:value-type="float">
            <text:p>201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223" calcext:value-type="float">
            <text:p>612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06" calcext:value-type="float">
            <text:p>202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745" calcext:value-type="float">
            <text:p>487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165" calcext:value-type="float">
            <text:p>131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737" calcext:value-type="float">
            <text:p>27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3" calcext:value-type="float">
            <text:p>108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540" calcext:value-type="float">
            <text:p>305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040" calcext:value-type="float">
            <text:p>180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47" calcext:value-type="float">
            <text:p>513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56" calcext:value-type="float">
            <text:p>24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494" calcext:value-type="float">
            <text:p>514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30" calcext:value-type="float">
            <text:p>278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83" calcext:value-type="float">
            <text:p>326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95" calcext:value-type="float">
            <text:p>15595</text:p>
          </table:table-cell>
        </table:table-row>
        <table:table-row table:style-name="ro1">
          <table:table-cell office:value-type="string" calcext:value-type="string">
            <text:p>3GeVMIPscan_run_05011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62810" calcext:value-type="float">
            <text:p>62810</text:p>
          </table:table-cell>
          <table:table-cell table:formula="of:=([.D143]+[.H143]+[.L143]+[.P143]+[.T143]+[.X143]+[.AB143]+[.AF143]+[.AJ143]+[.AN143]+[.AR143]+[.AV143]+[.AZ143]+[.BD143]+[.BH143])/15" office:value-type="float" office:value="37998.4666666667" calcext:value-type="float">
            <text:p>3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6118" calcext:value-type="float">
            <text:p>26118</text:p>
          </table:table-cell>
          <table:table-cell table:style-name="ce6" office:value-type="string" calcext:value-type="string">
            <text:p>n:</text:p>
          </table:table-cell>
          <table:table-cell office:value-type="float" office:value="105912" calcext:value-type="float">
            <text:p>1059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3" calcext:value-type="float">
            <text:p>50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7" calcext:value-type="float">
            <text:p>63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135" calcext:value-type="float">
            <text:p>191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61" calcext:value-type="float">
            <text:p>151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56" calcext:value-type="float">
            <text:p>50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229" calcext:value-type="float">
            <text:p>75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114" calcext:value-type="float">
            <text:p>241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17" calcext:value-type="float">
            <text:p>82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895" calcext:value-type="float">
            <text:p>218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21" calcext:value-type="float">
            <text:p>64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37" calcext:value-type="float">
            <text:p>173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29" calcext:value-type="float">
            <text:p>8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670" calcext:value-type="float">
            <text:p>746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49" calcext:value-type="float">
            <text:p>192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323" calcext:value-type="float">
            <text:p>75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24" calcext:value-type="float">
            <text:p>192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298" calcext:value-type="float">
            <text:p>652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148" calcext:value-type="float">
            <text:p>14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503" calcext:value-type="float">
            <text:p>485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59" calcext:value-type="float">
            <text:p>132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557" calcext:value-type="float">
            <text:p>22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96" calcext:value-type="float">
            <text:p>154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852" calcext:value-type="float">
            <text:p>638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486" calcext:value-type="float">
            <text:p>254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68" calcext:value-type="float">
            <text:p>635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84" calcext:value-type="float">
            <text:p>292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548" calcext:value-type="float">
            <text:p>375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45" calcext:value-type="float">
            <text:p>18945</text:p>
          </table:table-cell>
        </table:table-row>
        <table:table-row table:style-name="ro1">
          <table:table-cell table:style-name="ce4" office:value-type="string" calcext:value-type="string">
            <text:p>3GeVMIPscan_run_05011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9096" calcext:value-type="float">
            <text:p>59096</text:p>
          </table:table-cell>
          <table:table-cell table:style-name="ce10" table:formula="of:=([.D145]+[.H145]+[.L145]+[.P145]+[.T145]+[.X145]+[.AB145]+[.AF145]+[.AJ145]+[.AN145]+[.AR145]+[.AV145]+[.AZ145]+[.BD145]+[.BH145])/15" office:value-type="float" office:value="51354.9333333333" calcext:value-type="float">
            <text:p>5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3339" calcext:value-type="float">
            <text:p>13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409" calcext:value-type="float">
            <text:p>95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30" calcext:value-type="float">
            <text:p>112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80" calcext:value-type="float">
            <text:p>87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972" calcext:value-type="float">
            <text:p>359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630" calcext:value-type="float">
            <text:p>156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3" calcext:value-type="float">
            <text:p>65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939" calcext:value-type="float">
            <text:p>639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760" calcext:value-type="float">
            <text:p>36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3" calcext:value-type="float">
            <text:p>79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171" calcext:value-type="float">
            <text:p>351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30" calcext:value-type="float">
            <text:p>113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037" calcext:value-type="float">
            <text:p>340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90" calcext:value-type="float">
            <text:p>101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943" calcext:value-type="float">
            <text:p>101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525" calcext:value-type="float">
            <text:p>26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913" calcext:value-type="float">
            <text:p>101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963" calcext:value-type="float">
            <text:p>279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912" calcext:value-type="float">
            <text:p>739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29" calcext:value-type="float">
            <text:p>148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794" calcext:value-type="float">
            <text:p>81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11" calcext:value-type="float">
            <text:p>153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193" calcext:value-type="float">
            <text:p>201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31" calcext:value-type="float">
            <text:p>141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146" calcext:value-type="float">
            <text:p>82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903" calcext:value-type="float">
            <text:p>309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039" calcext:value-type="float">
            <text:p>840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886" calcext:value-type="float">
            <text:p>338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42" calcext:value-type="float">
            <text:p>51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845" calcext:value-type="float">
            <text:p>18845</text:p>
          </table:table-cell>
        </table:table-row>
        <table:table-row table:style-name="ro1">
          <table:table-cell office:value-type="string" calcext:value-type="string">
            <text:p>3GeVMIPscan_run_05011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7119" calcext:value-type="float">
            <text:p>57119</text:p>
          </table:table-cell>
          <table:table-cell table:formula="of:=([.D147]+[.H147]+[.L147]+[.P147]+[.T147]+[.X147]+[.AB147]+[.AF147]+[.AJ147]+[.AN147]+[.AR147]+[.AV147]+[.AZ147]+[.BD147]+[.BH147])/15" office:value-type="float" office:value="46408.9333333333" calcext:value-type="float">
            <text:p>4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7069" calcext:value-type="float">
            <text:p>17069</text:p>
          </table:table-cell>
          <table:table-cell table:style-name="ce6" office:value-type="string" calcext:value-type="string">
            <text:p>n:</text:p>
          </table:table-cell>
          <table:table-cell office:value-type="float" office:value="92085" calcext:value-type="float">
            <text:p>920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815" calcext:value-type="float">
            <text:p>208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67" calcext:value-type="float">
            <text:p>65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08" calcext:value-type="float">
            <text:p>163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587" calcext:value-type="float">
            <text:p>285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636" calcext:value-type="float">
            <text:p>646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039" calcext:value-type="float">
            <text:p>470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91" calcext:value-type="float">
            <text:p>100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818" calcext:value-type="float">
            <text:p>318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92" calcext:value-type="float">
            <text:p>72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145" calcext:value-type="float">
            <text:p>401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35" calcext:value-type="float">
            <text:p>77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973" calcext:value-type="float">
            <text:p>909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084" calcext:value-type="float">
            <text:p>300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172" calcext:value-type="float">
            <text:p>911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001" calcext:value-type="float">
            <text:p>320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58" calcext:value-type="float">
            <text:p>635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93" calcext:value-type="float">
            <text:p>18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476" calcext:value-type="float">
            <text:p>52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12" calcext:value-type="float">
            <text:p>113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88" calcext:value-type="float">
            <text:p>167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203" calcext:value-type="float">
            <text:p>61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978" calcext:value-type="float">
            <text:p>72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731" calcext:value-type="float">
            <text:p>31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618" calcext:value-type="float">
            <text:p>736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169" calcext:value-type="float">
            <text:p>331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123" calcext:value-type="float">
            <text:p>54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75" calcext:value-type="float">
            <text:p>19175</text:p>
          </table:table-cell>
        </table:table-row>
        <table:table-row table:style-name="ro1">
          <table:table-cell table:style-name="ce4" office:value-type="string" calcext:value-type="string">
            <text:p>3GeVMIPscan_run_05011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2733" calcext:value-type="float">
            <text:p>62733</text:p>
          </table:table-cell>
          <table:table-cell table:style-name="ce10" table:formula="of:=([.D149]+[.H149]+[.L149]+[.P149]+[.T149]+[.X149]+[.AB149]+[.AF149]+[.AJ149]+[.AN149]+[.AR149]+[.AV149]+[.AZ149]+[.BD149]+[.BH149])/15" office:value-type="float" office:value="43852.6666666667" calcext:value-type="float">
            <text:p>4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0574" calcext:value-type="float">
            <text:p>105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82" calcext:value-type="float">
            <text:p>1010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070" calcext:value-type="float">
            <text:p>150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43" calcext:value-type="float">
            <text:p>108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57" calcext:value-type="float">
            <text:p>11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32" calcext:value-type="float">
            <text:p>146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619" calcext:value-type="float">
            <text:p>146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837" calcext:value-type="float">
            <text:p>69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228" calcext:value-type="float">
            <text:p>342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50" calcext:value-type="float">
            <text:p>105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959" calcext:value-type="float">
            <text:p>469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22" calcext:value-type="float">
            <text:p>117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182" calcext:value-type="float">
            <text:p>38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25" calcext:value-type="float">
            <text:p>104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81" calcext:value-type="float">
            <text:p>696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460" calcext:value-type="float">
            <text:p>374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917" calcext:value-type="float">
            <text:p>849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167" calcext:value-type="float">
            <text:p>56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956" calcext:value-type="float">
            <text:p>709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074" calcext:value-type="float">
            <text:p>320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949" calcext:value-type="float">
            <text:p>439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96" calcext:value-type="float">
            <text:p>141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003" calcext:value-type="float">
            <text:p>290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156" calcext:value-type="float">
            <text:p>371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019" calcext:value-type="float">
            <text:p>730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65" calcext:value-type="float">
            <text:p>517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780" calcext:value-type="float">
            <text:p>70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626" calcext:value-type="float">
            <text:p>396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096" calcext:value-type="float">
            <text:p>440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85" calcext:value-type="float">
            <text:p>23285</text:p>
          </table:table-cell>
        </table:table-row>
        <table:table-row table:style-name="ro1">
          <table:table-cell office:value-type="string" calcext:value-type="string">
            <text:p>3GeVMIPscan_run_05012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63725" calcext:value-type="float">
            <text:p>63725</text:p>
          </table:table-cell>
          <table:table-cell table:formula="of:=([.D151]+[.H151]+[.L151]+[.P151]+[.T151]+[.X151]+[.AB151]+[.AF151]+[.AJ151]+[.AN151]+[.AR151]+[.AV151]+[.AZ151]+[.BD151]+[.BH151])/15" office:value-type="float" office:value="46858.4666666667" calcext:value-type="float">
            <text:p>4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078" calcext:value-type="float">
            <text:p>6078</text:p>
          </table:table-cell>
          <table:table-cell table:style-name="ce6" office:value-type="string" calcext:value-type="string">
            <text:p>n:</text:p>
          </table:table-cell>
          <table:table-cell office:value-type="float" office:value="107894" calcext:value-type="float">
            <text:p>1078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445" calcext:value-type="float">
            <text:p>214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07" calcext:value-type="float">
            <text:p>147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18" calcext:value-type="float">
            <text:p>109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694" calcext:value-type="float">
            <text:p>156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704" calcext:value-type="float">
            <text:p>257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670" calcext:value-type="float">
            <text:p>756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83" calcext:value-type="float">
            <text:p>423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59" calcext:value-type="float">
            <text:p>109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774" calcext:value-type="float">
            <text:p>537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86" calcext:value-type="float">
            <text:p>97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820" calcext:value-type="float">
            <text:p>288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59" calcext:value-type="float">
            <text:p>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972" calcext:value-type="float">
            <text:p>839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811" calcext:value-type="float">
            <text:p>198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161" calcext:value-type="float">
            <text:p>901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922" calcext:value-type="float">
            <text:p>279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531" calcext:value-type="float">
            <text:p>785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539" calcext:value-type="float">
            <text:p>235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992" calcext:value-type="float">
            <text:p>409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56" calcext:value-type="float">
            <text:p>131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791" calcext:value-type="float">
            <text:p>217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964" calcext:value-type="float">
            <text:p>169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300" calcext:value-type="float">
            <text:p>763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986" calcext:value-type="float">
            <text:p>369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207" calcext:value-type="float">
            <text:p>742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931" calcext:value-type="float">
            <text:p>359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801" calcext:value-type="float">
            <text:p>47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228" calcext:value-type="float">
            <text:p>24228</text:p>
          </table:table-cell>
        </table:table-row>
        <table:table-row table:style-name="ro1">
          <table:table-cell table:style-name="ce4" office:value-type="string" calcext:value-type="string">
            <text:p>3GeVMIPscan_run_05012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47162" calcext:value-type="float">
            <text:p>547162</text:p>
          </table:table-cell>
          <table:table-cell table:style-name="ce10" table:formula="of:=([.D153]+[.H153]+[.L153]+[.P153]+[.T153]+[.X153]+[.AB153]+[.AF153]+[.AJ153]+[.AN153]+[.AR153]+[.AV153]+[.AZ153]+[.BD153]+[.BH153])/15" office:value-type="float" office:value="460749.6" calcext:value-type="float">
            <text:p>4.6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9657" calcext:value-type="float">
            <text:p>496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5415" calcext:value-type="float">
            <text:p>8454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3131" calcext:value-type="float">
            <text:p>183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031" calcext:value-type="float">
            <text:p>620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376" calcext:value-type="float">
            <text:p>75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334" calcext:value-type="float">
            <text:p>1593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737" calcext:value-type="float">
            <text:p>144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1991" calcext:value-type="float">
            <text:p>6019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2949" calcext:value-type="float">
            <text:p>4529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9867" calcext:value-type="float">
            <text:p>898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8722" calcext:value-type="float">
            <text:p>4187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1803" calcext:value-type="float">
            <text:p>718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9103" calcext:value-type="float">
            <text:p>2691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902" calcext:value-type="float">
            <text:p>649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445" calcext:value-type="float">
            <text:p>9314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8127" calcext:value-type="float">
            <text:p>2181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914" calcext:value-type="float">
            <text:p>9319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061" calcext:value-type="float">
            <text:p>2290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0773" calcext:value-type="float">
            <text:p>900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084" calcext:value-type="float">
            <text:p>2150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9143" calcext:value-type="float">
            <text:p>4291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806" calcext:value-type="float">
            <text:p>1038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2381" calcext:value-type="float">
            <text:p>2223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197" calcext:value-type="float">
            <text:p>1381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0291" calcext:value-type="float">
            <text:p>7802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7498" calcext:value-type="float">
            <text:p>2774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955" calcext:value-type="float">
            <text:p>7859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9541" calcext:value-type="float">
            <text:p>3095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5667" calcext:value-type="float">
            <text:p>335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3119" calcext:value-type="float">
            <text:p>173119</text:p>
          </table:table-cell>
        </table:table-row>
        <table:table-row table:style-name="ro1">
          <table:table-cell office:value-type="string" calcext:value-type="string">
            <text:p>3GeVMIPscan_run_05012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4573" calcext:value-type="float">
            <text:p>54573</text:p>
          </table:table-cell>
          <table:table-cell table:formula="of:=([.D155]+[.H155]+[.L155]+[.P155]+[.T155]+[.X155]+[.AB155]+[.AF155]+[.AJ155]+[.AN155]+[.AR155]+[.AV155]+[.AZ155]+[.BD155]+[.BH155])/15" office:value-type="float" office:value="50633.1333333333" calcext:value-type="float">
            <text:p>5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7535" calcext:value-type="float">
            <text:p>7535</text:p>
          </table:table-cell>
          <table:table-cell table:style-name="ce6" office:value-type="string" calcext:value-type="string">
            <text:p>n:</text:p>
          </table:table-cell>
          <table:table-cell office:value-type="float" office:value="96397" calcext:value-type="float">
            <text:p>963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844" calcext:value-type="float">
            <text:p>288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32" calcext:value-type="float">
            <text:p>74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2" calcext:value-type="float">
            <text:p>66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591" calcext:value-type="float">
            <text:p>325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110" calcext:value-type="float">
            <text:p>231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946" calcext:value-type="float">
            <text:p>679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385" calcext:value-type="float">
            <text:p>563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202" calcext:value-type="float">
            <text:p>112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311" calcext:value-type="float">
            <text:p>283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36" calcext:value-type="float">
            <text:p>67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199" calcext:value-type="float">
            <text:p>501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58" calcext:value-type="float">
            <text:p>123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820" calcext:value-type="float">
            <text:p>948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33" calcext:value-type="float">
            <text:p>239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228" calcext:value-type="float">
            <text:p>912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375" calcext:value-type="float">
            <text:p>223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524" calcext:value-type="float">
            <text:p>925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968" calcext:value-type="float">
            <text:p>269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436" calcext:value-type="float">
            <text:p>624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28" calcext:value-type="float">
            <text:p>149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733" calcext:value-type="float">
            <text:p>267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17" calcext:value-type="float">
            <text:p>158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977" calcext:value-type="float">
            <text:p>769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435" calcext:value-type="float">
            <text:p>294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693" calcext:value-type="float">
            <text:p>726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74" calcext:value-type="float">
            <text:p>24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40" calcext:value-type="float">
            <text:p>410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49" calcext:value-type="float">
            <text:p>16649</text:p>
          </table:table-cell>
        </table:table-row>
        <table:table-row table:style-name="ro1">
          <table:table-cell table:style-name="ce4" office:value-type="string" calcext:value-type="string">
            <text:p>3GeVMIPscan_run_05012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999" calcext:value-type="float">
            <text:p>51999</text:p>
          </table:table-cell>
          <table:table-cell table:style-name="ce10" table:formula="of:=([.D157]+[.H157]+[.L157]+[.P157]+[.T157]+[.X157]+[.AB157]+[.AF157]+[.AJ157]+[.AN157]+[.AR157]+[.AV157]+[.AZ157]+[.BD157]+[.BH157])/15" office:value-type="float" office:value="44034.8" calcext:value-type="float">
            <text:p>4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1261" calcext:value-type="float">
            <text:p>212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5656" calcext:value-type="float">
            <text:p>856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69" calcext:value-type="float">
            <text:p>167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29" calcext:value-type="float">
            <text:p>80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7" calcext:value-type="float">
            <text:p>7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413" calcext:value-type="float">
            <text:p>177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796" calcext:value-type="float">
            <text:p>327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388" calcext:value-type="float">
            <text:p>643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447" calcext:value-type="float">
            <text:p>324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91" calcext:value-type="float">
            <text:p>7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190" calcext:value-type="float">
            <text:p>191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778" calcext:value-type="float">
            <text:p>337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96" calcext:value-type="float">
            <text:p>68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34" calcext:value-type="float">
            <text:p>854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238" calcext:value-type="float">
            <text:p>302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181" calcext:value-type="float">
            <text:p>851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462" calcext:value-type="float">
            <text:p>264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18" calcext:value-type="float">
            <text:p>837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13" calcext:value-type="float">
            <text:p>305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072" calcext:value-type="float">
            <text:p>550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43" calcext:value-type="float">
            <text:p>101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703" calcext:value-type="float">
            <text:p>257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04" calcext:value-type="float">
            <text:p>133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202" calcext:value-type="float">
            <text:p>692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553" calcext:value-type="float">
            <text:p>295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913" calcext:value-type="float">
            <text:p>56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42" calcext:value-type="float">
            <text:p>14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391" calcext:value-type="float">
            <text:p>353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29" calcext:value-type="float">
            <text:p>12529</text:p>
          </table:table-cell>
        </table:table-row>
        <table:table-row table:style-name="ro1">
          <table:table-cell office:value-type="string" calcext:value-type="string">
            <text:p>3GeVMIPscan_run_05012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8603" calcext:value-type="float">
            <text:p>88603</text:p>
          </table:table-cell>
          <table:table-cell table:formula="of:=([.D159]+[.H159]+[.L159]+[.P159]+[.T159]+[.X159]+[.AB159]+[.AF159]+[.AJ159]+[.AN159]+[.AR159]+[.AV159]+[.AZ159]+[.BD159]+[.BH159])/15" office:value-type="float" office:value="7" calcext:value-type="float">
            <text:p>7.0E+00</text:p>
          </table:table-cell>
          <table:table-cell table:style-name="ce50" office:value-type="string" calcext:value-type="string" table:number-columns-spanned="31" table:number-rows-spanned="1">
            <text:p>Dry run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:</text:p>
          </table:table-cell>
          <table:table-cell office:value-type="float" office:value="136174" calcext:value-type="float">
            <text:p>1361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768" calcext:value-type="float">
            <text:p>187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34" calcext:value-type="float">
            <text:p>161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689" calcext:value-type="float">
            <text:p>1036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81" calcext:value-type="float">
            <text:p>94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6" calcext:value-type="float">
            <text:p>23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18" calcext:value-type="float">
            <text:p>3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2" calcext:value-type="float">
            <text:p>1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44" calcext:value-type="float">
            <text:p>54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70" calcext:value-type="float">
            <text:p>126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39" calcext:value-type="float">
            <text:p>35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30" calcext:value-type="float">
            <text:p>930</text:p>
          </table:table-cell>
        </table:table-row>
        <table:table-row table:style-name="ro1">
          <table:table-cell table:style-name="ce4" table:number-columns-repeated="3"/>
          <table:table-cell table:style-name="ce4" table:formula="of:=[.D158]+[.D156]+[.D154]+[.D152]+[.D150]+[.D148]+[.D146]+[.D144]+[.D142]+[.D140]+[.D138]+[.D136]+[.D134]+[.D132]+[.D130]+[.D128]+[.D126]+[.D124]+[.D122]+[.D120]++[.D118]+[.D116]+[.D114]+[.D112]+[.D110]+[.D108]+[.D106]+[.D104]+[.D102]+[.D100]+[.D98]+[.D96]+[.D94]+[.D92]+[.D90]+[.D88]+[.D86]+[.D84]+[.D82]+[.D80]+[.D78]+[.D76]+[.D74]+[.D72]+[.D70]+[.D68]+[.D66]+[.D64]+[.D62]+[.D60]+[.D58]+[.D56]+[.D54]+[.D52]+[.D50]+[.D48]+[.D46]+[.D44]+[.D42]+[.D40]+[.D38]+[.D36]+[.D34]+[.D32]+[.D30]+[.D28]+[.D26]+[.D24]+[.D22]+[.D20]+[.D18]+[.D16]+[.D14]+[.D12]+[.D10]+[.D8]+[.D6]+[.D4]+[.D2]" office:value-type="float" office:value="6384051" calcext:value-type="float">
            <text:p>6384051</text:p>
          </table:table-cell>
          <table:table-cell table:style-name="ce4" table:formula="of:=[.E158]+[.E156]+[.E154]+[.E152]+[.E150]+[.E148]+[.E146]+[.E144]+[.E142]+[.E140]+[.E138]+[.E136]+[.E134]+[.E132]+[.E130]+[.E128]+[.E126]+[.E124]+[.E122]+[.E120]++[.E118]+[.E116]+[.E114]+[.E112]+[.E110]+[.E108]+[.E106]+[.E104]+[.E102]+[.E100]+[.E98]+[.E96]+[.E94]+[.E92]+[.E90]+[.E88]+[.E86]+[.E84]+[.E82]+[.E80]+[.E78]+[.E76]+[.E74]+[.E72]+[.E70]+[.E68]+[.E66]+[.E64]+[.E62]+[.E60]+[.E58]+[.E56]+[.E54]+[.E52]+[.E50]+[.E48]+[.E46]+[.E44]+[.E42]+[.E40]+[.E38]+[.E36]+[.E34]+[.E32]+[.E30]+[.E28]+[.E26]+[.E24]+[.E22]+[.E20]+[.E18]+[.E16]+[.E14]+[.E12]+[.E10]+[.E8]+[.E6]+[.E4]+[.E2]" office:value-type="float" office:value="6985791.66666667" calcext:value-type="float">
            <text:p>6985791.66666667</text:p>
          </table:table-cell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</table:table>
      <table:table table:name="3GeV_22degrees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9" table:default-cell-style-name="ce6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4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row table:style-name="ro1">
          <table:table-cell table:style-name="ce66" office:value-type="string" calcext:value-type="string">
            <text:p>Run name</text:p>
          </table:table-cell>
          <table:table-cell table:style-name="ce66"/>
          <table:table-cell table:style-name="ce66" office:value-type="string" calcext:value-type="string">
            <text:p>Ncycles</text:p>
          </table:table-cell>
          <table:table-cell table:style-name="ce73" office:value-type="string" calcext:value-type="string">
            <text:p>&lt;events&gt;</text:p>
          </table:table-cell>
          <table:table-cell table:style-name="ce73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66"/>
          <table:table-cell table:style-name="Default" table:number-columns-repeated="26"/>
        </table:table-row>
        <table:table-row table:style-name="ro1">
          <table:table-cell office:value-type="string" calcext:value-type="string">
            <text:p>3GeV_22degrees_run_050126</text:p>
          </table:table-cell>
          <table:table-cell office:value-type="string" calcext:value-type="string">
            <text:p>cycles:</text:p>
          </table:table-cell>
          <table:table-cell office:value-type="float" office:value="90146" calcext:value-type="float">
            <text:p>90146</text:p>
          </table:table-cell>
          <table:table-cell table:formula="of:=([.C3]+[.G3]+[.K3]+[.O3]+[.S3]+[.W3]+[.AA3]+[.AE3]+[.AI3]+[.AM3]+[.AQ3]+[.AU3]+[.AY3]+[.BC3]+[.BG3])/15" office:value-type="float" office:value="51620.6666666667" calcext:value-type="float">
            <text:p>5.2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n:</text:p>
          </table:table-cell>
          <table:table-cell office:value-type="float" office:value="157201" calcext:value-type="float">
            <text:p>1572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97" calcext:value-type="float">
            <text:p>33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006" calcext:value-type="float">
            <text:p>330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73" calcext:value-type="float">
            <text:p>25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11" calcext:value-type="float">
            <text:p>304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21" calcext:value-type="float">
            <text:p>37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837" calcext:value-type="float">
            <text:p>1408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36" calcext:value-type="float">
            <text:p>109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999" calcext:value-type="float">
            <text:p>319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73" calcext:value-type="float">
            <text:p>167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379" calcext:value-type="float">
            <text:p>353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145" calcext:value-type="float">
            <text:p>291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545" calcext:value-type="float">
            <text:p>345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02" calcext:value-type="float">
            <text:p>635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671" calcext:value-type="float">
            <text:p>596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6381" calcext:value-type="float">
            <text:p>1063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495" calcext:value-type="float">
            <text:p>894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112" calcext:value-type="float">
            <text:p>651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742" calcext:value-type="float">
            <text:p>757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5716" calcext:value-type="float">
            <text:p>1157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155" calcext:value-type="float">
            <text:p>1701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720" calcext:value-type="float">
            <text:p>937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4296" calcext:value-type="float">
            <text:p>1442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906" calcext:value-type="float">
            <text:p>919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177" calcext:value-type="float">
            <text:p>1821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9069" calcext:value-type="float">
            <text:p>890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3341" calcext:value-type="float">
            <text:p>1733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218" calcext:value-type="float">
            <text:p>792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7632" calcext:value-type="float">
            <text:p>237632</text:p>
          </table:table-cell>
        </table:table-row>
        <table:table-row table:style-name="ro1">
          <table:table-cell table:style-name="ce4" office:value-type="string" calcext:value-type="string">
            <text:p>3GeV_22degrees_run_050127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94706" calcext:value-type="float">
            <text:p>94706</text:p>
          </table:table-cell>
          <table:table-cell table:style-name="ce10" table:formula="of:=([.C5]+[.G5]+[.K5]+[.O5]+[.S5]+[.W5]+[.AA5]+[.AE5]+[.AI5]+[.AM5]+[.AQ5]+[.AU5]+[.AY5]+[.BC5]+[.BG5])/15" office:value-type="float" office:value="66736.2" calcext:value-type="float">
            <text:p>6.7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3702" calcext:value-type="float">
            <text:p>37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6011" calcext:value-type="float">
            <text:p>1560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30" calcext:value-type="float">
            <text:p>32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08" calcext:value-type="float">
            <text:p>204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36" calcext:value-type="float">
            <text:p>33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79" calcext:value-type="float">
            <text:p>232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45" calcext:value-type="float">
            <text:p>47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783" calcext:value-type="float">
            <text:p>1407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34" calcext:value-type="float">
            <text:p>118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575" calcext:value-type="float">
            <text:p>295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587" calcext:value-type="float">
            <text:p>185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975" calcext:value-type="float">
            <text:p>249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877" calcext:value-type="float">
            <text:p>288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208" calcext:value-type="float">
            <text:p>362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305" calcext:value-type="float">
            <text:p>773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372" calcext:value-type="float">
            <text:p>603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592" calcext:value-type="float">
            <text:p>1325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873" calcext:value-type="float">
            <text:p>838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6707" calcext:value-type="float">
            <text:p>1467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726" calcext:value-type="float">
            <text:p>1167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782" calcext:value-type="float">
            <text:p>1447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365" calcext:value-type="float">
            <text:p>1173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415" calcext:value-type="float">
            <text:p>1054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2152" calcext:value-type="float">
            <text:p>1021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151" calcext:value-type="float">
            <text:p>1141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805" calcext:value-type="float">
            <text:p>1448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663" calcext:value-type="float">
            <text:p>1096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295" calcext:value-type="float">
            <text:p>1652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117" calcext:value-type="float">
            <text:p>961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2642" calcext:value-type="float">
            <text:p>212642</text:p>
          </table:table-cell>
        </table:table-row>
        <table:table-row table:style-name="ro1">
          <table:table-cell office:value-type="string" calcext:value-type="string">
            <text:p>3GeV_22degrees_run_050128</text:p>
          </table:table-cell>
          <table:table-cell office:value-type="string" calcext:value-type="string">
            <text:p>cycles:</text:p>
          </table:table-cell>
          <table:table-cell office:value-type="float" office:value="92812" calcext:value-type="float">
            <text:p>92812</text:p>
          </table:table-cell>
          <table:table-cell table:formula="of:=([.C7]+[.G7]+[.K7]+[.O7]+[.S7]+[.W7]+[.AA7]+[.AE7]+[.AI7]+[.AM7]+[.AQ7]+[.AU7]+[.AY7]+[.BC7]+[.BG7])/15" office:value-type="float" office:value="48315.5333333333" calcext:value-type="float">
            <text:p>4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string" calcext:value-type="string">
            <text:p>n:</text:p>
          </table:table-cell>
          <table:table-cell office:value-type="float" office:value="228117" calcext:value-type="float">
            <text:p>2281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60" calcext:value-type="float">
            <text:p>26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801" calcext:value-type="float">
            <text:p>188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23" calcext:value-type="float">
            <text:p>44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178" calcext:value-type="float">
            <text:p>311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96" calcext:value-type="float">
            <text:p>55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085" calcext:value-type="float">
            <text:p>1210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184" calcext:value-type="float">
            <text:p>121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781" calcext:value-type="float">
            <text:p>327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14" calcext:value-type="float">
            <text:p>157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139" calcext:value-type="float">
            <text:p>281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409" calcext:value-type="float">
            <text:p>284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965" calcext:value-type="float">
            <text:p>329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823" calcext:value-type="float">
            <text:p>708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480" calcext:value-type="float">
            <text:p>714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912" calcext:value-type="float">
            <text:p>989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185" calcext:value-type="float">
            <text:p>1261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6144" calcext:value-type="float">
            <text:p>1061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444" calcext:value-type="float">
            <text:p>1744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2413" calcext:value-type="float">
            <text:p>1024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0982" calcext:value-type="float">
            <text:p>2009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459" calcext:value-type="float">
            <text:p>814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9833" calcext:value-type="float">
            <text:p>1998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575" calcext:value-type="float">
            <text:p>595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517" calcext:value-type="float">
            <text:p>1585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017" calcext:value-type="float">
            <text:p>800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3874" calcext:value-type="float">
            <text:p>2138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052" calcext:value-type="float">
            <text:p>530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9419" calcext:value-type="float">
            <text:p>179419</text:p>
          </table:table-cell>
        </table:table-row>
        <table:table-row table:style-name="ro1">
          <table:table-cell table:style-name="ce4" office:value-type="string" calcext:value-type="string">
            <text:p>3GeV_22degrees_run_05012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93156" calcext:value-type="float">
            <text:p>93156</text:p>
          </table:table-cell>
          <table:table-cell table:style-name="ce10" table:formula="of:=([.C9]+[.G9]+[.K9]+[.O9]+[.S9]+[.W9]+[.AA9]+[.AE9]+[.AI9]+[.AM9]+[.AQ9]+[.AU9]+[.AY9]+[.BC9]+[.BG9])/15" office:value-type="float" office:value="58490" calcext:value-type="float">
            <text:p>5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2594" calcext:value-type="float">
            <text:p>25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283" calcext:value-type="float">
            <text:p>1772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88" calcext:value-type="float">
            <text:p>22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43" calcext:value-type="float">
            <text:p>232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01" calcext:value-type="float">
            <text:p>43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43" calcext:value-type="float">
            <text:p>331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24" calcext:value-type="float">
            <text:p>54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858" calcext:value-type="float">
            <text:p>1408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93" calcext:value-type="float">
            <text:p>107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935" calcext:value-type="float">
            <text:p>319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57" calcext:value-type="float">
            <text:p>140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430" calcext:value-type="float">
            <text:p>254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010" calcext:value-type="float">
            <text:p>29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312" calcext:value-type="float">
            <text:p>363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690" calcext:value-type="float">
            <text:p>756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575" calcext:value-type="float">
            <text:p>735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190" calcext:value-type="float">
            <text:p>1271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931" calcext:value-type="float">
            <text:p>1039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009" calcext:value-type="float">
            <text:p>1310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016" calcext:value-type="float">
            <text:p>146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026" calcext:value-type="float">
            <text:p>127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751" calcext:value-type="float">
            <text:p>1727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84" calcext:value-type="float">
            <text:p>695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875" calcext:value-type="float">
            <text:p>948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8934" calcext:value-type="float">
            <text:p>989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510" calcext:value-type="float">
            <text:p>1575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779" calcext:value-type="float">
            <text:p>957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082" calcext:value-type="float">
            <text:p>1820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671" calcext:value-type="float">
            <text:p>836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546" calcext:value-type="float">
            <text:p>216546</text:p>
          </table:table-cell>
        </table:table-row>
        <table:table-row table:style-name="ro1">
          <table:table-cell office:value-type="string" calcext:value-type="string">
            <text:p>3GeV_22degrees_run_050130</text:p>
          </table:table-cell>
          <table:table-cell office:value-type="string" calcext:value-type="string">
            <text:p>cycles:</text:p>
          </table:table-cell>
          <table:table-cell office:value-type="float" office:value="76144" calcext:value-type="float">
            <text:p>76144</text:p>
          </table:table-cell>
          <table:table-cell table:formula="of:=([.C11]+[.G11]+[.K11]+[.O11]+[.S11]+[.W11]+[.AA11]+[.AE11]+[.AI11]+[.AM11]+[.AQ11]+[.AU11]+[.AY11]+[.BC11]+[.BG11])/15" office:value-type="float" office:value="77825.4666666667" calcext:value-type="float">
            <text:p>7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4278" calcext:value-type="float">
            <text:p>14278</text:p>
          </table:table-cell>
          <table:table-cell table:style-name="ce6" office:value-type="string" calcext:value-type="string">
            <text:p>n:</text:p>
          </table:table-cell>
          <table:table-cell office:value-type="float" office:value="151508" calcext:value-type="float">
            <text:p>1515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66" calcext:value-type="float">
            <text:p>383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582" calcext:value-type="float">
            <text:p>565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504" calcext:value-type="float">
            <text:p>105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301" calcext:value-type="float">
            <text:p>233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071" calcext:value-type="float">
            <text:p>240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187" calcext:value-type="float">
            <text:p>1091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679" calcext:value-type="float">
            <text:p>81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215" calcext:value-type="float">
            <text:p>672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622" calcext:value-type="float">
            <text:p>866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324" calcext:value-type="float">
            <text:p>593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882" calcext:value-type="float">
            <text:p>918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45" calcext:value-type="float">
            <text:p>633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846" calcext:value-type="float">
            <text:p>1248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941" calcext:value-type="float">
            <text:p>1009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685" calcext:value-type="float">
            <text:p>1436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743" calcext:value-type="float">
            <text:p>1147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428" calcext:value-type="float">
            <text:p>1454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567" calcext:value-type="float">
            <text:p>1095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238" calcext:value-type="float">
            <text:p>1172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694" calcext:value-type="float">
            <text:p>1196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006" calcext:value-type="float">
            <text:p>770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191" calcext:value-type="float">
            <text:p>1171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896" calcext:value-type="float">
            <text:p>778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6563" calcext:value-type="float">
            <text:p>1165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108" calcext:value-type="float">
            <text:p>731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625" calcext:value-type="float">
            <text:p>1116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773" calcext:value-type="float">
            <text:p>607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795" calcext:value-type="float">
            <text:p>127795</text:p>
          </table:table-cell>
        </table:table-row>
        <table:table-row table:style-name="ro1">
          <table:table-cell table:style-name="ce4" office:value-type="string" calcext:value-type="string">
            <text:p>3GeV_22degrees_run_05013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1733" calcext:value-type="float">
            <text:p>71733</text:p>
          </table:table-cell>
          <table:table-cell table:style-name="ce10" table:formula="of:=([.C13]+[.G13]+[.K13]+[.O13]+[.S13]+[.W13]+[.AA13]+[.AE13]+[.AI13]+[.AM13]+[.AQ13]+[.AU13]+[.AY13]+[.BC13]+[.BG13])/15" office:value-type="float" office:value="66123.2" calcext:value-type="float">
            <text:p>6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4477" calcext:value-type="float">
            <text:p>144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237" calcext:value-type="float">
            <text:p>1502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27" calcext:value-type="float">
            <text:p>100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59" calcext:value-type="float">
            <text:p>278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813" calcext:value-type="float">
            <text:p>98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254" calcext:value-type="float">
            <text:p>392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645" calcext:value-type="float">
            <text:p>256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425" calcext:value-type="float">
            <text:p>1434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482" calcext:value-type="float">
            <text:p>584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886" calcext:value-type="float">
            <text:p>878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283" calcext:value-type="float">
            <text:p>682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381" calcext:value-type="float">
            <text:p>763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124" calcext:value-type="float">
            <text:p>751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754" calcext:value-type="float">
            <text:p>847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727" calcext:value-type="float">
            <text:p>1067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150" calcext:value-type="float">
            <text:p>1281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814" calcext:value-type="float">
            <text:p>1258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044" calcext:value-type="float">
            <text:p>1380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949" calcext:value-type="float">
            <text:p>1329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967" calcext:value-type="float">
            <text:p>1349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124" calcext:value-type="float">
            <text:p>1051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332" calcext:value-type="float">
            <text:p>1333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939" calcext:value-type="float">
            <text:p>759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556" calcext:value-type="float">
            <text:p>1335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281" calcext:value-type="float">
            <text:p>712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321" calcext:value-type="float">
            <text:p>1283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668" calcext:value-type="float">
            <text:p>676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339" calcext:value-type="float">
            <text:p>1343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495" calcext:value-type="float">
            <text:p>444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828" calcext:value-type="float">
            <text:p>134828</text:p>
          </table:table-cell>
        </table:table-row>
        <table:table-row table:style-name="ro1">
          <table:table-cell office:value-type="string" calcext:value-type="string">
            <text:p>3GeV_22degrees_run_050132</text:p>
          </table:table-cell>
          <table:table-cell office:value-type="string" calcext:value-type="string">
            <text:p>cycles:</text:p>
          </table:table-cell>
          <table:table-cell office:value-type="float" office:value="74663" calcext:value-type="float">
            <text:p>74663</text:p>
          </table:table-cell>
          <table:table-cell table:formula="of:=([.C15]+[.G15]+[.K15]+[.O15]+[.S15]+[.W15]+[.AA15]+[.AE15]+[.AI15]+[.AM15]+[.AQ15]+[.AU15]+[.AY15]+[.BC15]+[.BG15])/15" office:value-type="float" office:value="52297.8" calcext:value-type="float">
            <text:p>5.2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6606" calcext:value-type="float">
            <text:p>6606</text:p>
          </table:table-cell>
          <table:table-cell table:style-name="ce6" office:value-type="string" calcext:value-type="string">
            <text:p>n:</text:p>
          </table:table-cell>
          <table:table-cell office:value-type="float" office:value="128522" calcext:value-type="float">
            <text:p>1285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46" calcext:value-type="float">
            <text:p>56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344" calcext:value-type="float">
            <text:p>193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873" calcext:value-type="float">
            <text:p>118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420" calcext:value-type="float">
            <text:p>494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561" calcext:value-type="float">
            <text:p>185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955" calcext:value-type="float">
            <text:p>1429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886" calcext:value-type="float">
            <text:p>468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417" calcext:value-type="float">
            <text:p>1024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109" calcext:value-type="float">
            <text:p>561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047" calcext:value-type="float">
            <text:p>1080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794" calcext:value-type="float">
            <text:p>617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568" calcext:value-type="float">
            <text:p>96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698" calcext:value-type="float">
            <text:p>866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652" calcext:value-type="float">
            <text:p>1666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1646" calcext:value-type="float">
            <text:p>1016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464" calcext:value-type="float">
            <text:p>1824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6162" calcext:value-type="float">
            <text:p>1061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445" calcext:value-type="float">
            <text:p>1744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873" calcext:value-type="float">
            <text:p>838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8072" calcext:value-type="float">
            <text:p>1680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308" calcext:value-type="float">
            <text:p>613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338" calcext:value-type="float">
            <text:p>158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056" calcext:value-type="float">
            <text:p>520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939" calcext:value-type="float">
            <text:p>1479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741" calcext:value-type="float">
            <text:p>507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353" calcext:value-type="float">
            <text:p>1513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508" calcext:value-type="float">
            <text:p>345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607" calcext:value-type="float">
            <text:p>149607</text:p>
          </table:table-cell>
        </table:table-row>
        <table:table-row table:style-name="ro1">
          <table:table-cell table:style-name="ce4" office:value-type="string" calcext:value-type="string">
            <text:p>3GeV_22degrees_run_050133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6405" calcext:value-type="float">
            <text:p>76405</text:p>
          </table:table-cell>
          <table:table-cell table:style-name="ce10" table:formula="of:=([.C17]+[.G17]+[.K17]+[.O17]+[.S17]+[.W17]+[.AA17]+[.AE17]+[.AI17]+[.AM17]+[.AQ17]+[.AU17]+[.AY17]+[.BC17]+[.BG17])/15" office:value-type="float" office:value="49624.4666666667" calcext:value-type="float">
            <text:p>5.0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9990" calcext:value-type="float">
            <text:p>1299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629" calcext:value-type="float">
            <text:p>196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58" calcext:value-type="float">
            <text:p>114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2016" calcext:value-type="float">
            <text:p>52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174" calcext:value-type="float">
            <text:p>341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847" calcext:value-type="float">
            <text:p>1598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111" calcext:value-type="float">
            <text:p>511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783" calcext:value-type="float">
            <text:p>1127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348" calcext:value-type="float">
            <text:p>593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703" calcext:value-type="float">
            <text:p>1147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373" calcext:value-type="float">
            <text:p>643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0033" calcext:value-type="float">
            <text:p>1100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9104" calcext:value-type="float">
            <text:p>891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425" calcext:value-type="float">
            <text:p>1724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030" calcext:value-type="float">
            <text:p>1000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808" calcext:value-type="float">
            <text:p>197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1885" calcext:value-type="float">
            <text:p>918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201" calcext:value-type="float">
            <text:p>1812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176" calcext:value-type="float">
            <text:p>691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3292" calcext:value-type="float">
            <text:p>1832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027" calcext:value-type="float">
            <text:p>450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9776" calcext:value-type="float">
            <text:p>997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160" calcext:value-type="float">
            <text:p>381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220" calcext:value-type="float">
            <text:p>1012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631" calcext:value-type="float">
            <text:p>42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157" calcext:value-type="float">
            <text:p>1381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7562" calcext:value-type="float">
            <text:p>375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613" calcext:value-type="float">
            <text:p>181613</text:p>
          </table:table-cell>
        </table:table-row>
        <table:table-row table:style-name="ro1">
          <table:table-cell office:value-type="string" calcext:value-type="string">
            <text:p>3GeV_22degrees_run_050134</text:p>
          </table:table-cell>
          <table:table-cell office:value-type="string" calcext:value-type="string">
            <text:p>cycles:</text:p>
          </table:table-cell>
          <table:table-cell office:value-type="float" office:value="75003" calcext:value-type="float">
            <text:p>75003</text:p>
          </table:table-cell>
          <table:table-cell table:formula="of:=([.C19]+[.G19]+[.K19]+[.O19]+[.S19]+[.W19]+[.AA19]+[.AE19]+[.AI19]+[.AM19]+[.AQ19]+[.AU19]+[.AY19]+[.BC19]+[.BG19])/15" office:value-type="float" office:value="33444.3333333333" calcext:value-type="float">
            <text:p>3.3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0008" calcext:value-type="float">
            <text:p>10008</text:p>
          </table:table-cell>
          <table:table-cell table:style-name="ce6" office:value-type="string" calcext:value-type="string">
            <text:p>n:</text:p>
          </table:table-cell>
          <table:table-cell office:value-type="float" office:value="292699" calcext:value-type="float">
            <text:p>292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10" calcext:value-type="float">
            <text:p>157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038" calcext:value-type="float">
            <text:p>1700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127" calcext:value-type="float">
            <text:p>191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2964" calcext:value-type="float">
            <text:p>1229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7712" calcext:value-type="float">
            <text:p>277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2337" calcext:value-type="float">
            <text:p>2023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93" calcext:value-type="float">
            <text:p>378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159" calcext:value-type="float">
            <text:p>139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749" calcext:value-type="float">
            <text:p>357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393" calcext:value-type="float">
            <text:p>643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061" calcext:value-type="float">
            <text:p>360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322" calcext:value-type="float">
            <text:p>52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151" calcext:value-type="float">
            <text:p>591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7983" calcext:value-type="float">
            <text:p>1779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668" calcext:value-type="float">
            <text:p>476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765" calcext:value-type="float">
            <text:p>58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619" calcext:value-type="float">
            <text:p>506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319" calcext:value-type="float">
            <text:p>903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994" calcext:value-type="float">
            <text:p>409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083" calcext:value-type="float">
            <text:p>730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399" calcext:value-type="float">
            <text:p>293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325" calcext:value-type="float">
            <text:p>1193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791" calcext:value-type="float">
            <text:p>377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9404" calcext:value-type="float">
            <text:p>16940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446" calcext:value-type="float">
            <text:p>304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5389" calcext:value-type="float">
            <text:p>1653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337" calcext:value-type="float">
            <text:p>233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1216" calcext:value-type="float">
            <text:p>181216</text:p>
          </table:table-cell>
        </table:table-row>
        <table:table-row table:style-name="ro1">
          <table:table-cell table:style-name="ce4" office:value-type="string" calcext:value-type="string">
            <text:p>3GeV_22degrees_run_050135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2658" calcext:value-type="float">
            <text:p>72658</text:p>
          </table:table-cell>
          <table:table-cell table:style-name="ce10" table:formula="of:=([.C21]+[.G21]+[.K21]+[.O21]+[.S21]+[.W21]+[.AA21]+[.AE21]+[.AI21]+[.AM21]+[.AQ21]+[.AU21]+[.AY21]+[.BC21]+[.BG21])/15" office:value-type="float" office:value="37051.1333333333" calcext:value-type="float">
            <text:p>3.7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8613" calcext:value-type="float">
            <text:p>86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1187" calcext:value-type="float">
            <text:p>2611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45" calcext:value-type="float">
            <text:p>121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824" calcext:value-type="float">
            <text:p>1198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20" calcext:value-type="float">
            <text:p>124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891" calcext:value-type="float">
            <text:p>548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750" calcext:value-type="float">
            <text:p>2775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3957" calcext:value-type="float">
            <text:p>2139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144" calcext:value-type="float">
            <text:p>391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317" calcext:value-type="float">
            <text:p>1413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767" calcext:value-type="float">
            <text:p>367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524" calcext:value-type="float">
            <text:p>585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038" calcext:value-type="float">
            <text:p>460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006" calcext:value-type="float">
            <text:p>790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248" calcext:value-type="float">
            <text:p>642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3190" calcext:value-type="float">
            <text:p>1831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908" calcext:value-type="float">
            <text:p>609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5497" calcext:value-type="float">
            <text:p>854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474" calcext:value-type="float">
            <text:p>594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625" calcext:value-type="float">
            <text:p>946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411" calcext:value-type="float">
            <text:p>434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862" calcext:value-type="float">
            <text:p>628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965" calcext:value-type="float">
            <text:p>389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297" calcext:value-type="float">
            <text:p>1432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272" calcext:value-type="float">
            <text:p>432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546" calcext:value-type="float">
            <text:p>1765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968" calcext:value-type="float">
            <text:p>369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993" calcext:value-type="float">
            <text:p>1759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644" calcext:value-type="float">
            <text:p>25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918" calcext:value-type="float">
            <text:p>184918</text:p>
          </table:table-cell>
        </table:table-row>
        <table:table-row table:style-name="ro1">
          <table:table-cell office:value-type="string" calcext:value-type="string">
            <text:p>3GeV_22degrees_run_050136</text:p>
          </table:table-cell>
          <table:table-cell office:value-type="string" calcext:value-type="string">
            <text:p>cycles:</text:p>
          </table:table-cell>
          <table:table-cell office:value-type="float" office:value="70986" calcext:value-type="float">
            <text:p>70986</text:p>
          </table:table-cell>
          <table:table-cell table:formula="of:=([.C23]+[.G23]+[.K23]+[.O23]+[.S23]+[.W23]+[.AA23]+[.AE23]+[.AI23]+[.AM23]+[.AQ23]+[.AU23]+[.AY23]+[.BC23]+[.BG23])/15" office:value-type="float" office:value="46857.6" calcext:value-type="float">
            <text:p>4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0617" calcext:value-type="float">
            <text:p>10617</text:p>
          </table:table-cell>
          <table:table-cell table:style-name="ce6" office:value-type="string" calcext:value-type="string">
            <text:p>n:</text:p>
          </table:table-cell>
          <table:table-cell office:value-type="float" office:value="253628" calcext:value-type="float">
            <text:p>2536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106" calcext:value-type="float">
            <text:p>101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988" calcext:value-type="float">
            <text:p>529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706" calcext:value-type="float">
            <text:p>407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751" calcext:value-type="float">
            <text:p>1437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645" calcext:value-type="float">
            <text:p>466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5731" calcext:value-type="float">
            <text:p>165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777" calcext:value-type="float">
            <text:p>587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424" calcext:value-type="float">
            <text:p>1084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184" calcext:value-type="float">
            <text:p>611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157" calcext:value-type="float">
            <text:p>901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42" calcext:value-type="float">
            <text:p>500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289" calcext:value-type="float">
            <text:p>552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955" calcext:value-type="float">
            <text:p>869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262" calcext:value-type="float">
            <text:p>1432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917" calcext:value-type="float">
            <text:p>869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4395" calcext:value-type="float">
            <text:p>1243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639" calcext:value-type="float">
            <text:p>716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411" calcext:value-type="float">
            <text:p>844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30" calcext:value-type="float">
            <text:p>410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493" calcext:value-type="float">
            <text:p>70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767" calcext:value-type="float">
            <text:p>377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5016" calcext:value-type="float">
            <text:p>1450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39" calcext:value-type="float">
            <text:p>369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886" calcext:value-type="float">
            <text:p>1548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838" calcext:value-type="float">
            <text:p>348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813" calcext:value-type="float">
            <text:p>1588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702" calcext:value-type="float">
            <text:p>287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3533" calcext:value-type="float">
            <text:p>163533</text:p>
          </table:table-cell>
        </table:table-row>
        <table:table-row table:style-name="ro1">
          <table:table-cell table:style-name="ce4" office:value-type="string" calcext:value-type="string">
            <text:p>3GeV_22degrees_run_050137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6348" calcext:value-type="float">
            <text:p>76348</text:p>
          </table:table-cell>
          <table:table-cell table:style-name="ce10" table:formula="of:=([.C25]+[.G25]+[.K25]+[.O25]+[.S25]+[.W25]+[.AA25]+[.AE25]+[.AI25]+[.AM25]+[.AQ25]+[.AU25]+[.AY25]+[.BC25]+[.BG25])/15" office:value-type="float" office:value="41567.4" calcext:value-type="float">
            <text:p>4.2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1089" calcext:value-type="float">
            <text:p>110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6534" calcext:value-type="float">
            <text:p>206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41" calcext:value-type="float">
            <text:p>176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791" calcext:value-type="float">
            <text:p>1447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451" calcext:value-type="float">
            <text:p>364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1555" calcext:value-type="float">
            <text:p>1715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991" calcext:value-type="float">
            <text:p>289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245" calcext:value-type="float">
            <text:p>1382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317" calcext:value-type="float">
            <text:p>503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926" calcext:value-type="float">
            <text:p>1279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356" calcext:value-type="float">
            <text:p>523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994" calcext:value-type="float">
            <text:p>1079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908" calcext:value-type="float">
            <text:p>489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684" calcext:value-type="float">
            <text:p>586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455" calcext:value-type="float">
            <text:p>764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938" calcext:value-type="float">
            <text:p>1659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310" calcext:value-type="float">
            <text:p>723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391" calcext:value-type="float">
            <text:p>1133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421" calcext:value-type="float">
            <text:p>684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334" calcext:value-type="float">
            <text:p>1373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539" calcext:value-type="float">
            <text:p>355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617" calcext:value-type="float">
            <text:p>476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121" calcext:value-type="float">
            <text:p>321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123" calcext:value-type="float">
            <text:p>751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524" calcext:value-type="float">
            <text:p>315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6089" calcext:value-type="float">
            <text:p>156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24" calcext:value-type="float">
            <text:p>317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049" calcext:value-type="float">
            <text:p>1590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664" calcext:value-type="float">
            <text:p>296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654" calcext:value-type="float">
            <text:p>168654</text:p>
          </table:table-cell>
        </table:table-row>
        <table:table-row table:style-name="ro1">
          <table:table-cell office:value-type="string" calcext:value-type="string">
            <text:p>3GeV_22degrees_run_050138</text:p>
          </table:table-cell>
          <table:table-cell office:value-type="string" calcext:value-type="string">
            <text:p>cycles:</text:p>
          </table:table-cell>
          <table:table-cell office:value-type="float" office:value="75352" calcext:value-type="float">
            <text:p>75352</text:p>
          </table:table-cell>
          <table:table-cell table:formula="of:=([.C27]+[.G27]+[.K27]+[.O27]+[.S27]+[.W27]+[.AA27]+[.AE27]+[.AI27]+[.AM27]+[.AQ27]+[.AU27]+[.AY27]+[.BC27]+[.BG27])/15" office:value-type="float" office:value="59075" calcext:value-type="float">
            <text:p>5.9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4853" calcext:value-type="float">
            <text:p>4853</text:p>
          </table:table-cell>
          <table:table-cell table:style-name="ce6" office:value-type="string" calcext:value-type="string">
            <text:p>n:</text:p>
          </table:table-cell>
          <table:table-cell office:value-type="float" office:value="259039" calcext:value-type="float">
            <text:p>2590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67" calcext:value-type="float">
            <text:p>41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601" calcext:value-type="float">
            <text:p>236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833" calcext:value-type="float">
            <text:p>88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726" calcext:value-type="float">
            <text:p>367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881" calcext:value-type="float">
            <text:p>258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055" calcext:value-type="float">
            <text:p>1380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408" calcext:value-type="float">
            <text:p>774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509" calcext:value-type="float">
            <text:p>965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813" calcext:value-type="float">
            <text:p>778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6269" calcext:value-type="float">
            <text:p>662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602" calcext:value-type="float">
            <text:p>806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367" calcext:value-type="float">
            <text:p>553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0236" calcext:value-type="float">
            <text:p>1102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5113" calcext:value-type="float">
            <text:p>1151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902" calcext:value-type="float">
            <text:p>1209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420" calcext:value-type="float">
            <text:p>1264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1326" calcext:value-type="float">
            <text:p>1213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543" calcext:value-type="float">
            <text:p>1535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891" calcext:value-type="float">
            <text:p>948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8569" calcext:value-type="float">
            <text:p>1785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050" calcext:value-type="float">
            <text:p>3905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836" calcext:value-type="float">
            <text:p>978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997" calcext:value-type="float">
            <text:p>469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1010" calcext:value-type="float">
            <text:p>1410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12" calcext:value-type="float">
            <text:p>423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271" calcext:value-type="float">
            <text:p>1382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854" calcext:value-type="float">
            <text:p>308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4251" calcext:value-type="float">
            <text:p>124251</text:p>
          </table:table-cell>
        </table:table-row>
        <table:table-row table:style-name="ro1">
          <table:table-cell table:style-name="ce4" office:value-type="string" calcext:value-type="string">
            <text:p>3GeV_22degrees_run_05013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4361" calcext:value-type="float">
            <text:p>74361</text:p>
          </table:table-cell>
          <table:table-cell table:style-name="ce10" table:formula="of:=([.C29]+[.G29]+[.K29]+[.O29]+[.S29]+[.W29]+[.AA29]+[.AE29]+[.AI29]+[.AM29]+[.AQ29]+[.AU29]+[.AY29]+[.BC29]+[.BG29])/15" office:value-type="float" office:value="65134.8666666667" calcext:value-type="float">
            <text:p>6.5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8874" calcext:value-type="float">
            <text:p>88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2060" calcext:value-type="float">
            <text:p>2520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90" calcext:value-type="float">
            <text:p>72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742" calcext:value-type="float">
            <text:p>237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065" calcext:value-type="float">
            <text:p>350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0331" calcext:value-type="float">
            <text:p>703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307" calcext:value-type="float">
            <text:p>453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014" calcext:value-type="float">
            <text:p>1650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256" calcext:value-type="float">
            <text:p>872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601" calcext:value-type="float">
            <text:p>766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367" calcext:value-type="float">
            <text:p>863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973" calcext:value-type="float">
            <text:p>599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597" calcext:value-type="float">
            <text:p>935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2613" calcext:value-type="float">
            <text:p>526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775" calcext:value-type="float">
            <text:p>1257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146" calcext:value-type="float">
            <text:p>971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533" calcext:value-type="float">
            <text:p>1305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837" calcext:value-type="float">
            <text:p>104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764" calcext:value-type="float">
            <text:p>1157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202" calcext:value-type="float">
            <text:p>1322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899" calcext:value-type="float">
            <text:p>808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2172" calcext:value-type="float">
            <text:p>1521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708" calcext:value-type="float">
            <text:p>457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703" calcext:value-type="float">
            <text:p>807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371" calcext:value-type="float">
            <text:p>463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181" calcext:value-type="float">
            <text:p>1441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704" calcext:value-type="float">
            <text:p>397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888" calcext:value-type="float">
            <text:p>1438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513" calcext:value-type="float">
            <text:p>285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927" calcext:value-type="float">
            <text:p>127927</text:p>
          </table:table-cell>
        </table:table-row>
        <table:table-row table:style-name="ro1">
          <table:table-cell office:value-type="string" calcext:value-type="string">
            <text:p>3GeV_22degrees_run_050140</text:p>
          </table:table-cell>
          <table:table-cell office:value-type="string" calcext:value-type="string">
            <text:p>cycles:</text:p>
          </table:table-cell>
          <table:table-cell office:value-type="float" office:value="79227" calcext:value-type="float">
            <text:p>79227</text:p>
          </table:table-cell>
          <table:table-cell table:formula="of:=([.C31]+[.G31]+[.K31]+[.O31]+[.S31]+[.W31]+[.AA31]+[.AE31]+[.AI31]+[.AM31]+[.AQ31]+[.AU31]+[.AY31]+[.BC31]+[.BG31])/15" office:value-type="float" office:value="66521.1333333333" calcext:value-type="float">
            <text:p>6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3532" calcext:value-type="float">
            <text:p>13532</text:p>
          </table:table-cell>
          <table:table-cell table:style-name="ce6" office:value-type="string" calcext:value-type="string">
            <text:p>n:</text:p>
          </table:table-cell>
          <table:table-cell office:value-type="float" office:value="166764" calcext:value-type="float">
            <text:p>1667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532" calcext:value-type="float">
            <text:p>215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859" calcext:value-type="float">
            <text:p>578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329" calcext:value-type="float">
            <text:p>733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702" calcext:value-type="float">
            <text:p>787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219" calcext:value-type="float">
            <text:p>1382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212" calcext:value-type="float">
            <text:p>782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6166" calcext:value-type="float">
            <text:p>761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360" calcext:value-type="float">
            <text:p>923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730" calcext:value-type="float">
            <text:p>657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7540" calcext:value-type="float">
            <text:p>97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165" calcext:value-type="float">
            <text:p>601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222" calcext:value-type="float">
            <text:p>1272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411" calcext:value-type="float">
            <text:p>1084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955" calcext:value-type="float">
            <text:p>1279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2666" calcext:value-type="float">
            <text:p>1226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052" calcext:value-type="float">
            <text:p>980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517" calcext:value-type="float">
            <text:p>1385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963" calcext:value-type="float">
            <text:p>619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9900" calcext:value-type="float">
            <text:p>1599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434" calcext:value-type="float">
            <text:p>394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1959" calcext:value-type="float">
            <text:p>919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934" calcext:value-type="float">
            <text:p>479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765" calcext:value-type="float">
            <text:p>157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75" calcext:value-type="float">
            <text:p>410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530" calcext:value-type="float">
            <text:p>1515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977" calcext:value-type="float">
            <text:p>309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0799" calcext:value-type="float">
            <text:p>120799</text:p>
          </table:table-cell>
        </table:table-row>
        <table:table-row table:style-name="ro1">
          <table:table-cell table:style-name="ce4" office:value-type="string" calcext:value-type="string">
            <text:p>3GeV_22degrees_run_05014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2563" calcext:value-type="float">
            <text:p>72563</text:p>
          </table:table-cell>
          <table:table-cell table:style-name="ce10" table:formula="of:=([.C33]+[.G33]+[.K33]+[.O33]+[.S33]+[.W33]+[.AA33]+[.AE33]+[.AI33]+[.AM33]+[.AQ33]+[.AU33]+[.AY33]+[.BC33]+[.BG33])/15" office:value-type="float" office:value="69319.9333333333" calcext:value-type="float">
            <text:p>6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5791" calcext:value-type="float">
            <text:p>57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170" calcext:value-type="float">
            <text:p>1431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23" calcext:value-type="float">
            <text:p>55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61" calcext:value-type="float">
            <text:p>229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913" calcext:value-type="float">
            <text:p>62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517" calcext:value-type="float">
            <text:p>1325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862" calcext:value-type="float">
            <text:p>788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309" calcext:value-type="float">
            <text:p>1333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346" calcext:value-type="float">
            <text:p>833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331" calcext:value-type="float">
            <text:p>903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628" calcext:value-type="float">
            <text:p>1006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672" calcext:value-type="float">
            <text:p>536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674" calcext:value-type="float">
            <text:p>1016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856" calcext:value-type="float">
            <text:p>448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308" calcext:value-type="float">
            <text:p>1363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1674" calcext:value-type="float">
            <text:p>916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147" calcext:value-type="float">
            <text:p>1401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759" calcext:value-type="float">
            <text:p>1047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536" calcext:value-type="float">
            <text:p>1165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608" calcext:value-type="float">
            <text:p>1506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348" calcext:value-type="float">
            <text:p>663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455" calcext:value-type="float">
            <text:p>1364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112" calcext:value-type="float">
            <text:p>341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523" calcext:value-type="float">
            <text:p>695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122" calcext:value-type="float">
            <text:p>44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736" calcext:value-type="float">
            <text:p>1447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211" calcext:value-type="float">
            <text:p>362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072" calcext:value-type="float">
            <text:p>1360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278" calcext:value-type="float">
            <text:p>27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0730" calcext:value-type="float">
            <text:p>110730</text:p>
          </table:table-cell>
        </table:table-row>
        <table:table-row table:style-name="ro1">
          <table:table-cell office:value-type="string" calcext:value-type="string">
            <text:p>3GeV_22degrees_run_050142</text:p>
          </table:table-cell>
          <table:table-cell office:value-type="string" calcext:value-type="string">
            <text:p>cycles:</text:p>
          </table:table-cell>
          <table:table-cell office:value-type="float" office:value="93441" calcext:value-type="float">
            <text:p>93441</text:p>
          </table:table-cell>
          <table:table-cell table:formula="of:=([.C35]+[.G35]+[.K35]+[.O35]+[.S35]+[.W35]+[.AA35]+[.AE35]+[.AI35]+[.AM35]+[.AQ35]+[.AU35]+[.AY35]+[.BC35]+[.BG35])/15" office:value-type="float" office:value="41554.4" calcext:value-type="float">
            <text:p>4.2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4941" calcext:value-type="float">
            <text:p>4941</text:p>
          </table:table-cell>
          <table:table-cell table:style-name="ce6" office:value-type="string" calcext:value-type="string">
            <text:p>n:</text:p>
          </table:table-cell>
          <table:table-cell office:value-type="float" office:value="216860" calcext:value-type="float">
            <text:p>2168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60" calcext:value-type="float">
            <text:p>75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952" calcext:value-type="float">
            <text:p>509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912" calcext:value-type="float">
            <text:p>259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2079" calcext:value-type="float">
            <text:p>2020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601" calcext:value-type="float">
            <text:p>356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879" calcext:value-type="float">
            <text:p>1928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935" calcext:value-type="float">
            <text:p>619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807" calcext:value-type="float">
            <text:p>1978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449" calcext:value-type="float">
            <text:p>674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757" calcext:value-type="float">
            <text:p>1527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906" calcext:value-type="float">
            <text:p>529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587" calcext:value-type="float">
            <text:p>755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715" calcext:value-type="float">
            <text:p>777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6290" calcext:value-type="float">
            <text:p>1962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822" calcext:value-type="float">
            <text:p>808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092" calcext:value-type="float">
            <text:p>1890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893" calcext:value-type="float">
            <text:p>718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042" calcext:value-type="float">
            <text:p>1490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97" calcext:value-type="float">
            <text:p>423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115" calcext:value-type="float">
            <text:p>551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075" calcext:value-type="float">
            <text:p>190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524" calcext:value-type="float">
            <text:p>365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805" calcext:value-type="float">
            <text:p>358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889" calcext:value-type="float">
            <text:p>638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7402" calcext:value-type="float">
            <text:p>274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141" calcext:value-type="float">
            <text:p>451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903" calcext:value-type="float">
            <text:p>119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924" calcext:value-type="float">
            <text:p>31924</text:p>
          </table:table-cell>
        </table:table-row>
        <table:table-row table:style-name="ro1">
          <table:table-cell table:style-name="ce4" office:value-type="string" calcext:value-type="string">
            <text:p>3GeV_22degrees_run_050143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90890" calcext:value-type="float">
            <text:p>90890</text:p>
          </table:table-cell>
          <table:table-cell table:style-name="ce10" table:formula="of:=([.C37]+[.G37]+[.K37]+[.O37]+[.S37]+[.W37]+[.AA37]+[.AE37]+[.AI37]+[.AM37]+[.AQ37]+[.AU37]+[.AY37]+[.BC37]+[.BG37])/15" office:value-type="float" office:value="46478.6" calcext:value-type="float">
            <text:p>4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6667" calcext:value-type="float">
            <text:p>6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9657" calcext:value-type="float">
            <text:p>2496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317" calcext:value-type="float">
            <text:p>243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241" calcext:value-type="float">
            <text:p>2042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538" calcext:value-type="float">
            <text:p>285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0844" calcext:value-type="float">
            <text:p>1208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534" calcext:value-type="float">
            <text:p>335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6673" calcext:value-type="float">
            <text:p>1966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882" calcext:value-type="float">
            <text:p>738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3000" calcext:value-type="float">
            <text:p>1630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204" calcext:value-type="float">
            <text:p>742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005" calcext:value-type="float">
            <text:p>1230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965" calcext:value-type="float">
            <text:p>649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998" calcext:value-type="float">
            <text:p>809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4130" calcext:value-type="float">
            <text:p>941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957" calcext:value-type="float">
            <text:p>1819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556" calcext:value-type="float">
            <text:p>935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662" calcext:value-type="float">
            <text:p>1746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627" calcext:value-type="float">
            <text:p>746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052" calcext:value-type="float">
            <text:p>1160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364" calcext:value-type="float">
            <text:p>403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500" calcext:value-type="float">
            <text:p>455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638" calcext:value-type="float">
            <text:p>146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248" calcext:value-type="float">
            <text:p>352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060" calcext:value-type="float">
            <text:p>340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661" calcext:value-type="float">
            <text:p>536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612" calcext:value-type="float">
            <text:p>266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730" calcext:value-type="float">
            <text:p>457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85" calcext:value-type="float">
            <text:p>130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729" calcext:value-type="float">
            <text:p>32729</text:p>
          </table:table-cell>
        </table:table-row>
        <table:table-row table:style-name="ro1">
          <table:table-cell office:value-type="string" calcext:value-type="string">
            <text:p>3GeV_22degrees_run_050144</text:p>
          </table:table-cell>
          <table:table-cell office:value-type="string" calcext:value-type="string">
            <text:p>cycles:</text:p>
          </table:table-cell>
          <table:table-cell office:value-type="float" office:value="89510" calcext:value-type="float">
            <text:p>89510</text:p>
          </table:table-cell>
          <table:table-cell table:formula="of:=([.C39]+[.G39]+[.K39]+[.O39]+[.S39]+[.W39]+[.AA39]+[.AE39]+[.AI39]+[.AM39]+[.AQ39]+[.AU39]+[.AY39]+[.BC39]+[.BG39])/15" office:value-type="float" office:value="54947.5333333333" calcext:value-type="float">
            <text:p>5.5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7877" calcext:value-type="float">
            <text:p>7877</text:p>
          </table:table-cell>
          <table:table-cell table:style-name="ce6" office:value-type="string" calcext:value-type="string">
            <text:p>n:</text:p>
          </table:table-cell>
          <table:table-cell office:value-type="float" office:value="289404" calcext:value-type="float">
            <text:p>28940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550" calcext:value-type="float">
            <text:p>3455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5643" calcext:value-type="float">
            <text:p>1756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862" calcext:value-type="float">
            <text:p>608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3269" calcext:value-type="float">
            <text:p>1732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992" calcext:value-type="float">
            <text:p>709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3721" calcext:value-type="float">
            <text:p>2137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907" calcext:value-type="float">
            <text:p>909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548" calcext:value-type="float">
            <text:p>1255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457" calcext:value-type="float">
            <text:p>90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7656" calcext:value-type="float">
            <text:p>1076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110" calcext:value-type="float">
            <text:p>601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7990" calcext:value-type="float">
            <text:p>579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4396" calcext:value-type="float">
            <text:p>1043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159" calcext:value-type="float">
            <text:p>123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0312" calcext:value-type="float">
            <text:p>1103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872" calcext:value-type="float">
            <text:p>1178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311" calcext:value-type="float">
            <text:p>793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417" calcext:value-type="float">
            <text:p>1044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819" calcext:value-type="float">
            <text:p>318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202" calcext:value-type="float">
            <text:p>372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629" calcext:value-type="float">
            <text:p>146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626" calcext:value-type="float">
            <text:p>396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227" calcext:value-type="float">
            <text:p>332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739" calcext:value-type="float">
            <text:p>497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022" calcext:value-type="float">
            <text:p>240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036" calcext:value-type="float">
            <text:p>420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742" calcext:value-type="float">
            <text:p>107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144" calcext:value-type="float">
            <text:p>30144</text:p>
          </table:table-cell>
        </table:table-row>
        <table:table-row table:style-name="ro1">
          <table:table-cell table:style-name="ce4" office:value-type="string" calcext:value-type="string">
            <text:p>3GeV_22degrees_run_050145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95865" calcext:value-type="float">
            <text:p>95865</text:p>
          </table:table-cell>
          <table:table-cell table:style-name="ce10" table:formula="of:=([.C41]+[.G41]+[.K41]+[.O41]+[.S41]+[.W41]+[.AA41]+[.AE41]+[.AI41]+[.AM41]+[.AQ41]+[.AU41]+[.AY41]+[.BC41]+[.BG41])/15" office:value-type="float" office:value="44893.4666666667" calcext:value-type="float">
            <text:p>4.5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6842" calcext:value-type="float">
            <text:p>68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4742" calcext:value-type="float">
            <text:p>2147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747" calcext:value-type="float">
            <text:p>227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5044" calcext:value-type="float">
            <text:p>2350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300" calcext:value-type="float">
            <text:p>193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905" calcext:value-type="float">
            <text:p>729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838" calcext:value-type="float">
            <text:p>488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729" calcext:value-type="float">
            <text:p>2097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851" calcext:value-type="float">
            <text:p>688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9407" calcext:value-type="float">
            <text:p>1694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408" calcext:value-type="float">
            <text:p>56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887" calcext:value-type="float">
            <text:p>738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740" calcext:value-type="float">
            <text:p>657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2346" calcext:value-type="float">
            <text:p>923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9779" calcext:value-type="float">
            <text:p>897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144" calcext:value-type="float">
            <text:p>1971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189" calcext:value-type="float">
            <text:p>901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301" calcext:value-type="float">
            <text:p>1843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336" calcext:value-type="float">
            <text:p>793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4026" calcext:value-type="float">
            <text:p>1540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733" calcext:value-type="float">
            <text:p>407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073" calcext:value-type="float">
            <text:p>490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209" calcext:value-type="float">
            <text:p>152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231" calcext:value-type="float">
            <text:p>382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112" calcext:value-type="float">
            <text:p>361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662" calcext:value-type="float">
            <text:p>546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636" calcext:value-type="float">
            <text:p>22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360" calcext:value-type="float">
            <text:p>413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82" calcext:value-type="float">
            <text:p>106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760" calcext:value-type="float">
            <text:p>31760</text:p>
          </table:table-cell>
        </table:table-row>
        <table:table-row table:style-name="ro1">
          <table:table-cell office:value-type="string" calcext:value-type="string">
            <text:p>3GeV_22degrees_run_050146</text:p>
          </table:table-cell>
          <table:table-cell office:value-type="string" calcext:value-type="string">
            <text:p>cycles:</text:p>
          </table:table-cell>
          <table:table-cell office:value-type="float" office:value="124727" calcext:value-type="float">
            <text:p>124727</text:p>
          </table:table-cell>
          <table:table-cell table:formula="of:=([.C43]+[.G43]+[.K43]+[.O43]+[.S43]+[.W43]+[.AA43]+[.AE43]+[.AI43]+[.AM43]+[.AQ43]+[.AU43]+[.AY43]+[.BC43]+[.BG43])/15" office:value-type="float" office:value="10962.5333333333" calcext:value-type="float">
            <text:p>1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257" calcext:value-type="float">
            <text:p>3257</text:p>
          </table:table-cell>
          <table:table-cell table:style-name="ce6" office:value-type="string" calcext:value-type="string">
            <text:p>n:</text:p>
          </table:table-cell>
          <table:table-cell office:value-type="float" office:value="358162" calcext:value-type="float">
            <text:p>3581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5" calcext:value-type="float">
            <text:p>37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5730" calcext:value-type="float">
            <text:p>1057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88" calcext:value-type="float">
            <text:p>58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738" calcext:value-type="float">
            <text:p>647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92" calcext:value-type="float">
            <text:p>66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0054" calcext:value-type="float">
            <text:p>2100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298" calcext:value-type="float">
            <text:p>142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571" calcext:value-type="float">
            <text:p>555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064" calcext:value-type="float">
            <text:p>150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212" calcext:value-type="float">
            <text:p>392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33" calcext:value-type="float">
            <text:p>136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667" calcext:value-type="float">
            <text:p>326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434" calcext:value-type="float">
            <text:p>184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136" calcext:value-type="float">
            <text:p>501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21" calcext:value-type="float">
            <text:p>181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312" calcext:value-type="float">
            <text:p>403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688" calcext:value-type="float">
            <text:p>146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597" calcext:value-type="float">
            <text:p>415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73" calcext:value-type="float">
            <text:p>117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090" calcext:value-type="float">
            <text:p>430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29" calcext:value-type="float">
            <text:p>83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423" calcext:value-type="float">
            <text:p>434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101" calcext:value-type="float">
            <text:p>131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372" calcext:value-type="float">
            <text:p>443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098" calcext:value-type="float">
            <text:p>110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513" calcext:value-type="float">
            <text:p>395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77" calcext:value-type="float">
            <text:p>62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332" calcext:value-type="float">
            <text:p>31332</text:p>
          </table:table-cell>
        </table:table-row>
        <table:table-row table:style-name="ro1">
          <table:table-cell table:style-name="ce4" office:value-type="string" calcext:value-type="string">
            <text:p>3GeV_22degrees_run_050147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126396" calcext:value-type="float">
            <text:p>126396</text:p>
          </table:table-cell>
          <table:table-cell table:style-name="ce10" table:formula="of:=([.C45]+[.G45]+[.K45]+[.O45]+[.S45]+[.W45]+[.AA45]+[.AE45]+[.AI45]+[.AM45]+[.AQ45]+[.AU45]+[.AY45]+[.BC45]+[.BG45])/15" office:value-type="float" office:value="15709.9333333333" calcext:value-type="float">
            <text:p>1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4754" calcext:value-type="float">
            <text:p>47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2908" calcext:value-type="float">
            <text:p>2829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62" calcext:value-type="float">
            <text:p>61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739" calcext:value-type="float">
            <text:p>1197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39" calcext:value-type="float">
            <text:p>92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317" calcext:value-type="float">
            <text:p>1343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11" calcext:value-type="float">
            <text:p>101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695" calcext:value-type="float">
            <text:p>2106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801" calcext:value-type="float">
            <text:p>208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6465" calcext:value-type="float">
            <text:p>664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577" calcext:value-type="float">
            <text:p>215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797" calcext:value-type="float">
            <text:p>447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317" calcext:value-type="float">
            <text:p>203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448" calcext:value-type="float">
            <text:p>384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616" calcext:value-type="float">
            <text:p>2661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104" calcext:value-type="float">
            <text:p>601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157" calcext:value-type="float">
            <text:p>261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808" calcext:value-type="float">
            <text:p>51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118" calcext:value-type="float">
            <text:p>211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771" calcext:value-type="float">
            <text:p>417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93" calcext:value-type="float">
            <text:p>159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166" calcext:value-type="float">
            <text:p>361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46" calcext:value-type="float">
            <text:p>107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853" calcext:value-type="float">
            <text:p>1198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201" calcext:value-type="float">
            <text:p>182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583" calcext:value-type="float">
            <text:p>475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348" calcext:value-type="float">
            <text:p>153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546" calcext:value-type="float">
            <text:p>455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09" calcext:value-type="float">
            <text:p>85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619" calcext:value-type="float">
            <text:p>36619</text:p>
          </table:table-cell>
        </table:table-row>
        <table:table-row table:style-name="ro1">
          <table:table-cell office:value-type="string" calcext:value-type="string">
            <text:p>3GeV_22degrees_run_050148</text:p>
          </table:table-cell>
          <table:table-cell office:value-type="string" calcext:value-type="string">
            <text:p>cycles:</text:p>
          </table:table-cell>
          <table:table-cell office:value-type="float" office:value="133706" calcext:value-type="float">
            <text:p>133706</text:p>
          </table:table-cell>
          <table:table-cell table:formula="of:=([.C47]+[.G47]+[.K47]+[.O47]+[.S47]+[.W47]+[.AA47]+[.AE47]+[.AI47]+[.AM47]+[.AQ47]+[.AU47]+[.AY47]+[.BC47]+[.BG47])/15" office:value-type="float" office:value="18091.6666666667" calcext:value-type="float">
            <text:p>1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5638" calcext:value-type="float">
            <text:p>5638</text:p>
          </table:table-cell>
          <table:table-cell table:style-name="ce6" office:value-type="string" calcext:value-type="string">
            <text:p>n:</text:p>
          </table:table-cell>
          <table:table-cell office:value-type="float" office:value="256125" calcext:value-type="float">
            <text:p>2561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30" calcext:value-type="float">
            <text:p>80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593" calcext:value-type="float">
            <text:p>975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664" calcext:value-type="float">
            <text:p>116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5585" calcext:value-type="float">
            <text:p>1055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30" calcext:value-type="float">
            <text:p>132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1624" calcext:value-type="float">
            <text:p>2616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489" calcext:value-type="float">
            <text:p>234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902" calcext:value-type="float">
            <text:p>989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716" calcext:value-type="float">
            <text:p>247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623" calcext:value-type="float">
            <text:p>546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534" calcext:value-type="float">
            <text:p>235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259" calcext:value-type="float">
            <text:p>382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648" calcext:value-type="float">
            <text:p>306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215" calcext:value-type="float">
            <text:p>652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998" calcext:value-type="float">
            <text:p>299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690" calcext:value-type="float">
            <text:p>55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167" calcext:value-type="float">
            <text:p>241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018" calcext:value-type="float">
            <text:p>46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19" calcext:value-type="float">
            <text:p>172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493" calcext:value-type="float">
            <text:p>34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32" calcext:value-type="float">
            <text:p>122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780" calcext:value-type="float">
            <text:p>977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508" calcext:value-type="float">
            <text:p>205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754" calcext:value-type="float">
            <text:p>567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22" calcext:value-type="float">
            <text:p>168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495" calcext:value-type="float">
            <text:p>534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80" calcext:value-type="float">
            <text:p>94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512" calcext:value-type="float">
            <text:p>46512</text:p>
          </table:table-cell>
        </table:table-row>
        <table:table-row table:style-name="ro1">
          <table:table-cell table:style-name="ce4" office:value-type="string" calcext:value-type="string">
            <text:p>3GeV_22degrees_run_05014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123931" calcext:value-type="float">
            <text:p>123931</text:p>
          </table:table-cell>
          <table:table-cell table:style-name="ce10" table:formula="of:=([.C49]+[.G49]+[.K49]+[.O49]+[.S49]+[.W49]+[.AA49]+[.AE49]+[.AI49]+[.AM49]+[.AQ49]+[.AU49]+[.AY49]+[.BC49]+[.BG49])/15" office:value-type="float" office:value="16735.1333333333" calcext:value-type="float">
            <text:p>1.7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5284" calcext:value-type="float">
            <text:p>52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8623" calcext:value-type="float">
            <text:p>2886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47" calcext:value-type="float">
            <text:p>77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038" calcext:value-type="float">
            <text:p>1430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70" calcext:value-type="float">
            <text:p>10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0606" calcext:value-type="float">
            <text:p>1806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57" calcext:value-type="float">
            <text:p>136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6727" calcext:value-type="float">
            <text:p>2367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026" calcext:value-type="float">
            <text:p>22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8533" calcext:value-type="float">
            <text:p>785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600" calcext:value-type="float">
            <text:p>216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895" calcext:value-type="float">
            <text:p>428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359" calcext:value-type="float">
            <text:p>223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973" calcext:value-type="float">
            <text:p>419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602" calcext:value-type="float">
            <text:p>286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687" calcext:value-type="float">
            <text:p>606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676" calcext:value-type="float">
            <text:p>276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2300" calcext:value-type="float">
            <text:p>523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640" calcext:value-type="float">
            <text:p>226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2594" calcext:value-type="float">
            <text:p>525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75" calcext:value-type="float">
            <text:p>154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043" calcext:value-type="float">
            <text:p>400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11" calcext:value-type="float">
            <text:p>111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2289" calcext:value-type="float">
            <text:p>522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716" calcext:value-type="float">
            <text:p>1871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1565" calcext:value-type="float">
            <text:p>615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043" calcext:value-type="float">
            <text:p>150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994" calcext:value-type="float">
            <text:p>509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21" calcext:value-type="float">
            <text:p>85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294" calcext:value-type="float">
            <text:p>39294</text:p>
          </table:table-cell>
        </table:table-row>
        <table:table-row table:style-name="ro1">
          <table:table-cell office:value-type="string" calcext:value-type="string">
            <text:p>3GeV_39degrees_run_050150</text:p>
          </table:table-cell>
          <table:table-cell office:value-type="string" calcext:value-type="string">
            <text:p>cycles:</text:p>
          </table:table-cell>
          <table:table-cell office:value-type="float" office:value="2934" calcext:value-type="float">
            <text:p>2934</text:p>
          </table:table-cell>
          <table:table-cell table:formula="of:=([.C51]+[.G51]+[.K51]+[.O51]+[.S51]+[.W51]+[.AA51]+[.AE51]+[.AI51]+[.AM51]+[.AQ51]+[.AU51]+[.AY51]+[.BC51]+[.BG51])/15" office:value-type="float" office:value="470.466666666667" calcext:value-type="float">
            <text:p>4.7E+02</text:p>
          </table:table-cell>
          <table:table-cell table:style-name="ce50" office:value-type="string" calcext:value-type="string" table:number-columns-spanned="31" table:number-rows-spanned="1">
            <text:p>Dry run. Wrong name!!! ATTENTION. It is not 39degrees, it is 22 degrees. Ijn any case, the beam was switched off.</text:p>
          </table:table-cell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n:</text:p>
          </table:table-cell>
          <table:table-cell office:value-type="float" office:value="9846" calcext:value-type="float">
            <text:p>98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39" calcext:value-type="float">
            <text:p>31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77" calcext:value-type="float">
            <text:p>78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848" calcext:value-type="float">
            <text:p>88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617" calcext:value-type="float">
            <text:p>66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64" calcext:value-type="float">
            <text:p>154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2" calcext:value-type="float">
            <text:p>8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44" calcext:value-type="float">
            <text:p>132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210" calcext:value-type="float">
            <text:p>112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88" calcext:value-type="float">
            <text:p>110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1" calcext:value-type="float">
            <text:p>7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82" calcext:value-type="float">
            <text:p>12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540" calcext:value-type="float">
            <text:p>105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565" calcext:value-type="float">
            <text:p>85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83" calcext:value-type="float">
            <text:p>3983</text:p>
          </table:table-cell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2"/>
          <table:table-cell table:style-name="ce4" table:formula="of:=[.C48]+[.C46]+[.C44]+[.C42]+[.C40]+[.C38]+[.C36]+[.C34]+[.C32]+[.C30]+[.C28]+[.C26]+[.C24]+[.C22]+[.C20]+[.C18]+[.C16]+[.C14]+[.C12]+[.C10]+[.C8]+[.C6]+[.C4]+[.C2]" office:value-type="float" office:value="2144729" calcext:value-type="float">
            <text:p>2144729</text:p>
          </table:table-cell>
          <table:table-cell table:style-name="ce4" table:formula="of:=[.D48]+[.D46]+[.D44]+[.D42]+[.D40]+[.D38]+[.D36]+[.D34]+[.D32]+[.D30]+[.D28]+[.D26]+[.D24]+[.D22]+[.D20]+[.D18]+[.D16]+[.D14]+[.D12]+[.D10]+[.D8]+[.D6]+[.D4]+[.D2]" office:value-type="float" office:value="1139378" calcext:value-type="float">
            <text:p>1139378</text:p>
          </table:table-cell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</table:table>
      <table:table table:name="Summary W runs - fixed position" table:style-name="ta1"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4"/>
        <table:table-column table:style-name="co6" table:default-cell-style-name="ce24"/>
        <table:table-column table:style-name="co7" table:default-cell-style-name="ce56"/>
        <table:table-column table:style-name="co7" table:number-columns-repeated="5" table:default-cell-style-name="ce31"/>
        <table:table-column table:style-name="co7" table:visibility="collapse" table:default-cell-style-name="ce31"/>
        <table:table-column table:style-name="co7" table:visibility="collapse" table:default-cell-style-name="ce63"/>
        <table:table-row table:style-name="ro1" table:number-rows-repeated="5">
          <table:table-cell table:style-name="Default"/>
          <table:table-cell/>
          <table:table-cell table:style-name="Default" table:number-columns-repeated="13"/>
        </table:table-row>
        <table:table-row table:style-name="ro2">
          <table:table-cell table:style-name="ce1" office:value-type="string" calcext:value-type="string" table:number-columns-spanned="1" table:number-rows-spanned="23">
            <text:p>W</text:p>
          </table:table-cell>
          <table:table-cell table:style-name="ce15" office:value-type="string" calcext:value-type="string">
            <text:p>name</text:p>
          </table:table-cell>
          <table:table-cell table:style-name="ce19" office:value-type="string" calcext:value-type="string">
            <text:p>first good run</text:p>
          </table:table-cell>
          <table:table-cell table:style-name="ce19" office:value-type="string" calcext:value-type="string">
            <text:p>last good run</text:p>
          </table:table-cell>
          <table:table-cell table:style-name="ce19" office:value-type="string" calcext:value-type="string">
            <text:p>ngood runs</text:p>
          </table:table-cell>
          <table:table-cell table:style-name="ce19" office:value-type="string" calcext:value-type="string">
            <text:p>Total cycles</text:p>
          </table:table-cell>
          <table:table-cell table:style-name="ce19" office:value-type="string" calcext:value-type="string">
            <text:p>Total events (average per layer)</text:p>
          </table:table-cell>
          <table:table-cell table:style-name="ce51" office:value-type="string" calcext:value-type="string" table:number-columns-spanned="8" table:number-rows-spanned="1">
            <text:p>comments</text:p>
          </table:table-cell>
          <table:covered-table-cell table:number-columns-repeated="6" table:style-name="ce51"/>
          <table:covered-table-cell table:style-name="ce34"/>
        </table:table-row>
        <table:table-row table:style-name="ro2">
          <table:covered-table-cell/>
          <table:table-cell table:style-name="ce54" office:value-type="string" calcext:value-type="string">
            <text:p>Fixed position <text:s text:c="5"/>(-40,-40) chips 12 and 14</text:p>
          </table:table-cell>
          <table:table-cell table:style-name="ce20" table:number-columns-repeated="2"/>
          <table:table-cell table:number-columns-repeated="3"/>
          <table:table-cell table:style-name="ce28" table:number-columns-spanned="8" table:number-rows-spanned="1"/>
          <table:covered-table-cell table:number-columns-repeated="7"/>
        </table:table-row>
        <table:table-row table:style-name="ro4">
          <table:covered-table-cell/>
          <table:table-cell table:style-name="ce16"/>
          <table:table-cell table:formula="of:=[$XGeV_W.A2]" office:value-type="string" office:string-value="5GeV_W_run_050158" calcext:value-type="string">
            <text:p>5GeV_W_run_050158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2]" office:value-type="float" office:value="304016" calcext:value-type="float">
            <text:p>3.04E+05</text:p>
          </table:table-cell>
          <table:table-cell table:formula="of:=[$XGeV_W.D2]" office:value-type="float" office:value="474.733333333333" calcext:value-type="float">
            <text:p>4.75E+02</text:p>
          </table:table-cell>
          <table:table-cell office:value-type="string" calcext:value-type="string" table:number-columns-spanned="7" table:number-rows-spanned="1">
            <text:p>Noise run ? The magnets were off. The beam is mostly off but not 100%</text:p>
          </table:table-cell>
          <table:covered-table-cell table:number-columns-repeated="6"/>
          <table:table-cell/>
        </table:table-row>
        <table:table-row table:style-name="ro4">
          <table:covered-table-cell/>
          <table:table-cell table:style-name="ce16"/>
          <table:table-cell table:style-name="ce20" table:formula="of:=[$XGeV_W.A4]" office:value-type="string" office:string-value="5GeV_W_run_050159" calcext:value-type="string">
            <text:p>5GeV_W_run_050159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4]" office:value-type="float" office:value="612196" calcext:value-type="float">
            <text:p>6.12E+05</text:p>
          </table:table-cell>
          <table:table-cell table:formula="of:=[$XGeV_W.D4]" office:value-type="float" office:value="962.866666666667" calcext:value-type="float">
            <text:p>9.63E+02</text:p>
          </table:table-cell>
          <table:table-cell table:style-name="ce28" office:value-type="string" calcext:value-type="string" table:number-columns-spanned="8" table:number-rows-spanned="1">
            <text:p>Noise run ? The magnets were off. The beam is mostly off but not 100%</text:p>
          </table:table-cell>
          <table:covered-table-cell table:number-columns-repeated="7"/>
        </table:table-row>
        <table:table-row table:style-name="ro4">
          <table:covered-table-cell/>
          <table:table-cell table:style-name="ce16"/>
          <table:table-cell table:formula="of:=[$XGeV_W.A6]" office:value-type="string" office:string-value="4GeV_W_run_050160" calcext:value-type="string">
            <text:p>4GeV_W_run_050160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6]" office:value-type="float" office:value="313762" calcext:value-type="float">
            <text:p>3.14E+05</text:p>
          </table:table-cell>
          <table:table-cell table:formula="of:=[$XGeV_W.D6]" office:value-type="float" office:value="430.266666666667" calcext:value-type="float">
            <text:p>4.30E+02</text:p>
          </table:table-cell>
          <table:table-cell office:value-type="string" calcext:value-type="string" table:number-columns-spanned="7" table:number-rows-spanned="1">
            <text:p>Noise run ? The magnets were off. The beam is mostly off but not 100%</text:p>
          </table:table-cell>
          <table:covered-table-cell table:number-columns-repeated="6"/>
          <table:table-cell/>
        </table:table-row>
        <table:table-row table:style-name="ro4">
          <table:covered-table-cell/>
          <table:table-cell table:style-name="ce16"/>
          <table:table-cell table:style-name="ce20" table:formula="of:=[$XGeV_W.A8]" office:value-type="string" office:string-value="4GeV_W_run_050161" calcext:value-type="string">
            <text:p>4GeV_W_run_050161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8]" office:value-type="float" office:value="431120" calcext:value-type="float">
            <text:p>4.31E+05</text:p>
          </table:table-cell>
          <table:table-cell table:formula="of:=[$XGeV_W.D8]" office:value-type="float" office:value="1476.33333333333" calcext:value-type="float">
            <text:p>1.48E+03</text:p>
          </table:table-cell>
          <table:table-cell table:style-name="ce28" office:value-type="string" calcext:value-type="string" table:number-columns-spanned="8" table:number-rows-spanned="1">
            <text:p>Noise run ? The magnets were off. The beam is mostly off but not 100%</text:p>
          </table:table-cell>
          <table:covered-table-cell table:number-columns-repeated="7"/>
        </table:table-row>
        <table:table-row table:style-name="ro4">
          <table:covered-table-cell/>
          <table:table-cell table:style-name="ce16"/>
          <table:table-cell table:formula="of:=[$XGeV_W.A10]" office:value-type="string" office:string-value="1GeV_W_run_050162" calcext:value-type="string">
            <text:p>1GeV_W_run_050162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10]" office:value-type="float" office:value="192116" calcext:value-type="float">
            <text:p>1.92E+05</text:p>
          </table:table-cell>
          <table:table-cell table:formula="of:=[$XGeV_W.D10]" office:value-type="float" office:value="327313.6" calcext:value-type="float">
            <text:p>3.27E+05</text:p>
          </table:table-cell>
          <table:table-cell office:value-type="string" calcext:value-type="string" table:number-columns-spanned="7" table:number-rows-spanned="1">
            <text:p>First useful run with tungsten</text:p>
          </table:table-cell>
          <table:covered-table-cell table:number-columns-repeated="6"/>
          <table:table-cell table:style-name="ce36"/>
        </table:table-row>
        <table:table-row table:style-name="ro4">
          <table:covered-table-cell/>
          <table:table-cell table:style-name="ce16"/>
          <table:table-cell table:formula="of:=[$XGeV_W.A12]" office:value-type="string" office:string-value="1.4GeV_W_run_050163" calcext:value-type="string">
            <text:p>1.4GeV_W_run_050163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12]" office:value-type="float" office:value="41674" calcext:value-type="float">
            <text:p>4.17E+04</text:p>
          </table:table-cell>
          <table:table-cell table:formula="of:=[$XGeV_W.D12]" office:value-type="float" office:value="99596.8666666667" calcext:value-type="float">
            <text:p>9.96E+04</text:p>
          </table:table-cell>
          <table:table-cell table:number-columns-spanned="7" table:number-rows-spanned="1"/>
          <table:covered-table-cell table:number-columns-repeated="6"/>
          <table:table-cell/>
        </table:table-row>
        <table:table-row table:style-name="ro4">
          <table:covered-table-cell/>
          <table:table-cell table:style-name="ce16"/>
          <table:table-cell table:formula="of:=[$XGeV_W.A14]" office:value-type="string" office:string-value="5.2GeV_W_run_050164" calcext:value-type="string">
            <text:p>5.2GeV_W_run_0501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14]" office:value-type="float" office:value="374170" calcext:value-type="float">
            <text:p>3.74E+05</text:p>
          </table:table-cell>
          <table:table-cell table:formula="of:=[$XGeV_W.D14]" office:value-type="float" office:value="662568.4" calcext:value-type="float">
            <text:p>6.63E+05</text:p>
          </table:table-cell>
          <table:table-cell table:style-name="ce57" table:number-columns-spanned="6" table:number-rows-spanned="1"/>
          <table:covered-table-cell table:number-columns-repeated="5" table:style-name="Default"/>
          <table:table-cell table:style-name="Default" table:number-columns-repeated="2"/>
        </table:table-row>
        <table:table-row table:style-name="ro4">
          <table:covered-table-cell/>
          <table:table-cell/>
          <table:table-cell table:formula="of:=[$XGeV_W.A16]" office:value-type="string" office:string-value="1.8GeV_W_run_050165" calcext:value-type="string">
            <text:p>1.8GeV_W_run_050165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16]" office:value-type="float" office:value="205260" calcext:value-type="float">
            <text:p>2.05E+05</text:p>
          </table:table-cell>
          <table:table-cell table:formula="of:=[$XGeV_W.D16]" office:value-type="float" office:value="446377.266666667" calcext:value-type="float">
            <text:p>4.46E+05</text:p>
          </table:table-cell>
          <table:table-cell table:number-columns-spanned="6" table:number-rows-spanned="1"/>
          <table:covered-table-cell table:number-columns-repeated="5"/>
          <table:table-cell/>
          <table:table-cell table:style-name="ce36"/>
        </table:table-row>
        <table:table-row table:style-name="ro4">
          <table:covered-table-cell/>
          <table:table-cell/>
          <table:table-cell table:formula="of:=[$XGeV_W.A18]" office:value-type="string" office:string-value="2.2GeV_W_run_050166" calcext:value-type="string">
            <text:p>2.2GeV_W_run_050166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18]" office:value-type="float" office:value="212087" calcext:value-type="float">
            <text:p>2.12E+05</text:p>
          </table:table-cell>
          <table:table-cell table:formula="of:=[$XGeV_W.D18]" office:value-type="float" office:value="442218.533333333" calcext:value-type="float">
            <text:p>4.42E+05</text:p>
          </table:table-cell>
          <table:table-cell table:number-columns-spanned="7" table:number-rows-spanned="1"/>
          <table:covered-table-cell table:number-columns-repeated="6"/>
          <table:table-cell/>
        </table:table-row>
        <table:table-row table:style-name="ro4">
          <table:covered-table-cell/>
          <table:table-cell/>
          <table:table-cell table:formula="of:=[$XGeV_W.A20]" office:value-type="string" office:string-value="2.6GeV_W_run_050167" calcext:value-type="string">
            <text:p>2.6GeV_W_run_050167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20]" office:value-type="float" office:value="145614" calcext:value-type="float">
            <text:p>1.46E+05</text:p>
          </table:table-cell>
          <table:table-cell table:formula="of:=[$XGeV_W.D20]" office:value-type="float" office:value="400955.8" calcext:value-type="float">
            <text:p>4.01E+05</text:p>
          </table:table-cell>
          <table:table-cell table:number-columns-spanned="7" table:number-rows-spanned="1"/>
          <table:covered-table-cell table:number-columns-repeated="6"/>
          <table:table-cell table:style-name="ce36"/>
        </table:table-row>
        <table:table-row table:style-name="ro4">
          <table:covered-table-cell/>
          <table:table-cell/>
          <table:table-cell table:formula="of:=[$XGeV_W.A22]" office:value-type="string" office:string-value="3.0GeV_W_run_050168" calcext:value-type="string">
            <text:p>3.0GeV_W_run_050168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22]" office:value-type="float" office:value="31770" calcext:value-type="float">
            <text:p>3.18E+04</text:p>
          </table:table-cell>
          <table:table-cell table:formula="of:=[$XGeV_W.D22]" office:value-type="float" office:value="68689.0666666667" calcext:value-type="float">
            <text:p>6.87E+04</text:p>
          </table:table-cell>
          <table:table-cell office:value-type="string" calcext:value-type="string" table:number-columns-spanned="7" table:number-rows-spanned="1">
            <text:p>Stop for remasking optimization</text:p>
          </table:table-cell>
          <table:covered-table-cell table:number-columns-repeated="6"/>
          <table:table-cell/>
        </table:table-row>
        <table:table-row table:style-name="ro4">
          <table:covered-table-cell/>
          <table:table-cell/>
          <table:table-cell table:formula="of:=[$XGeV_W.A24]" office:value-type="string" office:string-value="3.0GeV_W_run_050169" calcext:value-type="string">
            <text:p>3.0GeV_W_run_050169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24]" office:value-type="float" office:value="233034" calcext:value-type="float">
            <text:p>2.33E+05</text:p>
          </table:table-cell>
          <table:table-cell table:formula="of:=[$XGeV_W.D24]" office:value-type="float" office:value="424081" calcext:value-type="float">
            <text:p>4.24E+05</text:p>
          </table:table-cell>
          <table:table-cell table:style-name="ce57" table:number-columns-spanned="6" table:number-rows-spanned="1"/>
          <table:covered-table-cell table:number-columns-repeated="5"/>
          <table:table-cell/>
          <table:table-cell table:style-name="ce36"/>
        </table:table-row>
        <table:table-row table:style-name="ro4">
          <table:covered-table-cell/>
          <table:table-cell/>
          <table:table-cell table:formula="of:=[$XGeV_W.A26]" office:value-type="string" office:string-value="3.4GeV_W_run_050170" calcext:value-type="string">
            <text:p>3.4GeV_W_run_050170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26]" office:value-type="float" office:value="7739" calcext:value-type="float">
            <text:p>7.74E+03</text:p>
          </table:table-cell>
          <table:table-cell table:formula="of:=[$XGeV_W.D26]" office:value-type="float" office:value="19459.8666666667" calcext:value-type="float">
            <text:p>1.95E+04</text:p>
          </table:table-cell>
          <table:table-cell office:value-type="string" calcext:value-type="string" table:number-columns-spanned="7" table:number-rows-spanned="1">
            <text:p>Stop for remasking optimization</text:p>
          </table:table-cell>
          <table:covered-table-cell table:number-columns-repeated="6"/>
          <table:table-cell/>
        </table:table-row>
        <table:table-row table:style-name="ro4">
          <table:covered-table-cell/>
          <table:table-cell/>
          <table:table-cell table:formula="of:=[$XGeV_W.A28]" office:value-type="string" office:string-value="3.4GeV_W_run_050171" calcext:value-type="string">
            <text:p>3.4GeV_W_run_050171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28]" office:value-type="float" office:value="6667" calcext:value-type="float">
            <text:p>6.67E+03</text:p>
          </table:table-cell>
          <table:table-cell table:formula="of:=[$XGeV_W.D28]" office:value-type="float" office:value="17801.9333333333" calcext:value-type="float">
            <text:p>1.78E+04</text:p>
          </table:table-cell>
          <table:table-cell office:value-type="string" calcext:value-type="string" table:number-columns-spanned="7" table:number-rows-spanned="1">
            <text:p>Stop for remasking optimization</text:p>
          </table:table-cell>
          <table:covered-table-cell table:number-columns-repeated="6" table:style-name="Default"/>
          <table:table-cell table:style-name="ce36"/>
        </table:table-row>
        <table:table-row table:style-name="ro4">
          <table:covered-table-cell/>
          <table:table-cell/>
          <table:table-cell table:formula="of:=[$XGeV_W.A30]" office:value-type="string" office:string-value="3.4GeV_W_run_050172" calcext:value-type="string">
            <text:p>3.4GeV_W_run_050172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30]" office:value-type="float" office:value="184238" calcext:value-type="float">
            <text:p>1.84E+05</text:p>
          </table:table-cell>
          <table:table-cell table:formula="of:=[$XGeV_W.D30]" office:value-type="float" office:value="408036.666666667" calcext:value-type="float">
            <text:p>4.08E+05</text:p>
          </table:table-cell>
          <table:table-cell table:number-columns-spanned="7" table:number-rows-spanned="1"/>
          <table:covered-table-cell table:number-columns-repeated="6"/>
          <table:table-cell/>
        </table:table-row>
        <table:table-row table:style-name="ro4">
          <table:covered-table-cell/>
          <table:table-cell/>
          <table:table-cell table:formula="of:=[$XGeV_W.A32]" office:value-type="string" office:string-value="3.8GeV_W_run_050173" calcext:value-type="string">
            <text:p>3.8GeV_W_run_050173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32]" office:value-type="float" office:value="184692" calcext:value-type="float">
            <text:p>1.85E+05</text:p>
          </table:table-cell>
          <table:table-cell table:formula="of:=[$XGeV_W.D32]" office:value-type="float" office:value="399344.333333333" calcext:value-type="float">
            <text:p>3.99E+05</text:p>
          </table:table-cell>
          <table:table-cell table:style-name="ce28" table:number-columns-spanned="8" table:number-rows-spanned="1"/>
          <table:covered-table-cell table:number-columns-repeated="6" table:style-name="ce32"/>
          <table:covered-table-cell table:style-name="ce36"/>
        </table:table-row>
        <table:table-row table:style-name="ro4">
          <table:covered-table-cell/>
          <table:table-cell/>
          <table:table-cell table:formula="of:=[$XGeV_W.A34]" office:value-type="string" office:string-value="4.2GeV_W_run_050174" calcext:value-type="string">
            <text:p>4.2GeV_W_run_050174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table:formula="of:=[$XGeV_W.C34]" office:value-type="float" office:value="46541" calcext:value-type="float">
            <text:p>4.65E+04</text:p>
          </table:table-cell>
          <table:table-cell table:formula="of:=[$XGeV_W.D34]" office:value-type="float" office:value="82855.2666666667" calcext:value-type="float">
            <text:p>8.29E+04</text:p>
          </table:table-cell>
          <table:table-cell office:value-type="string" calcext:value-type="string" table:number-columns-spanned="7" table:number-rows-spanned="1">
            <text:p>Stop for remasking optimization</text:p>
          </table:table-cell>
          <table:covered-table-cell table:number-columns-repeated="6"/>
          <table:table-cell/>
        </table:table-row>
        <table:table-row table:style-name="ro4">
          <table:covered-table-cell/>
          <table:table-cell/>
          <table:table-cell table:formula="of:=[$XGeV_W.A36]" office:value-type="string" office:string-value="4.2GeV_W_run_050175" calcext:value-type="string">
            <text:p>4.2GeV_W_run_0501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36]" office:value-type="float" office:value="260510" calcext:value-type="float">
            <text:p>2.61E+05</text:p>
          </table:table-cell>
          <table:table-cell table:formula="of:=[$XGeV_W.D36]" office:value-type="float" office:value="399181.866666667" calcext:value-type="float">
            <text:p>3.99E+05</text:p>
          </table:table-cell>
          <table:table-cell table:number-columns-spanned="7" table:number-rows-spanned="1"/>
          <table:covered-table-cell table:number-columns-repeated="6" table:style-name="ce32"/>
          <table:table-cell table:style-name="ce36"/>
        </table:table-row>
        <table:table-row table:style-name="ro4">
          <table:covered-table-cell/>
          <table:table-cell table:style-name="ce16"/>
          <table:table-cell table:formula="of:=[$XGeV_W.A38]" office:value-type="string" office:string-value="6GeV_W_run_050176" calcext:value-type="string">
            <text:p>6GeV_W_run_050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38]" office:value-type="float" office:value="543361" calcext:value-type="float">
            <text:p>5.43E+05</text:p>
          </table:table-cell>
          <table:table-cell table:formula="of:=[$XGeV_W.D38]" office:value-type="float" office:value="160130.666666667" calcext:value-type="float">
            <text:p>1.60E+05</text:p>
          </table:table-cell>
          <table:table-cell table:style-name="ce28" table:number-columns-spanned="8" table:number-rows-spanned="1"/>
          <table:covered-table-cell table:number-columns-repeated="7"/>
        </table:table-row>
        <table:table-row table:style-name="ro4">
          <table:covered-table-cell/>
          <table:table-cell/>
          <table:table-cell table:formula="of:=[$XGeV_W.A40]" office:value-type="string" office:string-value="4.6GeV_W_run_050177" calcext:value-type="string">
            <text:p>4.6GeV_W_run_050177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40]" office:value-type="float" office:value="200181" calcext:value-type="float">
            <text:p>2.00E+05</text:p>
          </table:table-cell>
          <table:table-cell table:formula="of:=[$XGeV_W.D40]" office:value-type="float" office:value="392323.466666667" calcext:value-type="float">
            <text:p>3.92E+05</text:p>
          </table:table-cell>
          <table:table-cell table:style-name="ce28" table:number-columns-spanned="8" table:number-rows-spanned="1"/>
          <table:covered-table-cell table:number-columns-repeated="6" table:style-name="ce32"/>
          <table:covered-table-cell table:style-name="ce36"/>
        </table:table-row>
        <table:table-row table:style-name="ro3">
          <table:covered-table-cell/>
          <table:table-cell/>
          <table:table-cell table:formula="of:=[$XGeV_W.A42]" office:value-type="string" office:string-value="6GeV_W_run_050182" calcext:value-type="string">
            <text:p>6GeV_W_run_050182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42]" office:value-type="float" office:value="827060" calcext:value-type="float">
            <text:p>8.27E+05</text:p>
          </table:table-cell>
          <table:table-cell table:formula="of:=[$XGeV_W.D42]" office:value-type="float" office:value="0" calcext:value-type="float">
            <text:p>0.00E+00</text:p>
          </table:table-cell>
          <table:table-cell table:style-name="ce28" office:value-type="string" calcext:value-type="string" table:number-columns-spanned="8" table:number-rows-spanned="1">
            <text:p>Extra run: this run was taken after performing the position scan with tungsten. The beam position may be slightly different.</text:p>
          </table:table-cell>
          <table:covered-table-cell table:number-columns-repeated="6" table:style-name="ce32"/>
          <table:covered-table-cell table:style-name="ce36"/>
        </table:table-row>
        <table:table-row table:style-name="ro4">
          <table:table-cell table:style-name="Default"/>
          <table:table-cell/>
          <table:table-cell table:formula="of:=[$XGeV_W.A44]" office:value-type="string" office:string-value="3GeV_W_HV_220_run_050183" calcext:value-type="string">
            <text:p>3GeV_W_HV_220_run_0501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44]" office:value-type="float" office:value="46770" calcext:value-type="float">
            <text:p>4.68E+04</text:p>
          </table:table-cell>
          <table:table-cell table:formula="of:=[$XGeV_W.D44]" office:value-type="float" office:value="0" calcext:value-type="float">
            <text:p>0.00E+00</text:p>
          </table:table-cell>
          <table:table-cell table:style-name="ce28" office:value-type="string" calcext:value-type="string" table:number-columns-spanned="8" table:number-rows-spanned="1">
            <text:p>Extra run. Same position as 182. HV=220 (instead of 150) V</text:p>
          </table:table-cell>
          <table:covered-table-cell table:number-columns-repeated="6" table:style-name="ce32"/>
          <table:covered-table-cell table:style-name="Default"/>
        </table:table-row>
        <table:table-row table:style-name="ro4">
          <table:table-cell table:style-name="Default"/>
          <table:table-cell/>
          <table:table-cell table:formula="of:=[$XGeV_W.A46]" office:value-type="string" office:string-value="3GeV_W_HV_100_run_050184" calcext:value-type="string">
            <text:p>3GeV_W_HV_100_run_050184</text:p>
          </table:table-cell>
          <table:table-cell/>
          <table:table-cell office:value-type="float" office:value="1" calcext:value-type="float">
            <text:p>1</text:p>
          </table:table-cell>
          <table:table-cell table:formula="of:=[$XGeV_W.C46]" office:value-type="float" office:value="52505" calcext:value-type="float">
            <text:p>5.25E+04</text:p>
          </table:table-cell>
          <table:table-cell table:formula="of:=[$XGeV_W.D46]" office:value-type="float" office:value="0" calcext:value-type="float">
            <text:p>0.00E+00</text:p>
          </table:table-cell>
          <table:table-cell table:style-name="ce28" office:value-type="string" calcext:value-type="string" table:number-columns-spanned="8" table:number-rows-spanned="1">
            <text:p>Extra run. Same position as 182. HV=100 (instead of 150) V</text:p>
          </table:table-cell>
          <table:covered-table-cell table:number-columns-repeated="6" table:style-name="ce32"/>
          <table:covered-table-cell table:style-name="Default"/>
        </table:table-row>
        <table:table-row table:style-name="ro4">
          <table:table-cell table:style-name="Default"/>
          <table:table-cell table:style-name="ce18"/>
          <table:table-cell table:style-name="ce23" table:number-columns-repeated="3"/>
          <table:table-cell table:style-name="ce26" table:formula="of:=[.F27]+[.F26]+[.F28]+[.F25]+[.F23]+[.F22]+[.F19]+[.F17]+[.F16]+[.F15]+[.F13]+[.F12]+[.F14]" office:value-type="float" office:value="3603997" calcext:value-type="float">
            <text:p>3.60E+06</text:p>
          </table:table-cell>
          <table:table-cell table:style-name="ce26" table:formula="of:=[.G27]+[.G26]+[.G28]+[.G25]+[.G23]+[.G22]+[.G19]+[.G17]+[.G16]+[.G15]+[.G13]+[.G12]+[.G14]" office:value-type="float" office:value="4562128.46666667" calcext:value-type="float">
            <text:p>4.56E+06</text:p>
          </table:table-cell>
          <table:table-cell table:style-name="ce30" table:number-columns-spanned="7" table:number-rows-spanned="1"/>
          <table:covered-table-cell table:number-columns-repeated="6" table:style-name="ce33"/>
          <table:table-cell table:style-name="Default"/>
        </table:table-row>
      </table:table>
      <table:table table:name="XGeV_W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9" table:default-cell-style-name="ce6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4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row table:style-name="ro1">
          <table:table-cell table:style-name="ce66" office:value-type="string" calcext:value-type="string">
            <text:p>Run name</text:p>
          </table:table-cell>
          <table:table-cell table:style-name="ce66"/>
          <table:table-cell table:style-name="ce66" office:value-type="string" calcext:value-type="string">
            <text:p>Ncycles</text:p>
          </table:table-cell>
          <table:table-cell table:style-name="ce73" office:value-type="string" calcext:value-type="string">
            <text:p>&lt;events&gt;</text:p>
          </table:table-cell>
          <table:table-cell table:style-name="ce73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66"/>
          <table:table-cell table:style-name="Default" table:number-columns-repeated="26"/>
        </table:table-row>
        <table:table-row table:style-name="ro1">
          <table:table-cell office:value-type="string" calcext:value-type="string">
            <text:p>5GeV_W_run_050158</text:p>
          </table:table-cell>
          <table:table-cell office:value-type="string" calcext:value-type="string">
            <text:p>cycles:</text:p>
          </table:table-cell>
          <table:table-cell office:value-type="float" office:value="304016" calcext:value-type="float">
            <text:p>304016</text:p>
          </table:table-cell>
          <table:table-cell table:formula="of:=([.C3]+[.G3]+[.K3]+[.O3]+[.S3]+[.W3]+[.AA3]+[.AE3]+[.AI3]+[.AM3]+[.AQ3]+[.AU3]+[.AY3]+[.BC3]+[.BG3])/15" office:value-type="float" office:value="474.733333333333" calcext:value-type="float">
            <text:p>4.7E+02</text:p>
          </table:table-cell>
          <table:table-cell table:style-name="ce50" office:value-type="string" calcext:value-type="string" table:number-columns-spanned="31" table:number-rows-spanned="1">
            <text:p>We forgot to power the magnets… beam mostly OFF.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n:</text:p>
          </table:table-cell>
          <table:table-cell office:value-type="float" office:value="64708" calcext:value-type="float">
            <text:p>647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6416" calcext:value-type="float">
            <text:p>3064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445" calcext:value-type="float">
            <text:p>404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7741" calcext:value-type="float">
            <text:p>4177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66" calcext:value-type="float">
            <text:p>102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6" calcext:value-type="float">
            <text:p>7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5865" calcext:value-type="float">
            <text:p>1158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88" calcext:value-type="float">
            <text:p>37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690" calcext:value-type="float">
            <text:p>6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670" calcext:value-type="float">
            <text:p>286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648" calcext:value-type="float">
            <text:p>456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324" calcext:value-type="float">
            <text:p>1433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177" calcext:value-type="float">
            <text:p>51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134" calcext:value-type="float">
            <text:p>431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712" calcext:value-type="float">
            <text:p>74712</text:p>
          </table:table-cell>
        </table:table-row>
        <table:table-row table:style-name="ro1">
          <table:table-cell table:style-name="ce4" office:value-type="string" calcext:value-type="string">
            <text:p>5GeV_W_run_05015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612196" calcext:value-type="float">
            <text:p>612196</text:p>
          </table:table-cell>
          <table:table-cell table:style-name="ce10" table:formula="of:=([.C5]+[.G5]+[.K5]+[.O5]+[.S5]+[.W5]+[.AA5]+[.AE5]+[.AI5]+[.AM5]+[.AQ5]+[.AU5]+[.AY5]+[.BC5]+[.BG5])/15" office:value-type="float" office:value="962.866666666667" calcext:value-type="float">
            <text:p>9.6E+02</text:p>
          </table:table-cell>
          <table:table-cell table:style-name="ce50" office:value-type="string" calcext:value-type="string" table:number-columns-spanned="31" table:number-rows-spanned="1">
            <text:p>We forgot to power the magnets… beam mostly OFF.</text:p>
          </table:table-cell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723" calcext:value-type="float">
            <text:p>7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449" calcext:value-type="float">
            <text:p>2044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93" calcext:value-type="float">
            <text:p>8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4174" calcext:value-type="float">
            <text:p>3341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84" calcext:value-type="float">
            <text:p>10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183" calcext:value-type="float">
            <text:p>761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9" calcext:value-type="float">
            <text:p>10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7034" calcext:value-type="float">
            <text:p>6770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7" calcext:value-type="float">
            <text:p>15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921" calcext:value-type="float">
            <text:p>199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25" calcext:value-type="float">
            <text:p>14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38" calcext:value-type="float">
            <text:p>224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6" calcext:value-type="float">
            <text:p>13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632" calcext:value-type="float">
            <text:p>1756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36" calcext:value-type="float">
            <text:p>69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56" calcext:value-type="float">
            <text:p>96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0" calcext:value-type="float">
            <text:p>9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215" calcext:value-type="float">
            <text:p>802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6" calcext:value-type="float">
            <text:p>7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208" calcext:value-type="float">
            <text:p>512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033" calcext:value-type="float">
            <text:p>1600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639" calcext:value-type="float">
            <text:p>326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903" calcext:value-type="float">
            <text:p>179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812" calcext:value-type="float">
            <text:p>73812</text:p>
          </table:table-cell>
        </table:table-row>
        <table:table-row table:style-name="ro1">
          <table:table-cell office:value-type="string" calcext:value-type="string">
            <text:p>4GeV_W_run_050160</text:p>
          </table:table-cell>
          <table:table-cell office:value-type="string" calcext:value-type="string">
            <text:p>cycles:</text:p>
          </table:table-cell>
          <table:table-cell office:value-type="float" office:value="313762" calcext:value-type="float">
            <text:p>313762</text:p>
          </table:table-cell>
          <table:table-cell table:formula="of:=([.C7]+[.G7]+[.K7]+[.O7]+[.S7]+[.W7]+[.AA7]+[.AE7]+[.AI7]+[.AM7]+[.AQ7]+[.AU7]+[.AY7]+[.BC7]+[.BG7])/15" office:value-type="float" office:value="430.266666666667" calcext:value-type="float">
            <text:p>4.3E+02</text:p>
          </table:table-cell>
          <table:table-cell table:style-name="ce50" office:value-type="string" calcext:value-type="string" table:number-columns-spanned="31" table:number-rows-spanned="1">
            <text:p>We forgot to power the magnets… beam mostly OFF.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n:</text:p>
          </table:table-cell>
          <table:table-cell office:value-type="float" office:value="42061" calcext:value-type="float">
            <text:p>420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3280" calcext:value-type="float">
            <text:p>3632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556" calcext:value-type="float">
            <text:p>435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0687" calcext:value-type="float">
            <text:p>4106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1" calcext:value-type="float">
            <text:p>7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94" calcext:value-type="float">
            <text:p>60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74" calcext:value-type="float">
            <text:p>43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22" calcext:value-type="float">
            <text:p>140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9" calcext:value-type="float">
            <text:p>5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03" calcext:value-type="float">
            <text:p>45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98" calcext:value-type="float">
            <text:p>67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40" calcext:value-type="float">
            <text:p>230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198" calcext:value-type="float">
            <text:p>651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68" calcext:value-type="float">
            <text:p>3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16" calcext:value-type="float">
            <text:p>49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269" calcext:value-type="float">
            <text:p>30269</text:p>
          </table:table-cell>
        </table:table-row>
        <table:table-row table:style-name="ro1">
          <table:table-cell table:style-name="ce4" office:value-type="string" calcext:value-type="string">
            <text:p>4GeV_W_run_05016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431120" calcext:value-type="float">
            <text:p>431120</text:p>
          </table:table-cell>
          <table:table-cell table:style-name="ce10" table:formula="of:=([.C9]+[.G9]+[.K9]+[.O9]+[.S9]+[.W9]+[.AA9]+[.AE9]+[.AI9]+[.AM9]+[.AQ9]+[.AU9]+[.AY9]+[.BC9]+[.BG9])/15" office:value-type="float" office:value="1476.33333333333" calcext:value-type="float">
            <text:p>1.5E+03</text:p>
          </table:table-cell>
          <table:table-cell table:style-name="ce50" office:value-type="string" calcext:value-type="string" table:number-columns-spanned="31" table:number-rows-spanned="1">
            <text:p>We forgot to power the magnets… beam mostly OFF.</text:p>
          </table:table-cell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164" calcext:value-type="float">
            <text:p>11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525" calcext:value-type="float">
            <text:p>142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10" calcext:value-type="float">
            <text:p>1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685" calcext:value-type="float">
            <text:p>1346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12" calcext:value-type="float">
            <text:p>17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612" calcext:value-type="float">
            <text:p>506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71" calcext:value-type="float">
            <text:p>17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8108" calcext:value-type="float">
            <text:p>4581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88" calcext:value-type="float">
            <text:p>2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89" calcext:value-type="float">
            <text:p>161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329" calcext:value-type="float">
            <text:p>23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00" calcext:value-type="float">
            <text:p>136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77" calcext:value-type="float">
            <text:p>21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055" calcext:value-type="float">
            <text:p>600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59" calcext:value-type="float">
            <text:p>97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9" calcext:value-type="float">
            <text:p>1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089" calcext:value-type="float">
            <text:p>11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4" calcext:value-type="float">
            <text:p>13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48" calcext:value-type="float">
            <text:p>117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62" calcext:value-type="float">
            <text:p>241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8" calcext:value-type="float">
            <text:p>9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9145" calcext:value-type="float">
            <text:p>1291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599" calcext:value-type="float">
            <text:p>55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24" calcext:value-type="float">
            <text:p>75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42" calcext:value-type="float">
            <text:p>8342</text:p>
          </table:table-cell>
        </table:table-row>
        <table:table-row table:style-name="ro1">
          <table:table-cell office:value-type="string" calcext:value-type="string">
            <text:p>1GeV_W_run_050162</text:p>
          </table:table-cell>
          <table:table-cell office:value-type="string" calcext:value-type="string">
            <text:p>cycles:</text:p>
          </table:table-cell>
          <table:table-cell office:value-type="float" office:value="192116" calcext:value-type="float">
            <text:p>192116</text:p>
          </table:table-cell>
          <table:table-cell table:formula="of:=([.C11]+[.G11]+[.K11]+[.O11]+[.S11]+[.W11]+[.AA11]+[.AE11]+[.AI11]+[.AM11]+[.AQ11]+[.AU11]+[.AY11]+[.BC11]+[.BG11])/15" office:value-type="float" office:value="327313.6" calcext:value-type="float">
            <text:p>3.3E+05</text:p>
          </table:table-cell>
          <table:table-cell table:style-name="ce11" office:value-type="string" calcext:value-type="string" table:number-columns-spanned="31" table:number-rows-spanned="1">
            <text:p>First useful run with tungsten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239062" calcext:value-type="float">
            <text:p>239062</text:p>
          </table:table-cell>
          <table:table-cell table:style-name="ce6" office:value-type="string" calcext:value-type="string">
            <text:p>n:</text:p>
          </table:table-cell>
          <table:table-cell office:value-type="float" office:value="62315" calcext:value-type="float">
            <text:p>623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2701" calcext:value-type="float">
            <text:p>2827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5013" calcext:value-type="float">
            <text:p>950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2845" calcext:value-type="float">
            <text:p>3228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348" calcext:value-type="float">
            <text:p>1233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9221" calcext:value-type="float">
            <text:p>3492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5753" calcext:value-type="float">
            <text:p>2957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023" calcext:value-type="float">
            <text:p>4100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6949" calcext:value-type="float">
            <text:p>2269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7011" calcext:value-type="float">
            <text:p>3970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7622" calcext:value-type="float">
            <text:p>2176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1438" calcext:value-type="float">
            <text:p>3914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758" calcext:value-type="float">
            <text:p>2577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5319" calcext:value-type="float">
            <text:p>4553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6047" calcext:value-type="float">
            <text:p>3160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1680" calcext:value-type="float">
            <text:p>4316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3218" calcext:value-type="float">
            <text:p>2832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8737" calcext:value-type="float">
            <text:p>3987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8280" calcext:value-type="float">
            <text:p>2582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4774" calcext:value-type="float">
            <text:p>3647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5629" calcext:value-type="float">
            <text:p>2356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6538" calcext:value-type="float">
            <text:p>2865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1603" calcext:value-type="float">
            <text:p>2916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0655" calcext:value-type="float">
            <text:p>2506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9875" calcext:value-type="float">
            <text:p>1698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6679" calcext:value-type="float">
            <text:p>196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471" calcext:value-type="float">
            <text:p>1464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021" calcext:value-type="float">
            <text:p>1330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661" calcext:value-type="float">
            <text:p>98661</text:p>
          </table:table-cell>
        </table:table-row>
        <table:table-row table:style-name="ro1">
          <table:table-cell table:style-name="ce4" office:value-type="string" calcext:value-type="string">
            <text:p>1.4GeV_W_run_050163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41674" calcext:value-type="float">
            <text:p>41674</text:p>
          </table:table-cell>
          <table:table-cell table:style-name="ce10" table:formula="of:=([.C13]+[.G13]+[.K13]+[.O13]+[.S13]+[.W13]+[.AA13]+[.AE13]+[.AI13]+[.AM13]+[.AQ13]+[.AU13]+[.AY13]+[.BC13]+[.BG13])/15" office:value-type="float" office:value="99596.8666666667" calcext:value-type="float">
            <text:p>1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64243" calcext:value-type="float">
            <text:p>642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33" calcext:value-type="float">
            <text:p>139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255" calcext:value-type="float">
            <text:p>802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921" calcext:value-type="float">
            <text:p>199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1252" calcext:value-type="float">
            <text:p>912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235" calcext:value-type="float">
            <text:p>312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093" calcext:value-type="float">
            <text:p>970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644" calcext:value-type="float">
            <text:p>726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245" calcext:value-type="float">
            <text:p>1112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543" calcext:value-type="float">
            <text:p>505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729" calcext:value-type="float">
            <text:p>1107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416" calcext:value-type="float">
            <text:p>514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905" calcext:value-type="float">
            <text:p>1079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480" calcext:value-type="float">
            <text:p>624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467" calcext:value-type="float">
            <text:p>1354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876" calcext:value-type="float">
            <text:p>868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4819" calcext:value-type="float">
            <text:p>1348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694" calcext:value-type="float">
            <text:p>846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9008" calcext:value-type="float">
            <text:p>1290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891" calcext:value-type="float">
            <text:p>768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457" calcext:value-type="float">
            <text:p>1244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403" calcext:value-type="float">
            <text:p>764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372" calcext:value-type="float">
            <text:p>953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257" calcext:value-type="float">
            <text:p>752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534" calcext:value-type="float">
            <text:p>865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493" calcext:value-type="float">
            <text:p>544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709" calcext:value-type="float">
            <text:p>727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213" calcext:value-type="float">
            <text:p>492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865" calcext:value-type="float">
            <text:p>528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993" calcext:value-type="float">
            <text:p>31993</text:p>
          </table:table-cell>
        </table:table-row>
        <table:table-row table:style-name="ro1">
          <table:table-cell office:value-type="string" calcext:value-type="string">
            <text:p>5.2GeV_W_run_050164</text:p>
          </table:table-cell>
          <table:table-cell office:value-type="string" calcext:value-type="string">
            <text:p>cycles:</text:p>
          </table:table-cell>
          <table:table-cell office:value-type="float" office:value="374170" calcext:value-type="float">
            <text:p>374170</text:p>
          </table:table-cell>
          <table:table-cell table:formula="of:=([.C15]+[.G15]+[.K15]+[.O15]+[.S15]+[.W15]+[.AA15]+[.AE15]+[.AI15]+[.AM15]+[.AQ15]+[.AU15]+[.AY15]+[.BC15]+[.BG15])/15" office:value-type="float" office:value="662568.4" calcext:value-type="float">
            <text:p>6.6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278782" calcext:value-type="float">
            <text:p>278782</text:p>
          </table:table-cell>
          <table:table-cell table:style-name="ce6" office:value-type="string" calcext:value-type="string">
            <text:p>n:</text:p>
          </table:table-cell>
          <table:table-cell office:value-type="float" office:value="142886" calcext:value-type="float">
            <text:p>1428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7095" calcext:value-type="float">
            <text:p>3870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9544" calcext:value-type="float">
            <text:p>3095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6168" calcext:value-type="float">
            <text:p>4561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5420" calcext:value-type="float">
            <text:p>3454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0946" calcext:value-type="float">
            <text:p>5109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1918" calcext:value-type="float">
            <text:p>581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6033" calcext:value-type="float">
            <text:p>6460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8075" calcext:value-type="float">
            <text:p>3180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9039" calcext:value-type="float">
            <text:p>6690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3422" calcext:value-type="float">
            <text:p>3334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0941" calcext:value-type="float">
            <text:p>6509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9837" calcext:value-type="float">
            <text:p>3298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7674" calcext:value-type="float">
            <text:p>9076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72331" calcext:value-type="float">
            <text:p>5723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4229" calcext:value-type="float">
            <text:p>9242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8760" calcext:value-type="float">
            <text:p>5987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2401" calcext:value-type="float">
            <text:p>9024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4828" calcext:value-type="float">
            <text:p>5648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7613" calcext:value-type="float">
            <text:p>9276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71074" calcext:value-type="float">
            <text:p>5710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9100" calcext:value-type="float">
            <text:p>6691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75888" calcext:value-type="float">
            <text:p>5758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5451" calcext:value-type="float">
            <text:p>6654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3653" calcext:value-type="float">
            <text:p>4336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4968" calcext:value-type="float">
            <text:p>6849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5231" calcext:value-type="float">
            <text:p>4352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8086" calcext:value-type="float">
            <text:p>6580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9058" calcext:value-type="float">
            <text:p>369058</text:p>
          </table:table-cell>
        </table:table-row>
        <table:table-row table:style-name="ro1">
          <table:table-cell table:style-name="ce4" office:value-type="string" calcext:value-type="string">
            <text:p>1.8GeV_W_run_050165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05260" calcext:value-type="float">
            <text:p>205260</text:p>
          </table:table-cell>
          <table:table-cell table:style-name="ce10" table:formula="of:=([.C17]+[.G17]+[.K17]+[.O17]+[.S17]+[.W17]+[.AA17]+[.AE17]+[.AI17]+[.AM17]+[.AQ17]+[.AU17]+[.AY17]+[.BC17]+[.BG17])/15" office:value-type="float" office:value="446377.266666667" calcext:value-type="float">
            <text:p>4.5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258250" calcext:value-type="float">
            <text:p>25825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456" calcext:value-type="float">
            <text:p>364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6916" calcext:value-type="float">
            <text:p>33691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4120" calcext:value-type="float">
            <text:p>1241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3215" calcext:value-type="float">
            <text:p>3832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298" calcext:value-type="float">
            <text:p>1472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9263" calcext:value-type="float">
            <text:p>4092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9582" calcext:value-type="float">
            <text:p>3195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9157" calcext:value-type="float">
            <text:p>4791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1243" calcext:value-type="float">
            <text:p>1912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1539" calcext:value-type="float">
            <text:p>4815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1100" calcext:value-type="float">
            <text:p>2011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3084" calcext:value-type="float">
            <text:p>4730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3025" calcext:value-type="float">
            <text:p>2230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5521" calcext:value-type="float">
            <text:p>5955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8236" calcext:value-type="float">
            <text:p>3482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8637" calcext:value-type="float">
            <text:p>5986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2827" calcext:value-type="float">
            <text:p>3428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0578" calcext:value-type="float">
            <text:p>5805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1436" calcext:value-type="float">
            <text:p>3214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3691" calcext:value-type="float">
            <text:p>5736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1941" calcext:value-type="float">
            <text:p>3219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0351" calcext:value-type="float">
            <text:p>450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1869" calcext:value-type="float">
            <text:p>3418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0339" calcext:value-type="float">
            <text:p>420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7872" calcext:value-type="float">
            <text:p>2378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9093" calcext:value-type="float">
            <text:p>3690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2694" calcext:value-type="float">
            <text:p>2126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6025" calcext:value-type="float">
            <text:p>2860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581" calcext:value-type="float">
            <text:p>146581</text:p>
          </table:table-cell>
        </table:table-row>
        <table:table-row table:style-name="ro1">
          <table:table-cell office:value-type="string" calcext:value-type="string">
            <text:p>2.2GeV_W_run_050166</text:p>
          </table:table-cell>
          <table:table-cell office:value-type="string" calcext:value-type="string">
            <text:p>cycles:</text:p>
          </table:table-cell>
          <table:table-cell office:value-type="float" office:value="212087" calcext:value-type="float">
            <text:p>212087</text:p>
          </table:table-cell>
          <table:table-cell table:formula="of:=([.C19]+[.G19]+[.K19]+[.O19]+[.S19]+[.W19]+[.AA19]+[.AE19]+[.AI19]+[.AM19]+[.AQ19]+[.AU19]+[.AY19]+[.BC19]+[.BG19])/15" office:value-type="float" office:value="442218.533333333" calcext:value-type="float">
            <text:p>4.4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237054" calcext:value-type="float">
            <text:p>237054</text:p>
          </table:table-cell>
          <table:table-cell table:style-name="ce6" office:value-type="string" calcext:value-type="string">
            <text:p>n:</text:p>
          </table:table-cell>
          <table:table-cell office:value-type="float" office:value="39879" calcext:value-type="float">
            <text:p>398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6335" calcext:value-type="float">
            <text:p>3163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380" calcext:value-type="float">
            <text:p>1023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9496" calcext:value-type="float">
            <text:p>3594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231" calcext:value-type="float">
            <text:p>1672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7331" calcext:value-type="float">
            <text:p>3873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8542" calcext:value-type="float">
            <text:p>3085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0387" calcext:value-type="float">
            <text:p>4603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9913" calcext:value-type="float">
            <text:p>1699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6093" calcext:value-type="float">
            <text:p>4660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970" calcext:value-type="float">
            <text:p>1829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7235" calcext:value-type="float">
            <text:p>4572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5018" calcext:value-type="float">
            <text:p>285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8085" calcext:value-type="float">
            <text:p>5880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7572" calcext:value-type="float">
            <text:p>3275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5057" calcext:value-type="float">
            <text:p>5950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7588" calcext:value-type="float">
            <text:p>3275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0031" calcext:value-type="float">
            <text:p>5800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8175" calcext:value-type="float">
            <text:p>3081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1514" calcext:value-type="float">
            <text:p>581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4021" calcext:value-type="float">
            <text:p>3140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5489" calcext:value-type="float">
            <text:p>4554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7248" calcext:value-type="float">
            <text:p>3072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3790" calcext:value-type="float">
            <text:p>4337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4910" calcext:value-type="float">
            <text:p>2349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5243" calcext:value-type="float">
            <text:p>3952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5650" calcext:value-type="float">
            <text:p>21565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0138" calcext:value-type="float">
            <text:p>3201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297" calcext:value-type="float">
            <text:p>158297</text:p>
          </table:table-cell>
        </table:table-row>
        <table:table-row table:style-name="ro1">
          <table:table-cell table:style-name="ce4" office:value-type="string" calcext:value-type="string">
            <text:p>2.6GeV_W_run_050167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145614" calcext:value-type="float">
            <text:p>145614</text:p>
          </table:table-cell>
          <table:table-cell table:style-name="ce10" table:formula="of:=([.C21]+[.G21]+[.K21]+[.O21]+[.S21]+[.W21]+[.AA21]+[.AE21]+[.AI21]+[.AM21]+[.AQ21]+[.AU21]+[.AY21]+[.BC21]+[.BG21])/15" office:value-type="float" office:value="400955.8" calcext:value-type="float">
            <text:p>4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206570" calcext:value-type="float">
            <text:p>206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20" calcext:value-type="float">
            <text:p>696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8820" calcext:value-type="float">
            <text:p>2788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862" calcext:value-type="float">
            <text:p>968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6592" calcext:value-type="float">
            <text:p>3165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537" calcext:value-type="float">
            <text:p>1975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4290" calcext:value-type="float">
            <text:p>3442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9015" calcext:value-type="float">
            <text:p>2490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5598" calcext:value-type="float">
            <text:p>4055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610" calcext:value-type="float">
            <text:p>1746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0131" calcext:value-type="float">
            <text:p>410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7943" calcext:value-type="float">
            <text:p>1879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6339" calcext:value-type="float">
            <text:p>396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146" calcext:value-type="float">
            <text:p>2021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8450" calcext:value-type="float">
            <text:p>53845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7014" calcext:value-type="float">
            <text:p>3370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9221" calcext:value-type="float">
            <text:p>5492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7275" calcext:value-type="float">
            <text:p>3472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7119" calcext:value-type="float">
            <text:p>5371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0139" calcext:value-type="float">
            <text:p>3301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4603" calcext:value-type="float">
            <text:p>5446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5504" calcext:value-type="float">
            <text:p>3355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1324" calcext:value-type="float">
            <text:p>4013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746" calcext:value-type="float">
            <text:p>3057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0961" calcext:value-type="float">
            <text:p>3909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700" calcext:value-type="float">
            <text:p>2467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75814" calcext:value-type="float">
            <text:p>3758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577" calcext:value-type="float">
            <text:p>2405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8505" calcext:value-type="float">
            <text:p>3185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3260" calcext:value-type="float">
            <text:p>203260</text:p>
          </table:table-cell>
        </table:table-row>
        <table:table-row table:style-name="ro1">
          <table:table-cell office:value-type="string" calcext:value-type="string">
            <text:p>3.0GeV_W_run_050168</text:p>
          </table:table-cell>
          <table:table-cell office:value-type="string" calcext:value-type="string">
            <text:p>cycles:</text:p>
          </table:table-cell>
          <table:table-cell office:value-type="float" office:value="31770" calcext:value-type="float">
            <text:p>31770</text:p>
          </table:table-cell>
          <table:table-cell table:formula="of:=([.C23]+[.G23]+[.K23]+[.O23]+[.S23]+[.W23]+[.AA23]+[.AE23]+[.AI23]+[.AM23]+[.AQ23]+[.AU23]+[.AY23]+[.BC23]+[.BG23])/15" office:value-type="float" office:value="68689.0666666667" calcext:value-type="float">
            <text:p>6.9E+04</text:p>
          </table:table-cell>
          <table:table-cell table:style-name="ce11" office:value-type="string" calcext:value-type="string" table:number-columns-spanned="31" table:number-rows-spanned="1">
            <text:p>Stopped for masking purpose.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3572" calcext:value-type="float">
            <text:p>33572</text:p>
          </table:table-cell>
          <table:table-cell table:style-name="ce6" office:value-type="string" calcext:value-type="string">
            <text:p>n:</text:p>
          </table:table-cell>
          <table:table-cell office:value-type="float" office:value="6961" calcext:value-type="float">
            <text:p>69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450" calcext:value-type="float">
            <text:p>4045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590" calcext:value-type="float">
            <text:p>1085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869" calcext:value-type="float">
            <text:p>518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06" calcext:value-type="float">
            <text:p>228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836" calcext:value-type="float">
            <text:p>568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765" calcext:value-type="float">
            <text:p>45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563" calcext:value-type="float">
            <text:p>695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04" calcext:value-type="float">
            <text:p>2470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172" calcext:value-type="float">
            <text:p>711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86" calcext:value-type="float">
            <text:p>257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144" calcext:value-type="float">
            <text:p>701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992" calcext:value-type="float">
            <text:p>279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883" calcext:value-type="float">
            <text:p>918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260" calcext:value-type="float">
            <text:p>472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223" calcext:value-type="float">
            <text:p>932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788" calcext:value-type="float">
            <text:p>487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028" calcext:value-type="float">
            <text:p>91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337" calcext:value-type="float">
            <text:p>463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533" calcext:value-type="float">
            <text:p>925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340" calcext:value-type="float">
            <text:p>483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103" calcext:value-type="float">
            <text:p>721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071" calcext:value-type="float">
            <text:p>520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564" calcext:value-type="float">
            <text:p>705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075" calcext:value-type="float">
            <text:p>370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357" calcext:value-type="float">
            <text:p>673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295" calcext:value-type="float">
            <text:p>342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039" calcext:value-type="float">
            <text:p>580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559" calcext:value-type="float">
            <text:p>25559</text:p>
          </table:table-cell>
        </table:table-row>
        <table:table-row table:style-name="ro1">
          <table:table-cell table:style-name="ce4" office:value-type="string" calcext:value-type="string">
            <text:p>3.0GeV_W_run_05016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33034" calcext:value-type="float">
            <text:p>233034</text:p>
          </table:table-cell>
          <table:table-cell table:style-name="ce10" table:formula="of:=([.C25]+[.G25]+[.K25]+[.O25]+[.S25]+[.W25]+[.AA25]+[.AE25]+[.AI25]+[.AM25]+[.AQ25]+[.AU25]+[.AY25]+[.BC25]+[.BG25])/15" office:value-type="float" office:value="424081" calcext:value-type="float">
            <text:p>4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202858" calcext:value-type="float">
            <text:p>2028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045" calcext:value-type="float">
            <text:p>260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5647" calcext:value-type="float">
            <text:p>2656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6379" calcext:value-type="float">
            <text:p>3763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500" calcext:value-type="float">
            <text:p>3175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134" calcext:value-type="float">
            <text:p>1251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8928" calcext:value-type="float">
            <text:p>3489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031" calcext:value-type="float">
            <text:p>3000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9578" calcext:value-type="float">
            <text:p>4295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479" calcext:value-type="float">
            <text:p>1364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9514" calcext:value-type="float">
            <text:p>4395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315" calcext:value-type="float">
            <text:p>1483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504" calcext:value-type="float">
            <text:p>4375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342" calcext:value-type="float">
            <text:p>160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2939" calcext:value-type="float">
            <text:p>5629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4254" calcext:value-type="float">
            <text:p>2742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1040" calcext:value-type="float">
            <text:p>5710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4942" calcext:value-type="float">
            <text:p>2849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7569" calcext:value-type="float">
            <text:p>5575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7173" calcext:value-type="float">
            <text:p>2671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7216" calcext:value-type="float">
            <text:p>56721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4060" calcext:value-type="float">
            <text:p>2740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8510" calcext:value-type="float">
            <text:p>448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3837" calcext:value-type="float">
            <text:p>283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6259" calcext:value-type="float">
            <text:p>4362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3089" calcext:value-type="float">
            <text:p>233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6791" calcext:value-type="float">
            <text:p>4167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8805" calcext:value-type="float">
            <text:p>1988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9362" calcext:value-type="float">
            <text:p>3593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776" calcext:value-type="float">
            <text:p>148776</text:p>
          </table:table-cell>
        </table:table-row>
        <table:table-row table:style-name="ro1">
          <table:table-cell office:value-type="string" calcext:value-type="string">
            <text:p>3.4GeV_W_run_050170</text:p>
          </table:table-cell>
          <table:table-cell office:value-type="string" calcext:value-type="string">
            <text:p>cycles:</text:p>
          </table:table-cell>
          <table:table-cell office:value-type="float" office:value="7739" calcext:value-type="float">
            <text:p>7739</text:p>
          </table:table-cell>
          <table:table-cell table:formula="of:=([.C27]+[.G27]+[.K27]+[.O27]+[.S27]+[.W27]+[.AA27]+[.AE27]+[.AI27]+[.AM27]+[.AQ27]+[.AU27]+[.AY27]+[.BC27]+[.BG27])/15" office:value-type="float" office:value="19459.8666666667" calcext:value-type="float">
            <text:p>1.9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9178" calcext:value-type="float">
            <text:p>9178</text:p>
          </table:table-cell>
          <table:table-cell table:style-name="ce6" office:value-type="string" calcext:value-type="string">
            <text:p>n:</text:p>
          </table:table-cell>
          <table:table-cell office:value-type="float" office:value="2183" calcext:value-type="float">
            <text:p>21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23" calcext:value-type="float">
            <text:p>112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243" calcext:value-type="float">
            <text:p>362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14" calcext:value-type="float">
            <text:p>143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18" calcext:value-type="float">
            <text:p>5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64" calcext:value-type="float">
            <text:p>158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94" calcext:value-type="float">
            <text:p>132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520" calcext:value-type="float">
            <text:p>195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34" calcext:value-type="float">
            <text:p>70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16" calcext:value-type="float">
            <text:p>199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55" calcext:value-type="float">
            <text:p>77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415" calcext:value-type="float">
            <text:p>194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18" calcext:value-type="float">
            <text:p>84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375" calcext:value-type="float">
            <text:p>263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67" calcext:value-type="float">
            <text:p>138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775" calcext:value-type="float">
            <text:p>267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575" calcext:value-type="float">
            <text:p>145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140" calcext:value-type="float">
            <text:p>261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50" calcext:value-type="float">
            <text:p>1375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801" calcext:value-type="float">
            <text:p>26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07" calcext:value-type="float">
            <text:p>143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53" calcext:value-type="float">
            <text:p>199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63" calcext:value-type="float">
            <text:p>137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713" calcext:value-type="float">
            <text:p>197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89" calcext:value-type="float">
            <text:p>108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487" calcext:value-type="float">
            <text:p>194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48" calcext:value-type="float">
            <text:p>102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24" calcext:value-type="float">
            <text:p>172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079" calcext:value-type="float">
            <text:p>8079</text:p>
          </table:table-cell>
        </table:table-row>
        <table:table-row table:style-name="ro1">
          <table:table-cell table:style-name="ce4" office:value-type="string" calcext:value-type="string">
            <text:p>3.4GeV_W_run_05017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6667" calcext:value-type="float">
            <text:p>6667</text:p>
          </table:table-cell>
          <table:table-cell table:style-name="ce10" table:formula="of:=([.C29]+[.G29]+[.K29]+[.O29]+[.S29]+[.W29]+[.AA29]+[.AE29]+[.AI29]+[.AM29]+[.AQ29]+[.AU29]+[.AY29]+[.BC29]+[.BG29])/15" office:value-type="float" office:value="17801.9333333333" calcext:value-type="float">
            <text:p>1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8412" calcext:value-type="float">
            <text:p>84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81" calcext:value-type="float">
            <text:p>96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035" calcext:value-type="float">
            <text:p>320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13" calcext:value-type="float">
            <text:p>131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890" calcext:value-type="float">
            <text:p>48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69" calcext:value-type="float">
            <text:p>145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49" calcext:value-type="float">
            <text:p>117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929" calcext:value-type="float">
            <text:p>179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93" calcext:value-type="float">
            <text:p>63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308" calcext:value-type="float">
            <text:p>183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2" calcext:value-type="float">
            <text:p>69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868" calcext:value-type="float">
            <text:p>178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40" calcext:value-type="float">
            <text:p>75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024" calcext:value-type="float">
            <text:p>240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916" calcext:value-type="float">
            <text:p>129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804" calcext:value-type="float">
            <text:p>248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36" calcext:value-type="float">
            <text:p>136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002" calcext:value-type="float">
            <text:p>240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53" calcext:value-type="float">
            <text:p>127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426" calcext:value-type="float">
            <text:p>244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82" calcext:value-type="float">
            <text:p>133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277" calcext:value-type="float">
            <text:p>182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092" calcext:value-type="float">
            <text:p>120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979" calcext:value-type="float">
            <text:p>179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61" calcext:value-type="float">
            <text:p>101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759" calcext:value-type="float">
            <text:p>177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44" calcext:value-type="float">
            <text:p>96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878" calcext:value-type="float">
            <text:p>158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36" calcext:value-type="float">
            <text:p>7636</text:p>
          </table:table-cell>
        </table:table-row>
        <table:table-row table:style-name="ro1">
          <table:table-cell office:value-type="string" calcext:value-type="string">
            <text:p>3.4GeV_W_run_050172</text:p>
          </table:table-cell>
          <table:table-cell office:value-type="string" calcext:value-type="string">
            <text:p>cycles:</text:p>
          </table:table-cell>
          <table:table-cell office:value-type="float" office:value="184238" calcext:value-type="float">
            <text:p>184238</text:p>
          </table:table-cell>
          <table:table-cell table:formula="of:=([.C31]+[.G31]+[.K31]+[.O31]+[.S31]+[.W31]+[.AA31]+[.AE31]+[.AI31]+[.AM31]+[.AQ31]+[.AU31]+[.AY31]+[.BC31]+[.BG31])/15" office:value-type="float" office:value="408036.666666667" calcext:value-type="float">
            <text:p>4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90422" calcext:value-type="float">
            <text:p>190422</text:p>
          </table:table-cell>
          <table:table-cell table:style-name="ce6" office:value-type="string" calcext:value-type="string">
            <text:p>n:</text:p>
          </table:table-cell>
          <table:table-cell office:value-type="float" office:value="41929" calcext:value-type="float">
            <text:p>419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8651" calcext:value-type="float">
            <text:p>2586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8282" calcext:value-type="float">
            <text:p>3682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9213" calcext:value-type="float">
            <text:p>2992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076" calcext:value-type="float">
            <text:p>1270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1479" calcext:value-type="float">
            <text:p>3314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8125" calcext:value-type="float">
            <text:p>3281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5577" calcext:value-type="float">
            <text:p>4055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853" calcext:value-type="float">
            <text:p>1428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5193" calcext:value-type="float">
            <text:p>4151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143" calcext:value-type="float">
            <text:p>1541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7860" calcext:value-type="float">
            <text:p>4078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8883" calcext:value-type="float">
            <text:p>1688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7593" calcext:value-type="float">
            <text:p>5475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8946" calcext:value-type="float">
            <text:p>2889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7058" calcext:value-type="float">
            <text:p>5570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8163" calcext:value-type="float">
            <text:p>2981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5417" calcext:value-type="float">
            <text:p>5454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1516" calcext:value-type="float">
            <text:p>2815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6440" calcext:value-type="float">
            <text:p>5564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9044" calcext:value-type="float">
            <text:p>2890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2382" calcext:value-type="float">
            <text:p>4223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2787" calcext:value-type="float">
            <text:p>2827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2801" calcext:value-type="float">
            <text:p>412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6748" calcext:value-type="float">
            <text:p>2267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7341" calcext:value-type="float">
            <text:p>4073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2685" calcext:value-type="float">
            <text:p>2126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3123" calcext:value-type="float">
            <text:p>363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771" calcext:value-type="float">
            <text:p>167771</text:p>
          </table:table-cell>
        </table:table-row>
        <table:table-row table:style-name="ro1">
          <table:table-cell table:style-name="ce4" office:value-type="string" calcext:value-type="string">
            <text:p>3.8GeV_W_run_050173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184692" calcext:value-type="float">
            <text:p>184692</text:p>
          </table:table-cell>
          <table:table-cell table:style-name="ce10" table:formula="of:=([.C33]+[.G33]+[.K33]+[.O33]+[.S33]+[.W33]+[.AA33]+[.AE33]+[.AI33]+[.AM33]+[.AQ33]+[.AU33]+[.AY33]+[.BC33]+[.BG33])/15" office:value-type="float" office:value="399344.333333333" calcext:value-type="float">
            <text:p>4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82819" calcext:value-type="float">
            <text:p>1828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081" calcext:value-type="float">
            <text:p>630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8896" calcext:value-type="float">
            <text:p>2488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509" calcext:value-type="float">
            <text:p>1825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8257" calcext:value-type="float">
            <text:p>2882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474" calcext:value-type="float">
            <text:p>1474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9644" calcext:value-type="float">
            <text:p>319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5127" calcext:value-type="float">
            <text:p>3251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3695" calcext:value-type="float">
            <text:p>393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296" calcext:value-type="float">
            <text:p>1592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3571" calcext:value-type="float">
            <text:p>4035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1208" calcext:value-type="float">
            <text:p>1712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2061" calcext:value-type="float">
            <text:p>392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837" calcext:value-type="float">
            <text:p>176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1432" calcext:value-type="float">
            <text:p>5414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1517" calcext:value-type="float">
            <text:p>3115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9758" calcext:value-type="float">
            <text:p>5497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6845" calcext:value-type="float">
            <text:p>3268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9404" calcext:value-type="float">
            <text:p>5394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0244" calcext:value-type="float">
            <text:p>3102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3187" calcext:value-type="float">
            <text:p>5531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3267" calcext:value-type="float">
            <text:p>3132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3175" calcext:value-type="float">
            <text:p>4031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7171" calcext:value-type="float">
            <text:p>3071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0776" calcext:value-type="float">
            <text:p>4007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437" calcext:value-type="float">
            <text:p>2414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3898" calcext:value-type="float">
            <text:p>4038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5249" calcext:value-type="float">
            <text:p>2352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9592" calcext:value-type="float">
            <text:p>3695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3451" calcext:value-type="float">
            <text:p>193451</text:p>
          </table:table-cell>
        </table:table-row>
        <table:table-row table:style-name="ro1">
          <table:table-cell office:value-type="string" calcext:value-type="string">
            <text:p>4.2GeV_W_run_050174</text:p>
          </table:table-cell>
          <table:table-cell office:value-type="string" calcext:value-type="string">
            <text:p>cycles:</text:p>
          </table:table-cell>
          <table:table-cell office:value-type="float" office:value="46541" calcext:value-type="float">
            <text:p>46541</text:p>
          </table:table-cell>
          <table:table-cell table:formula="of:=([.C35]+[.G35]+[.K35]+[.O35]+[.S35]+[.W35]+[.AA35]+[.AE35]+[.AI35]+[.AM35]+[.AQ35]+[.AU35]+[.AY35]+[.BC35]+[.BG35])/15" office:value-type="float" office:value="82855.2666666667" calcext:value-type="float">
            <text:p>8.3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36579" calcext:value-type="float">
            <text:p>36579</text:p>
          </table:table-cell>
          <table:table-cell table:style-name="ce6" office:value-type="string" calcext:value-type="string">
            <text:p>n:</text:p>
          </table:table-cell>
          <table:table-cell office:value-type="float" office:value="11797" calcext:value-type="float">
            <text:p>117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637" calcext:value-type="float">
            <text:p>506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797" calcext:value-type="float">
            <text:p>267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489" calcext:value-type="float">
            <text:p>584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306" calcext:value-type="float">
            <text:p>343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185" calcext:value-type="float">
            <text:p>651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997" calcext:value-type="float">
            <text:p>719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207" calcext:value-type="float">
            <text:p>812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505" calcext:value-type="float">
            <text:p>315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853" calcext:value-type="float">
            <text:p>838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824" calcext:value-type="float">
            <text:p>348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058" calcext:value-type="float">
            <text:p>820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183" calcext:value-type="float">
            <text:p>381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289" calcext:value-type="float">
            <text:p>1122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127" calcext:value-type="float">
            <text:p>621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3822" calcext:value-type="float">
            <text:p>1138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120" calcext:value-type="float">
            <text:p>641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1851" calcext:value-type="float">
            <text:p>1118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794" calcext:value-type="float">
            <text:p>617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4433" calcext:value-type="float">
            <text:p>1144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146" calcext:value-type="float">
            <text:p>631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985" calcext:value-type="float">
            <text:p>839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42" calcext:value-type="float">
            <text:p>633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339" calcext:value-type="float">
            <text:p>843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618" calcext:value-type="float">
            <text:p>496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5283" calcext:value-type="float">
            <text:p>852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436" calcext:value-type="float">
            <text:p>474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819" calcext:value-type="float">
            <text:p>788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232" calcext:value-type="float">
            <text:p>38232</text:p>
          </table:table-cell>
        </table:table-row>
        <table:table-row table:style-name="ro1">
          <table:table-cell table:style-name="ce4" office:value-type="string" calcext:value-type="string">
            <text:p>4.2GeV_W_run_050175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60510" calcext:value-type="float">
            <text:p>260510</text:p>
          </table:table-cell>
          <table:table-cell table:style-name="ce10" table:formula="of:=([.C37]+[.G37]+[.K37]+[.O37]+[.S37]+[.W37]+[.AA37]+[.AE37]+[.AI37]+[.AM37]+[.AQ37]+[.AU37]+[.AY37]+[.BC37]+[.BG37])/15" office:value-type="float" office:value="399181.866666667" calcext:value-type="float">
            <text:p>4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73882" calcext:value-type="float">
            <text:p>1738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406" calcext:value-type="float">
            <text:p>274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1625" calcext:value-type="float">
            <text:p>2416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023" calcext:value-type="float">
            <text:p>1380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6202" calcext:value-type="float">
            <text:p>2762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994" calcext:value-type="float">
            <text:p>1589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2162" calcext:value-type="float">
            <text:p>3121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1812" calcext:value-type="float">
            <text:p>3218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2778" calcext:value-type="float">
            <text:p>3927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0097" calcext:value-type="float">
            <text:p>120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6408" calcext:value-type="float">
            <text:p>406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968" calcext:value-type="float">
            <text:p>1339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6185" calcext:value-type="float">
            <text:p>4061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982" calcext:value-type="float">
            <text:p>1399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2293" calcext:value-type="float">
            <text:p>5322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597" calcext:value-type="float">
            <text:p>2465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7444" calcext:value-type="float">
            <text:p>5374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910" calcext:value-type="float">
            <text:p>2539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0293" calcext:value-type="float">
            <text:p>5302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751" calcext:value-type="float">
            <text:p>2417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1584" calcext:value-type="float">
            <text:p>5415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088" calcext:value-type="float">
            <text:p>2480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636" calcext:value-type="float">
            <text:p>422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8719" calcext:value-type="float">
            <text:p>2687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9566" calcext:value-type="float">
            <text:p>4195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560" calcext:value-type="float">
            <text:p>2485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4752" calcext:value-type="float">
            <text:p>4147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657" calcext:value-type="float">
            <text:p>1946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79918" calcext:value-type="float">
            <text:p>3799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342" calcext:value-type="float">
            <text:p>142342</text:p>
          </table:table-cell>
        </table:table-row>
        <table:table-row table:style-name="ro1">
          <table:table-cell office:value-type="string" calcext:value-type="string">
            <text:p>6GeV_W_run_050176</text:p>
          </table:table-cell>
          <table:table-cell office:value-type="string" calcext:value-type="string">
            <text:p>cycles:</text:p>
          </table:table-cell>
          <table:table-cell office:value-type="float" office:value="543361" calcext:value-type="float">
            <text:p>543361</text:p>
          </table:table-cell>
          <table:table-cell table:formula="of:=([.C39]+[.G39]+[.K39]+[.O39]+[.S39]+[.W39]+[.AA39]+[.AE39]+[.AI39]+[.AM39]+[.AQ39]+[.AU39]+[.AY39]+[.BC39]+[.BG39])/15" office:value-type="float" office:value="160130.666666667" calcext:value-type="float">
            <text:p>1.6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59396" calcext:value-type="float">
            <text:p>59396</text:p>
          </table:table-cell>
          <table:table-cell table:style-name="ce6" office:value-type="string" calcext:value-type="string">
            <text:p>n:</text:p>
          </table:table-cell>
          <table:table-cell office:value-type="float" office:value="12645" calcext:value-type="float">
            <text:p>126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266" calcext:value-type="float">
            <text:p>872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607" calcext:value-type="float">
            <text:p>786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2730" calcext:value-type="float">
            <text:p>1027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833" calcext:value-type="float">
            <text:p>1258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8278" calcext:value-type="float">
            <text:p>1182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5000" calcext:value-type="float">
            <text:p>645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1336" calcext:value-type="float">
            <text:p>1613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759" calcext:value-type="float">
            <text:p>597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0410" calcext:value-type="float">
            <text:p>1704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610" calcext:value-type="float">
            <text:p>536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2064" calcext:value-type="float">
            <text:p>1820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146" calcext:value-type="float">
            <text:p>581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7045" calcext:value-type="float">
            <text:p>197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0821" calcext:value-type="float">
            <text:p>808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7752" calcext:value-type="float">
            <text:p>1977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800" calcext:value-type="float">
            <text:p>828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8596" calcext:value-type="float">
            <text:p>1985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8795" calcext:value-type="float">
            <text:p>887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0304" calcext:value-type="float">
            <text:p>2003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978" calcext:value-type="float">
            <text:p>979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2446" calcext:value-type="float">
            <text:p>1924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1658" calcext:value-type="float">
            <text:p>5616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7093" calcext:value-type="float">
            <text:p>1870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419" calcext:value-type="float">
            <text:p>754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109" calcext:value-type="float">
            <text:p>1811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327" calcext:value-type="float">
            <text:p>733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6135" calcext:value-type="float">
            <text:p>1661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033" calcext:value-type="float">
            <text:p>48033</text:p>
          </table:table-cell>
        </table:table-row>
        <table:table-row table:style-name="ro1">
          <table:table-cell table:style-name="ce4" office:value-type="string" calcext:value-type="string">
            <text:p>4.6GeV_W_run_050177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00181" calcext:value-type="float">
            <text:p>200181</text:p>
          </table:table-cell>
          <table:table-cell table:style-name="ce10" table:formula="of:=([.C41]+[.G41]+[.K41]+[.O41]+[.S41]+[.W41]+[.AA41]+[.AE41]+[.AI41]+[.AM41]+[.AQ41]+[.AU41]+[.AY41]+[.BC41]+[.BG41])/15" office:value-type="float" office:value="392323.466666667" calcext:value-type="float">
            <text:p>3.9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69932" calcext:value-type="float">
            <text:p>1699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850" calcext:value-type="float">
            <text:p>598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33926" calcext:value-type="float">
            <text:p>2339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580" calcext:value-type="float">
            <text:p>1425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9885" calcext:value-type="float">
            <text:p>2698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572" calcext:value-type="float">
            <text:p>1345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5301" calcext:value-type="float">
            <text:p>3053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479" calcext:value-type="float">
            <text:p>3154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3471" calcext:value-type="float">
            <text:p>3834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468" calcext:value-type="float">
            <text:p>1534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4683" calcext:value-type="float">
            <text:p>3946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775" calcext:value-type="float">
            <text:p>1667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6257" calcext:value-type="float">
            <text:p>3862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745" calcext:value-type="float">
            <text:p>1767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1479" calcext:value-type="float">
            <text:p>5314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3977" calcext:value-type="float">
            <text:p>2939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3568" calcext:value-type="float">
            <text:p>5435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8341" calcext:value-type="float">
            <text:p>3083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9429" calcext:value-type="float">
            <text:p>5294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9387" calcext:value-type="float">
            <text:p>2993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7628" calcext:value-type="float">
            <text:p>5476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0053" calcext:value-type="float">
            <text:p>3200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3106" calcext:value-type="float">
            <text:p>4031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6580" calcext:value-type="float">
            <text:p>2965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8119" calcext:value-type="float">
            <text:p>3981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491" calcext:value-type="float">
            <text:p>2404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5764" calcext:value-type="float">
            <text:p>4057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1562" calcext:value-type="float">
            <text:p>2315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2304" calcext:value-type="float">
            <text:p>3823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238" calcext:value-type="float">
            <text:p>184238</text:p>
          </table:table-cell>
        </table:table-row>
        <table:table-row table:style-name="ro1">
          <table:table-cell table:style-name="ce4" office:value-type="string" calcext:value-type="string">
            <text:p>6GeV_W_run_050182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827060" calcext:value-type="float">
            <text:p>827060</text:p>
          </table:table-cell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01096" calcext:value-type="float">
            <text:p>1010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800" calcext:value-type="float">
            <text:p>308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9800" calcext:value-type="float">
            <text:p>1498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8502" calcext:value-type="float">
            <text:p>4385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239" calcext:value-type="float">
            <text:p>1762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7036" calcext:value-type="float">
            <text:p>3070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6495" calcext:value-type="float">
            <text:p>2064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94918" calcext:value-type="float">
            <text:p>8949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5576" calcext:value-type="float">
            <text:p>2755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890" calcext:value-type="float">
            <text:p>1288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3033" calcext:value-type="float">
            <text:p>2930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189" calcext:value-type="float">
            <text:p>1501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8570" calcext:value-type="float">
            <text:p>308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460" calcext:value-type="float">
            <text:p>1094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7470" calcext:value-type="float">
            <text:p>3374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619" calcext:value-type="float">
            <text:p>1476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8122" calcext:value-type="float">
            <text:p>338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217" calcext:value-type="float">
            <text:p>1482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8556" calcext:value-type="float">
            <text:p>3385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976" calcext:value-type="float">
            <text:p>1449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3040" calcext:value-type="float">
            <text:p>3430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360" calcext:value-type="float">
            <text:p>1503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5091" calcext:value-type="float">
            <text:p>3250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5047" calcext:value-type="float">
            <text:p>2650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8295" calcext:value-type="float">
            <text:p>3182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2886" calcext:value-type="float">
            <text:p>5128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5635" calcext:value-type="float">
            <text:p>3056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891" calcext:value-type="float">
            <text:p>2098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1162" calcext:value-type="float">
            <text:p>2811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444" calcext:value-type="float">
            <text:p>79444</text:p>
          </table:table-cell>
        </table:table-row>
        <table:table-row table:style-name="ro1">
          <table:table-cell office:value-type="string" calcext:value-type="string">
            <text:p>3GeV_W_HV_220_run_050183</text:p>
          </table:table-cell>
          <table:table-cell office:value-type="string" calcext:value-type="string">
            <text:p>cycles:</text:p>
          </table:table-cell>
          <table:table-cell office:value-type="float" office:value="46770" calcext:value-type="float">
            <text:p>46770</text:p>
          </table:table-cell>
          <table:table-cell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70012" calcext:value-type="float">
            <text:p>70012</text:p>
          </table:table-cell>
          <table:table-cell table:style-name="ce6" office:value-type="string" calcext:value-type="string">
            <text:p>n:</text:p>
          </table:table-cell>
          <table:table-cell office:value-type="float" office:value="11370" calcext:value-type="float">
            <text:p>113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403" calcext:value-type="float">
            <text:p>944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69" calcext:value-type="float">
            <text:p>304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7410" calcext:value-type="float">
            <text:p>1074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329" calcext:value-type="float">
            <text:p>373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9061" calcext:value-type="float">
            <text:p>1190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097" calcext:value-type="float">
            <text:p>980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2847" calcext:value-type="float">
            <text:p>1428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7157" calcext:value-type="float">
            <text:p>571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848" calcext:value-type="float">
            <text:p>1458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464" calcext:value-type="float">
            <text:p>544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1342" calcext:value-type="float">
            <text:p>1413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750" calcext:value-type="float">
            <text:p>16675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0761" calcext:value-type="float">
            <text:p>1907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6544" calcext:value-type="float">
            <text:p>5065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4763" calcext:value-type="float">
            <text:p>1947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5235" calcext:value-type="float">
            <text:p>1052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0034" calcext:value-type="float">
            <text:p>1900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5737" calcext:value-type="float">
            <text:p>2857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3955" calcext:value-type="float">
            <text:p>1939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2794" calcext:value-type="float">
            <text:p>2527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6894" calcext:value-type="float">
            <text:p>1468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743" calcext:value-type="float">
            <text:p>1007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855" calcext:value-type="float">
            <text:p>1438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733" calcext:value-type="float">
            <text:p>787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8759" calcext:value-type="float">
            <text:p>1387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075" calcext:value-type="float">
            <text:p>720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435" calcext:value-type="float">
            <text:p>1204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970" calcext:value-type="float">
            <text:p>63970</text:p>
          </table:table-cell>
        </table:table-row>
        <table:table-row table:style-name="ro1">
          <table:table-cell table:style-name="ce4" office:value-type="string" calcext:value-type="string">
            <text:p>3GeV_W_HV_100_run_050184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52505" calcext:value-type="float">
            <text:p>52505</text:p>
          </table:table-cell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50465" calcext:value-type="float">
            <text:p>504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72" calcext:value-type="float">
            <text:p>101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362" calcext:value-type="float">
            <text:p>683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553" calcext:value-type="float">
            <text:p>445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070" calcext:value-type="float">
            <text:p>790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895" calcext:value-type="float">
            <text:p>268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993" calcext:value-type="float">
            <text:p>799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596" calcext:value-type="float">
            <text:p>745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037" calcext:value-type="float">
            <text:p>1060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256" calcext:value-type="float">
            <text:p>622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8118" calcext:value-type="float">
            <text:p>1081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060" calcext:value-type="float">
            <text:p>400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191" calcext:value-type="float">
            <text:p>1071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798" calcext:value-type="float">
            <text:p>437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8543" calcext:value-type="float">
            <text:p>1385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830" calcext:value-type="float">
            <text:p>728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1061" calcext:value-type="float">
            <text:p>141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315" calcext:value-type="float">
            <text:p>753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7715" calcext:value-type="float">
            <text:p>1377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243" calcext:value-type="float">
            <text:p>722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636" calcext:value-type="float">
            <text:p>140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274" calcext:value-type="float">
            <text:p>762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972" calcext:value-type="float">
            <text:p>1099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786" calcext:value-type="float">
            <text:p>737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368" calcext:value-type="float">
            <text:p>1073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097" calcext:value-type="float">
            <text:p>57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3208" calcext:value-type="float">
            <text:p>1032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021" calcext:value-type="float">
            <text:p>530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9451" calcext:value-type="float">
            <text:p>894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650" calcext:value-type="float">
            <text:p>40650</text:p>
          </table:table-cell>
        </table:table-row>
        <table:table-row table:style-name="ro1">
          <table:table-cell table:number-columns-repeated="4"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2"/>
          <table:table-cell table:style-name="ce4" table:formula="of:=[.C46]+[.C44]+[.C42]+[.C40]+[.C40]+[.C38]+[.C36]+[.C34]+[.C32]+[.C30]+[.C28]+[.C26]+[.C24]+[.C22]+[.C20]+[.C18]+[.C16]+[.C12]+[.C10]+[.C8]+[.C6]+[.C4]+[.C2]" office:value-type="float" office:value="5283094" calcext:value-type="float">
            <text:p>5283094</text:p>
          </table:table-cell>
          <table:table-cell table:style-name="ce4" table:formula="of:=[.D46]+[.D44]+[.D42]+[.D40]+[.D40]+[.D38]+[.D36]+[.D34]+[.D32]+[.D30]+[.D28]+[.D26]+[.D24]+[.D22]+[.D20]+[.D18]+[.D16]+[.D12]+[.D10]+[.D8]+[.D6]+[.D4]+[.D2]" office:value-type="float" office:value="4484033.86666667" calcext:value-type="float">
            <text:p>4484033.86666667</text:p>
          </table:table-cell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0"/>
        </table:table-row>
      </table:table>
      <table:table table:name="Summary W runs - fixed energy" table:style-name="ta1">
        <table:table-column table:style-name="co1" table:default-cell-style-name="ce8"/>
        <table:table-column table:style-name="co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7" table:visibility="collapse" table:number-columns-repeated="2" table:default-cell-style-name="Default"/>
        <table:table-row table:style-name="ro1" table:number-rows-repeated="5">
          <table:table-cell table:style-name="Default"/>
          <table:table-cell table:number-columns-repeated="14"/>
        </table:table-row>
        <table:table-row table:style-name="ro2">
          <table:table-cell table:style-name="ce1" office:value-type="string" calcext:value-type="string" table:number-columns-spanned="1" table:number-rows-spanned="23">
            <text:p>W</text:p>
          </table:table-cell>
          <table:table-cell table:style-name="ce15" office:value-type="string" calcext:value-type="string">
            <text:p>name</text:p>
          </table:table-cell>
          <table:table-cell table:style-name="ce19" office:value-type="string" calcext:value-type="string">
            <text:p>first good run</text:p>
          </table:table-cell>
          <table:table-cell table:style-name="ce19" office:value-type="string" calcext:value-type="string">
            <text:p>last good run</text:p>
          </table:table-cell>
          <table:table-cell table:style-name="ce19" office:value-type="string" calcext:value-type="string">
            <text:p>ngood runs</text:p>
          </table:table-cell>
          <table:table-cell table:style-name="ce19" office:value-type="string" calcext:value-type="string">
            <text:p>Total cycles</text:p>
          </table:table-cell>
          <table:table-cell table:style-name="ce19" office:value-type="string" calcext:value-type="string">
            <text:p>Total events (average per layer)</text:p>
          </table:table-cell>
          <table:table-cell table:style-name="ce51" office:value-type="string" calcext:value-type="string" table:number-columns-spanned="8" table:number-rows-spanned="1">
            <text:p>comments</text:p>
          </table:table-cell>
          <table:covered-table-cell table:number-columns-repeated="6" table:style-name="ce51"/>
          <table:covered-table-cell table:style-name="ce34"/>
        </table:table-row>
        <table:table-row table:style-name="ro3">
          <table:covered-table-cell/>
          <table:table-cell table:style-name="ce54" office:value-type="string" calcext:value-type="string">
            <text:p>Fixed energy. Center of wafers</text:p>
          </table:table-cell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28" table:number-columns-spanned="8" table:number-rows-spanned="1"/>
          <table:covered-table-cell table:number-columns-repeated="6" table:style-name="ce31"/>
          <table:covered-table-cell table:style-name="ce63"/>
        </table:table-row>
        <table:table-row table:style-name="ro4">
          <table:covered-table-cell/>
          <table:table-cell table:style-name="ce16"/>
          <table:table-cell table:style-name="ce22" table:formula="of:=[$3GeV_W_waferX.A2]" office:value-type="string" office:string-value="3GeV_W_wafer3_run_050178" calcext:value-type="string">
            <text:p>3GeV_W_wafer3_run_05017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3GeV_W_waferX.C2]" office:value-type="float" office:value="229271" calcext:value-type="float">
            <text:p>2.29E+05</text:p>
          </table:table-cell>
          <table:table-cell table:style-name="ce24" table:formula="of:=[$3GeV_W_waferX.D2]" office:value-type="float" office:value="438468.666666667" calcext:value-type="float">
            <text:p>4.38E+05</text:p>
          </table:table-cell>
          <table:table-cell table:style-name="ce56" table:number-columns-spanned="7" table:number-rows-spanned="1"/>
          <table:covered-table-cell table:number-columns-repeated="6" table:style-name="ce31"/>
          <table:table-cell table:style-name="ce63"/>
        </table:table-row>
        <table:table-row table:style-name="ro4">
          <table:covered-table-cell/>
          <table:table-cell table:style-name="ce16"/>
          <table:table-cell table:style-name="ce22" table:formula="of:=[$3GeV_W_waferX.A4]" office:value-type="string" office:string-value="3GeV_W_wafer1_run_050179" calcext:value-type="string">
            <text:p>3GeV_W_wafer1_run_05017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3GeV_W_waferX.C4]" office:value-type="float" office:value="248904" calcext:value-type="float">
            <text:p>2.49E+05</text:p>
          </table:table-cell>
          <table:table-cell table:style-name="ce24" table:formula="of:=[$3GeV_W_waferX.D4]" office:value-type="float" office:value="448072.866666667" calcext:value-type="float">
            <text:p>4.48E+05</text:p>
          </table:table-cell>
          <table:table-cell table:style-name="ce28" table:number-columns-spanned="8" table:number-rows-spanned="1"/>
          <table:covered-table-cell table:number-columns-repeated="6" table:style-name="ce31"/>
          <table:covered-table-cell table:style-name="ce63"/>
        </table:table-row>
        <table:table-row table:style-name="ro4">
          <table:covered-table-cell/>
          <table:table-cell table:style-name="ce16"/>
          <table:table-cell table:style-name="ce22" table:formula="of:=[$3GeV_W_waferX.A6]" office:value-type="string" office:string-value="3GeV_W_wafer2_run_050180" calcext:value-type="string">
            <text:p>3GeV_W_wafer2_run_05018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3GeV_W_waferX.C6]" office:value-type="float" office:value="193888" calcext:value-type="float">
            <text:p>1.94E+05</text:p>
          </table:table-cell>
          <table:table-cell table:style-name="ce24" table:formula="of:=[$3GeV_W_waferX.D6]" office:value-type="float" office:value="448106" calcext:value-type="float">
            <text:p>4.48E+05</text:p>
          </table:table-cell>
          <table:table-cell table:style-name="ce56" table:number-columns-spanned="7" table:number-rows-spanned="1"/>
          <table:covered-table-cell table:number-columns-repeated="6" table:style-name="ce31"/>
          <table:table-cell table:style-name="ce63"/>
        </table:table-row>
        <table:table-row table:style-name="ro3">
          <table:covered-table-cell/>
          <table:table-cell table:style-name="ce16"/>
          <table:table-cell table:style-name="ce22" table:formula="of:=[$3GeV_W_waferX.A8]" office:value-type="string" office:string-value="3GeV_W_waferCenter_run_050181" calcext:value-type="string">
            <text:p>3GeV_W_waferCenter_run_05018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3GeV_W_waferX.C8]" office:value-type="float" office:value="284093" calcext:value-type="float">
            <text:p>2.84E+05</text:p>
          </table:table-cell>
          <table:table-cell table:style-name="ce24" table:formula="of:=[$3GeV_W_waferX.D8]" office:value-type="float" office:value="492428.2" calcext:value-type="float">
            <text:p>4.92E+05</text:p>
          </table:table-cell>
          <table:table-cell table:style-name="ce28" office:value-type="string" calcext:value-type="string" table:number-columns-spanned="8" table:number-rows-spanned="1">
            <text:p>waferCenter is misleading: we were shooting in the center of the slab (in the cross between the 4 wafers)</text:p>
          </table:table-cell>
          <table:covered-table-cell table:number-columns-repeated="6" table:style-name="ce31"/>
          <table:covered-table-cell table:style-name="ce63"/>
        </table:table-row>
        <table:table-row table:style-name="ro4">
          <table:covered-table-cell/>
          <table:table-cell table:style-name="ce18"/>
          <table:table-cell table:style-name="ce23" table:number-columns-repeated="3"/>
          <table:table-cell table:style-name="ce26" table:formula="of:=[.F8]+[.F9]+[.F10]+[.F11]" office:value-type="float" office:value="956156" calcext:value-type="float">
            <text:p>9.56E+05</text:p>
          </table:table-cell>
          <table:table-cell table:style-name="ce26" table:formula="of:=[.G8]+[.G9]+[.G10]+[.G11]" office:value-type="float" office:value="1827075.73333333" calcext:value-type="float">
            <text:p>1.83E+06</text:p>
          </table:table-cell>
          <table:table-cell table:style-name="ce30" table:number-columns-spanned="7" table:number-rows-spanned="1"/>
          <table:covered-table-cell table:number-columns-repeated="6" table:style-name="ce33"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</table:table>
      <table:table table:name="3GeV_W_waferX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9" table:default-cell-style-name="ce7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4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row table:style-name="ro1">
          <table:table-cell table:style-name="ce66" office:value-type="string" calcext:value-type="string">
            <text:p>Run name</text:p>
          </table:table-cell>
          <table:table-cell table:style-name="ce66"/>
          <table:table-cell table:style-name="ce66" office:value-type="string" calcext:value-type="string">
            <text:p>Ncycles</text:p>
          </table:table-cell>
          <table:table-cell table:style-name="ce73" office:value-type="string" calcext:value-type="string">
            <text:p>&lt;events&gt;</text:p>
          </table:table-cell>
          <table:table-cell table:style-name="ce73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66"/>
          <table:table-cell table:style-name="Default" table:number-columns-repeated="26"/>
        </table:table-row>
        <table:table-row table:style-name="ro1">
          <table:table-cell office:value-type="string" calcext:value-type="string">
            <text:p>3GeV_W_wafer3_run_050178</text:p>
          </table:table-cell>
          <table:table-cell office:value-type="string" calcext:value-type="string">
            <text:p>cycles:</text:p>
          </table:table-cell>
          <table:table-cell office:value-type="float" office:value="229271" calcext:value-type="float">
            <text:p>229271</text:p>
          </table:table-cell>
          <table:table-cell table:formula="of:=([.C3]+[.G3]+[.K3]+[.O3]+[.S3]+[.W3]+[.AA3]+[.AE3]+[.AI3]+[.AM3]+[.AQ3]+[.AU3]+[.AY3]+[.BC3]+[.BG3])/15" office:value-type="float" office:value="438468.666666667" calcext:value-type="float">
            <text:p>4.4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20400" calcext:value-type="float">
            <text:p>204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2911" calcext:value-type="float">
            <text:p>3129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8389" calcext:value-type="float">
            <text:p>2383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560" calcext:value-type="float">
            <text:p>725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5800" calcext:value-type="float">
            <text:p>3458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772" calcext:value-type="float">
            <text:p>1427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9042" calcext:value-type="float">
            <text:p>3590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0519" calcext:value-type="float">
            <text:p>3105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3421" calcext:value-type="float">
            <text:p>4634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146" calcext:value-type="float">
            <text:p>1311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2707" calcext:value-type="float">
            <text:p>4827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1919" calcext:value-type="float">
            <text:p>1419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5886" calcext:value-type="float">
            <text:p>4758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125" calcext:value-type="float">
            <text:p>1521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0482" calcext:value-type="float">
            <text:p>6204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4051" calcext:value-type="float">
            <text:p>2540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8686" calcext:value-type="float">
            <text:p>6186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163" calcext:value-type="float">
            <text:p>2481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9076" calcext:value-type="float">
            <text:p>6090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963" calcext:value-type="float">
            <text:p>2489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4132" calcext:value-type="float">
            <text:p>6141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3479" calcext:value-type="float">
            <text:p>2534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7687" calcext:value-type="float">
            <text:p>4476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9432" calcext:value-type="float">
            <text:p>2194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7616" calcext:value-type="float">
            <text:p>4676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689" calcext:value-type="float">
            <text:p>2186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3852" calcext:value-type="float">
            <text:p>4438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6752" calcext:value-type="float">
            <text:p>1967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854" calcext:value-type="float">
            <text:p>3698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170" calcext:value-type="float">
            <text:p>137170</text:p>
          </table:table-cell>
        </table:table-row>
        <table:table-row table:style-name="ro1">
          <table:table-cell table:style-name="ce4" office:value-type="string" calcext:value-type="string">
            <text:p>3GeV_W_wafer1_run_050179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48904" calcext:value-type="float">
            <text:p>248904</text:p>
          </table:table-cell>
          <table:table-cell table:style-name="ce10" table:formula="of:=([.C5]+[.G5]+[.K5]+[.O5]+[.S5]+[.W5]+[.AA5]+[.AE5]+[.AI5]+[.AM5]+[.AQ5]+[.AU5]+[.AY5]+[.BC5]+[.BG5])/15" office:value-type="float" office:value="448072.866666667" calcext:value-type="float">
            <text:p>4.5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80795" calcext:value-type="float">
            <text:p>180795</text:p>
          </table:table-cell>
          <table:table-cell table:style-name="ce7" office:value-type="string" calcext:value-type="string">
            <text:p>n:</text:p>
          </table:table-cell>
          <table:table-cell office:value-type="float" office:value="26213" calcext:value-type="float">
            <text:p>262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6110" calcext:value-type="float">
            <text:p>3061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2534" calcext:value-type="float">
            <text:p>102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9047" calcext:value-type="float">
            <text:p>3290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717" calcext:value-type="float">
            <text:p>1347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8485" calcext:value-type="float">
            <text:p>3884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6343" calcext:value-type="float">
            <text:p>3863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8132" calcext:value-type="float">
            <text:p>4581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966" calcext:value-type="float">
            <text:p>1289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2946" calcext:value-type="float">
            <text:p>4829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267" calcext:value-type="float">
            <text:p>1322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5179" calcext:value-type="float">
            <text:p>4851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421" calcext:value-type="float">
            <text:p>1504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4904" calcext:value-type="float">
            <text:p>6049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503" calcext:value-type="float">
            <text:p>2415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7217" calcext:value-type="float">
            <text:p>6072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9107" calcext:value-type="float">
            <text:p>2391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2403" calcext:value-type="float">
            <text:p>5924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9505" calcext:value-type="float">
            <text:p>2395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0081" calcext:value-type="float">
            <text:p>580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841" calcext:value-type="float">
            <text:p>2248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226" calcext:value-type="float">
            <text:p>4222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3404" calcext:value-type="float">
            <text:p>1934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7926" calcext:value-type="float">
            <text:p>4779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006" calcext:value-type="float">
            <text:p>2550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853" calcext:value-type="float">
            <text:p>4378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568" calcext:value-type="float">
            <text:p>1655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7789" calcext:value-type="float">
            <text:p>3677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1986" calcext:value-type="float">
            <text:p>121986</text:p>
          </table:table-cell>
        </table:table-row>
        <table:table-row table:style-name="ro1">
          <table:table-cell office:value-type="string" calcext:value-type="string">
            <text:p>3GeV_W_wafer2_run_050180</text:p>
          </table:table-cell>
          <table:table-cell office:value-type="string" calcext:value-type="string">
            <text:p>cycles:</text:p>
          </table:table-cell>
          <table:table-cell office:value-type="float" office:value="193888" calcext:value-type="float">
            <text:p>193888</text:p>
          </table:table-cell>
          <table:table-cell table:formula="of:=([.C7]+[.G7]+[.K7]+[.O7]+[.S7]+[.W7]+[.AA7]+[.AE7]+[.AI7]+[.AM7]+[.AQ7]+[.AU7]+[.AY7]+[.BC7]+[.BG7])/15" office:value-type="float" office:value="448106" calcext:value-type="float">
            <text:p>4.5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199073" calcext:value-type="float">
            <text:p>1990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912" calcext:value-type="float">
            <text:p>689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8686" calcext:value-type="float">
            <text:p>2886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8743" calcext:value-type="float">
            <text:p>1187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6831" calcext:value-type="float">
            <text:p>3568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851" calcext:value-type="float">
            <text:p>1308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7470" calcext:value-type="float">
            <text:p>3974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458" calcext:value-type="float">
            <text:p>2644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1452" calcext:value-type="float">
            <text:p>4514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4600" calcext:value-type="float">
            <text:p>1246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3162" calcext:value-type="float">
            <text:p>4731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955" calcext:value-type="float">
            <text:p>1349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8407" calcext:value-type="float">
            <text:p>4784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6019" calcext:value-type="float">
            <text:p>2160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2340" calcext:value-type="float">
            <text:p>5923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7083" calcext:value-type="float">
            <text:p>2370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2812" calcext:value-type="float">
            <text:p>6128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3820" calcext:value-type="float">
            <text:p>2438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7239" calcext:value-type="float">
            <text:p>5972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4713" calcext:value-type="float">
            <text:p>2347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3892" calcext:value-type="float">
            <text:p>603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3665" calcext:value-type="float">
            <text:p>2336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0301" calcext:value-type="float">
            <text:p>4603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9027" calcext:value-type="float">
            <text:p>2290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5763" calcext:value-type="float">
            <text:p>4357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7113" calcext:value-type="float">
            <text:p>2771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6508" calcext:value-type="float">
            <text:p>4265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5841" calcext:value-type="float">
            <text:p>1658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7654" calcext:value-type="float">
            <text:p>3476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2575" calcext:value-type="float">
            <text:p>222575</text:p>
          </table:table-cell>
        </table:table-row>
        <table:table-row table:style-name="ro1">
          <table:table-cell table:style-name="ce4" office:value-type="string" calcext:value-type="string">
            <text:p>3GeV_W_waferCenter_run_05018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284093" calcext:value-type="float">
            <text:p>284093</text:p>
          </table:table-cell>
          <table:table-cell table:style-name="ce10" table:formula="of:=([.C9]+[.G9]+[.K9]+[.O9]+[.S9]+[.W9]+[.AA9]+[.AE9]+[.AI9]+[.AM9]+[.AQ9]+[.AU9]+[.AY9]+[.BC9]+[.BG9])/15" office:value-type="float" office:value="492428.2" calcext:value-type="float">
            <text:p>4.9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16313" calcext:value-type="float">
            <text:p>116313</text:p>
          </table:table-cell>
          <table:table-cell table:style-name="ce7" office:value-type="string" calcext:value-type="string">
            <text:p>n:</text:p>
          </table:table-cell>
          <table:table-cell office:value-type="float" office:value="55114" calcext:value-type="float">
            <text:p>551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907" calcext:value-type="float">
            <text:p>1399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2003" calcext:value-type="float">
            <text:p>1620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5900" calcext:value-type="float">
            <text:p>3259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8384" calcext:value-type="float">
            <text:p>2383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5235" calcext:value-type="float">
            <text:p>4752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9475" calcext:value-type="float">
            <text:p>4294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9985" calcext:value-type="float">
            <text:p>5299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4463" calcext:value-type="float">
            <text:p>3244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8211" calcext:value-type="float">
            <text:p>5382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2147" calcext:value-type="float">
            <text:p>3021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4642" calcext:value-type="float">
            <text:p>5746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3606" calcext:value-type="float">
            <text:p>3436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6786" calcext:value-type="float">
            <text:p>7367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6392" calcext:value-type="float">
            <text:p>6363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6147" calcext:value-type="float">
            <text:p>7061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4746" calcext:value-type="float">
            <text:p>5647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938" calcext:value-type="float">
            <text:p>6959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2836" calcext:value-type="float">
            <text:p>5428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3198" calcext:value-type="float">
            <text:p>673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2782" calcext:value-type="float">
            <text:p>5127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7280" calcext:value-type="float">
            <text:p>5472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8437" calcext:value-type="float">
            <text:p>4984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5374" calcext:value-type="float">
            <text:p>5253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1040" calcext:value-type="float">
            <text:p>5010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2894" calcext:value-type="float">
            <text:p>4828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6260" calcext:value-type="float">
            <text:p>4262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8613" calcext:value-type="float">
            <text:p>3186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9818" calcext:value-type="float">
            <text:p>279818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3"/>
          <table:table-cell table:style-name="ce11" table:number-columns-spanned="31" table:number-rows-spanned="1"/>
          <table:covered-table-cell table:number-columns-repeated="30" table:style-name="ce6"/>
          <table:table-cell table:style-name="ce6" table:number-columns-repeated="2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otal</text:p>
          </table:table-cell>
          <table:table-cell table:style-name="ce4" table:formula="of:=[.C2]+[.C4]+[.C6]+[.C8]" office:value-type="float" office:value="956156" calcext:value-type="float">
            <text:p>956156</text:p>
          </table:table-cell>
          <table:table-cell table:style-name="ce4" table:formula="of:=[.D2]+[.D4]+[.D6]+[.D8]" office:value-type="float" office:value="1827075.73333333" calcext:value-type="float">
            <text:p>1827075.73333333</text:p>
          </table:table-cell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</table:table>
      <table:table table:name="Summary W_22degrees" table:style-name="ta1">
        <table:table-column table:style-name="co7" table:default-cell-style-name="ce8"/>
        <table:table-column table:style-name="co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7" table:number-columns-repeated="9" table:default-cell-style-name="Default"/>
        <table:table-row table:style-name="ro1" table:number-rows-repeated="5">
          <table:table-cell table:style-name="Default"/>
          <table:table-cell table:number-columns-repeated="14"/>
        </table:table-row>
        <table:table-row table:style-name="ro6">
          <table:table-cell table:style-name="ce1" office:value-type="string" calcext:value-type="string" table:number-columns-spanned="1" table:number-rows-spanned="23">
            <text:p>W</text:p>
          </table:table-cell>
          <table:table-cell table:style-name="ce15" office:value-type="string" calcext:value-type="string">
            <text:p>name</text:p>
          </table:table-cell>
          <table:table-cell table:style-name="ce19" office:value-type="string" calcext:value-type="string">
            <text:p>first good run</text:p>
          </table:table-cell>
          <table:table-cell table:style-name="ce19" office:value-type="string" calcext:value-type="string">
            <text:p>last good run</text:p>
          </table:table-cell>
          <table:table-cell table:style-name="ce19" office:value-type="string" calcext:value-type="string">
            <text:p>ngood runs</text:p>
          </table:table-cell>
          <table:table-cell table:style-name="ce19" office:value-type="string" calcext:value-type="string">
            <text:p>Total cycles</text:p>
          </table:table-cell>
          <table:table-cell table:style-name="ce19" office:value-type="string" calcext:value-type="string">
            <text:p>Total events (average per layer)</text:p>
          </table:table-cell>
          <table:table-cell table:style-name="ce51" office:value-type="string" calcext:value-type="string" table:number-columns-spanned="8" table:number-rows-spanned="1">
            <text:p>comments</text:p>
          </table:table-cell>
          <table:covered-table-cell table:number-columns-repeated="5" table:style-name="ce51"/>
          <table:covered-table-cell table:number-columns-repeated="2"/>
        </table:table-row>
        <table:table-row table:style-name="ro2">
          <table:covered-table-cell/>
          <table:table-cell table:style-name="ce54" office:value-type="string" calcext:value-type="string">
            <text:p>22 degrees inclination</text:p>
          </table:table-cell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28" table:number-columns-spanned="8" table:number-rows-spanned="1"/>
          <table:covered-table-cell table:number-columns-repeated="5" table:style-name="ce31"/>
          <table:covered-table-cell table:number-columns-repeated="2"/>
        </table:table-row>
        <table:table-row table:style-name="ro4">
          <table:covered-table-cell/>
          <table:table-cell table:style-name="ce16"/>
          <table:table-cell table:style-name="ce22" table:formula="of:=[$W_angle22.A2]" office:value-type="string" office:string-value="1GeV_W_22degrees_run_050185" calcext:value-type="string">
            <text:p>1GeV_W_22degrees_run_05018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W_angle22.C2]" office:value-type="float" office:value="447544" calcext:value-type="float">
            <text:p>4.48E+05</text:p>
          </table:table-cell>
          <table:table-cell table:style-name="ce24" table:formula="of:=[$W_angle22.D2]" office:value-type="float" office:value="422487.4" calcext:value-type="float">
            <text:p>4.22E+05</text:p>
          </table:table-cell>
          <table:table-cell table:style-name="ce56" table:number-columns-spanned="7" table:number-rows-spanned="1"/>
          <table:covered-table-cell table:number-columns-repeated="5" table:style-name="ce31"/>
          <table:covered-table-cell/>
          <table:table-cell/>
        </table:table-row>
        <table:table-row table:style-name="ro4">
          <table:covered-table-cell/>
          <table:table-cell table:style-name="ce16"/>
          <table:table-cell table:style-name="ce22" table:formula="of:=[$W_angle22.A4]" office:value-type="string" office:string-value="3GeV_W_22degrees_run_050186" calcext:value-type="string">
            <text:p>3GeV_W_22degrees_run_05018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W_angle22.C4]" office:value-type="float" office:value="762847" calcext:value-type="float">
            <text:p>7.63E+05</text:p>
          </table:table-cell>
          <table:table-cell table:style-name="ce24" table:formula="of:=[$W_angle22.D4]" office:value-type="float" office:value="959473.2" calcext:value-type="float">
            <text:p>9.59E+05</text:p>
          </table:table-cell>
          <table:table-cell table:style-name="ce28" table:number-columns-spanned="8" table:number-rows-spanned="1"/>
          <table:covered-table-cell table:number-columns-repeated="5" table:style-name="ce31"/>
          <table:covered-table-cell table:number-columns-repeated="2"/>
        </table:table-row>
        <table:table-row table:style-name="ro4">
          <table:covered-table-cell/>
          <table:table-cell table:style-name="ce16"/>
          <table:table-cell table:style-name="ce22" table:formula="of:=[$W_angle22.A6]" office:value-type="string" office:string-value="5GeV_W_22degrees_run_050187" calcext:value-type="string">
            <text:p>5GeV_W_22degrees_run_05018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4" table:formula="of:=[$W_angle22.C6]" office:value-type="float" office:value="513663" calcext:value-type="float">
            <text:p>5.14E+05</text:p>
          </table:table-cell>
          <table:table-cell table:style-name="ce24" table:formula="of:=[$W_angle22.D6]" office:value-type="float" office:value="377552" calcext:value-type="float">
            <text:p>3.78E+05</text:p>
          </table:table-cell>
          <table:table-cell table:style-name="ce56" table:number-columns-spanned="7" table:number-rows-spanned="1"/>
          <table:covered-table-cell table:number-columns-repeated="5" table:style-name="ce31"/>
          <table:covered-table-cell/>
          <table:table-cell/>
        </table:table-row>
        <table:table-row table:style-name="ro4">
          <table:covered-table-cell/>
          <table:table-cell table:style-name="ce16"/>
          <table:table-cell table:style-name="ce22" table:number-columns-repeated="3"/>
          <table:table-cell table:style-name="ce24" table:number-columns-repeated="2"/>
          <table:table-cell table:style-name="ce28" table:number-columns-spanned="8" table:number-rows-spanned="1"/>
          <table:covered-table-cell table:number-columns-repeated="5" table:style-name="ce31"/>
          <table:covered-table-cell table:number-columns-repeated="2"/>
        </table:table-row>
        <table:table-row table:style-name="ro4">
          <table:covered-table-cell/>
          <table:table-cell table:style-name="ce18"/>
          <table:table-cell table:style-name="ce23" table:number-columns-repeated="3"/>
          <table:table-cell table:style-name="ce26" table:formula="of:=[.F8]+[.F9]+[.F10]+[.F11]" office:value-type="float" office:value="1724054" calcext:value-type="float">
            <text:p>1.72E+06</text:p>
          </table:table-cell>
          <table:table-cell table:style-name="ce26" table:formula="of:=[.G8]+[.G9]+[.G10]+[.G11]" office:value-type="float" office:value="1759512.6" calcext:value-type="float">
            <text:p>1.76E+06</text:p>
          </table:table-cell>
          <table:table-cell table:style-name="ce30" table:number-columns-spanned="7" table:number-rows-spanned="1"/>
          <table:covered-table-cell table:number-columns-repeated="5" table:style-name="ce33"/>
          <table:covered-table-cell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</table:table>
      <table:table table:name="W_angle2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9" table:default-cell-style-name="ce7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1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3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14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column table:style-name="co12" table:default-cell-style-name="ce81"/>
        <table:table-column table:style-name="co9" table:default-cell-style-name="ce81"/>
        <table:table-row table:style-name="ro1">
          <table:table-cell table:style-name="ce66" office:value-type="string" calcext:value-type="string">
            <text:p>Run name</text:p>
          </table:table-cell>
          <table:table-cell table:style-name="ce66"/>
          <table:table-cell table:style-name="ce66" office:value-type="string" calcext:value-type="string">
            <text:p>Ncycles</text:p>
          </table:table-cell>
          <table:table-cell table:style-name="ce73" office:value-type="string" calcext:value-type="string">
            <text:p>&lt;events&gt;</text:p>
          </table:table-cell>
          <table:table-cell table:style-name="ce73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66"/>
          <table:table-cell table:style-name="Default" table:number-columns-repeated="26"/>
        </table:table-row>
        <table:table-row table:style-name="ro1">
          <table:table-cell office:value-type="string" calcext:value-type="string">
            <text:p>1GeV_W_22degrees_run_050185</text:p>
          </table:table-cell>
          <table:table-cell office:value-type="string" calcext:value-type="string">
            <text:p>cycles:</text:p>
          </table:table-cell>
          <table:table-cell office:value-type="float" office:value="447544" calcext:value-type="float">
            <text:p>447544</text:p>
          </table:table-cell>
          <table:table-cell table:formula="of:=([.C3]+[.G3]+[.K3]+[.O3]+[.S3]+[.W3]+[.AA3]+[.AE3]+[.AI3]+[.AM3]+[.AQ3]+[.AU3]+[.AY3]+[.BC3]+[.BG3])/15" office:value-type="float" office:value="422487.4" calcext:value-type="float">
            <text:p>4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93572" calcext:value-type="float">
            <text:p>935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7352" calcext:value-type="float">
            <text:p>5073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7304" calcext:value-type="float">
            <text:p>1773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2855" calcext:value-type="float">
            <text:p>5328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0383" calcext:value-type="float">
            <text:p>3503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6770" calcext:value-type="float">
            <text:p>5367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3068" calcext:value-type="float">
            <text:p>473068</text:p>
          </table:table-cell>
          <table:table-cell table:style-name="ce6" office:value-type="string" calcext:value-type="string">
            <text:p>n:</text:p>
          </table:table-cell>
          <table:table-cell table:style-name="ce86" office:value-type="float" office:value="1126120" calcext:value-type="float">
            <text:p>1.13E+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3844" calcext:value-type="float">
            <text:p>6238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3080" calcext:value-type="float">
            <text:p>8930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7280" calcext:value-type="float">
            <text:p>6472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5544" calcext:value-type="float">
            <text:p>6055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9361" calcext:value-type="float">
            <text:p>6493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3113" calcext:value-type="float">
            <text:p>6031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8819" calcext:value-type="float">
            <text:p>7788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1708" calcext:value-type="float">
            <text:p>9717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4157" calcext:value-type="float">
            <text:p>6841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8079" calcext:value-type="float">
            <text:p>8280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2212" calcext:value-type="float">
            <text:p>5822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6329" calcext:value-type="float">
            <text:p>7863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0409" calcext:value-type="float">
            <text:p>4704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2671" calcext:value-type="float">
            <text:p>7126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5701" calcext:value-type="float">
            <text:p>3057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1234" calcext:value-type="float">
            <text:p>5412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6505" calcext:value-type="float">
            <text:p>2565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96095" calcext:value-type="float">
            <text:p>5960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4602" calcext:value-type="float">
            <text:p>1646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8913" calcext:value-type="float">
            <text:p>4489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094" calcext:value-type="float">
            <text:p>800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780" calcext:value-type="float">
            <text:p>264780</text:p>
          </table:table-cell>
        </table:table-row>
        <table:table-row table:style-name="ro1">
          <table:table-cell table:style-name="ce4" office:value-type="string" calcext:value-type="string">
            <text:p>3GeV_W_22degrees_run_050186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762847" calcext:value-type="float">
            <text:p>762847</text:p>
          </table:table-cell>
          <table:table-cell table:style-name="ce10" table:formula="of:=([.C5]+[.G5]+[.K5]+[.O5]+[.S5]+[.W5]+[.AA5]+[.AE5]+[.AI5]+[.AM5]+[.AQ5]+[.AU5]+[.AY5]+[.BC5]+[.BG5])/15" office:value-type="float" office:value="959473.2" calcext:value-type="float">
            <text:p>9.6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46001" calcext:value-type="float">
            <text:p>146001</text:p>
          </table:table-cell>
          <table:table-cell table:style-name="ce7" office:value-type="string" calcext:value-type="string">
            <text:p>n:</text:p>
          </table:table-cell>
          <table:table-cell office:value-type="float" office:value="684034" calcext:value-type="float">
            <text:p>6840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6411" calcext:value-type="float">
            <text:p>2064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0229" calcext:value-type="float">
            <text:p>6002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6158" calcext:value-type="float">
            <text:p>4461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50460" calcext:value-type="float">
            <text:p>6504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4573" calcext:value-type="float">
            <text:p>704573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548600" calcext:value-type="float">
            <text:p>1.55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009660" calcext:value-type="float">
            <text:p>1.01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037380" calcext:value-type="float">
            <text:p>1.04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057180" calcext:value-type="float">
            <text:p>1.06E+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5842" calcext:value-type="float">
            <text:p>635842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043690" calcext:value-type="float">
            <text:p>1.04E+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1816" calcext:value-type="float">
            <text:p>68181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502170" calcext:value-type="float">
            <text:p>1.50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313030" calcext:value-type="float">
            <text:p>1.31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502730" calcext:value-type="float">
            <text:p>1.50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206910" calcext:value-type="float">
            <text:p>1.21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560030" calcext:value-type="float">
            <text:p>1.56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249450" calcext:value-type="float">
            <text:p>1.25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571300" calcext:value-type="float">
            <text:p>1.57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287470" calcext:value-type="float">
            <text:p>1.29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157870" calcext:value-type="float">
            <text:p>1.16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003030" calcext:value-type="float">
            <text:p>1.00E+06</text:p>
          </table:table-cell>
          <table:table-cell table:style-name="ce7" office:value-type="string" calcext:value-type="string">
            <text:p>s:</text:p>
          </table:table-cell>
          <table:table-cell table:style-name="ce87" office:value-type="float" office:value="1047670" calcext:value-type="float">
            <text:p>1.05E+06</text:p>
          </table:table-cell>
          <table:table-cell table:style-name="ce7" office:value-type="string" calcext:value-type="string">
            <text:p>n:</text:p>
          </table:table-cell>
          <table:table-cell table:style-name="ce87" office:value-type="float" office:value="1248670" calcext:value-type="float">
            <text:p>1.25E+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9012" calcext:value-type="float">
            <text:p>8490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95310" calcext:value-type="float">
            <text:p>9953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7643" calcext:value-type="float">
            <text:p>5876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00667" calcext:value-type="float">
            <text:p>700667</text:p>
          </table:table-cell>
        </table:table-row>
        <table:table-row table:style-name="ro1">
          <table:table-cell office:value-type="string" calcext:value-type="string">
            <text:p>5GeV_W_22degrees_run_050187</text:p>
          </table:table-cell>
          <table:table-cell office:value-type="string" calcext:value-type="string">
            <text:p>cycles:</text:p>
          </table:table-cell>
          <table:table-cell office:value-type="float" office:value="513663" calcext:value-type="float">
            <text:p>513663</text:p>
          </table:table-cell>
          <table:table-cell table:formula="of:=([.C7]+[.G7]+[.K7]+[.O7]+[.S7]+[.W7]+[.AA7]+[.AE7]+[.AI7]+[.AM7]+[.AQ7]+[.AU7]+[.AY7]+[.BC7]+[.BG7])/15" office:value-type="float" office:value="377552" calcext:value-type="float">
            <text:p>3.8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office:value-type="string" calcext:value-type="string">
            <text:p>s:</text:p>
          </table:table-cell>
          <table:table-cell table:style-name="ce6" office:value-type="float" office:value="56495" calcext:value-type="float">
            <text:p>564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1414" calcext:value-type="float">
            <text:p>2014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870" calcext:value-type="float">
            <text:p>768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873" calcext:value-type="float">
            <text:p>2478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6173" calcext:value-type="float">
            <text:p>1561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370" calcext:value-type="float">
            <text:p>2393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4097" calcext:value-type="float">
            <text:p>2540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5815" calcext:value-type="float">
            <text:p>7558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3475" calcext:value-type="float">
            <text:p>3734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3939" calcext:value-type="float">
            <text:p>3439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7701" calcext:value-type="float">
            <text:p>3777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5878" calcext:value-type="float">
            <text:p>1758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316" calcext:value-type="float">
            <text:p>3833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1338" calcext:value-type="float">
            <text:p>211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0514" calcext:value-type="float">
            <text:p>550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3569" calcext:value-type="float">
            <text:p>3635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9307" calcext:value-type="float">
            <text:p>5593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8484" calcext:value-type="float">
            <text:p>3284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2981" calcext:value-type="float">
            <text:p>592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1284" calcext:value-type="float">
            <text:p>3312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7324" calcext:value-type="float">
            <text:p>6073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4421" calcext:value-type="float">
            <text:p>3344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4149" calcext:value-type="float">
            <text:p>4941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1836" calcext:value-type="float">
            <text:p>3418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6106" calcext:value-type="float">
            <text:p>4661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9898" calcext:value-type="float">
            <text:p>3598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3240" calcext:value-type="float">
            <text:p>4032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8129" calcext:value-type="float">
            <text:p>2781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1532" calcext:value-type="float">
            <text:p>3115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7320" calcext:value-type="float">
            <text:p>187320</text:p>
          </table:table-cell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office:value-type="string" calcext:value-type="string">
            <text:p>cycles:</text:p>
          </table:table-cell>
          <table:table-cell table:style-name="ce4" office:value-type="float" office:value="431120" calcext:value-type="float">
            <text:p>431120</text:p>
          </table:table-cell>
          <table:table-cell table:style-name="ce10" table:formula="of:=([.C9]+[.G9]+[.K9]+[.O9]+[.S9]+[.W9]+[.AA9]+[.AE9]+[.AI9]+[.AM9]+[.AQ9]+[.AU9]+[.AY9]+[.BC9]+[.BG9])/15" office:value-type="float" office:value="1476.33333333333" calcext:value-type="float">
            <text:p>1.5E+03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office:value-type="string" calcext:value-type="string">
            <text:p>s:</text:p>
          </table:table-cell>
          <table:table-cell table:style-name="ce7" office:value-type="float" office:value="1164" calcext:value-type="float">
            <text:p>1164</text:p>
          </table:table-cell>
          <table:table-cell table:style-name="ce7" office:value-type="string" calcext:value-type="string">
            <text:p>n:</text:p>
          </table:table-cell>
          <table:table-cell office:value-type="float" office:value="142525" calcext:value-type="float">
            <text:p>142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10" calcext:value-type="float">
            <text:p>1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685" calcext:value-type="float">
            <text:p>1346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12" calcext:value-type="float">
            <text:p>17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612" calcext:value-type="float">
            <text:p>506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71" calcext:value-type="float">
            <text:p>17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8108" calcext:value-type="float">
            <text:p>4581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88" calcext:value-type="float">
            <text:p>2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89" calcext:value-type="float">
            <text:p>161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329" calcext:value-type="float">
            <text:p>23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00" calcext:value-type="float">
            <text:p>136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77" calcext:value-type="float">
            <text:p>21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055" calcext:value-type="float">
            <text:p>600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59" calcext:value-type="float">
            <text:p>97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9" calcext:value-type="float">
            <text:p>1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089" calcext:value-type="float">
            <text:p>11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4" calcext:value-type="float">
            <text:p>13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48" calcext:value-type="float">
            <text:p>117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62" calcext:value-type="float">
            <text:p>241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8" calcext:value-type="float">
            <text:p>9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9145" calcext:value-type="float">
            <text:p>1291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599" calcext:value-type="float">
            <text:p>55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24" calcext:value-type="float">
            <text:p>75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42" calcext:value-type="float">
            <text:p>8342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3"/>
          <table:table-cell table:style-name="ce11" table:number-columns-spanned="31" table:number-rows-spanned="1"/>
          <table:covered-table-cell table:number-columns-repeated="30" table:style-name="ce6"/>
          <table:table-cell table:style-name="ce6" table:number-columns-repeated="2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otal</text:p>
          </table:table-cell>
          <table:table-cell table:style-name="ce4" table:formula="of:=[.C2]+[.C4]+[.C6]+[.C8]" office:value-type="float" office:value="2155174" calcext:value-type="float">
            <text:p>2155174</text:p>
          </table:table-cell>
          <table:table-cell table:style-name="ce4" table:formula="of:=[.D2]+[.D4]+[.D6]+[.D8]" office:value-type="float" office:value="1760988.93333333" calcext:value-type="float">
            <text:p>1760988.93333333</text:p>
          </table:table-cell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5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  <table:table-row table:style-name="ro1">
          <table:table-cell table:number-columns-repeated="4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60"/>
        </table:table-row>
        <table:table-row table:style-name="ro1">
          <table:table-cell table:style-name="ce4" table:number-columns-repeated="3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3"/>
          <table:table-cell/>
          <table:table-cell table:style-name="ce7"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21:20:10.389595781</dc:date>
    <meta:editing-duration>PT3H23M</meta:editing-duration>
    <meta:editing-cycles>20</meta:editing-cycles>
    <meta:generator>LibreOffice/7.2.3.2$Linux_X86_64 LibreOffice_project/20$Build-2</meta:generator>
    <meta:document-statistic meta:table-count="9" meta:cell-count="8869" meta:object-count="0"/>
  </office:meta>
</office:document-meta>
</file>